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3_27A_18625" table:style-name="ta1">
        <table:shapes>
          <draw:frame draw:z-index="0" draw:style-name="gr1" draw:text-style-name="P1" svg:width="34.967cm" svg:height="19.76cm" svg:x="8.612cm" svg:y="0.668cm">
            <draw:object draw:notify-on-update-of-ranges="03_27A_18625.A1:03_27A_18625.A1 03_27A_18625.A2:03_27A_18625.A501 03_27A_18625.B1:03_27A_18625.B1 03_27A_18625.B2:03_27A_18625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.53901332417676" calcext:value-type="float">
            <text:p>9,53901332417676</text:p>
          </table:table-cell>
          <table:table-cell office:value-type="float" office:value="4.35978744360417" calcext:value-type="float">
            <text:p>4,35978744360417</text:p>
          </table:table-cell>
        </table:table-row>
        <table:table-row table:style-name="ro1">
          <table:table-cell office:value-type="float" office:value="4.56460076800763" calcext:value-type="float">
            <text:p>4,56460076800763</text:p>
          </table:table-cell>
          <table:table-cell office:value-type="float" office:value="3.83621646857746" calcext:value-type="float">
            <text:p>3,83621646857746</text:p>
          </table:table-cell>
        </table:table-row>
        <table:table-row table:style-name="ro1">
          <table:table-cell office:value-type="float" office:value="7.70462086112141" calcext:value-type="float">
            <text:p>7,70462086112141</text:p>
          </table:table-cell>
          <table:table-cell office:value-type="float" office:value="6.96205056027395" calcext:value-type="float">
            <text:p>6,96205056027395</text:p>
          </table:table-cell>
        </table:table-row>
        <table:table-row table:style-name="ro1">
          <table:table-cell office:value-type="float" office:value="3.15722011635875" calcext:value-type="float">
            <text:p>3,15722011635875</text:p>
          </table:table-cell>
          <table:table-cell office:value-type="float" office:value="3.81895787672964" calcext:value-type="float">
            <text:p>3,81895787672964</text:p>
          </table:table-cell>
        </table:table-row>
        <table:table-row table:style-name="ro1">
          <table:table-cell office:value-type="float" office:value="8.91804923313567" calcext:value-type="float">
            <text:p>8,91804923313567</text:p>
          </table:table-cell>
          <table:table-cell office:value-type="float" office:value="5.71500927252148" calcext:value-type="float">
            <text:p>5,71500927252148</text:p>
          </table:table-cell>
        </table:table-row>
        <table:table-row table:style-name="ro1">
          <table:table-cell office:value-type="float" office:value="9.28978591085312" calcext:value-type="float">
            <text:p>9,28978591085312</text:p>
          </table:table-cell>
          <table:table-cell office:value-type="float" office:value="2.38800818410593" calcext:value-type="float">
            <text:p>2,38800818410593</text:p>
          </table:table-cell>
        </table:table-row>
        <table:table-row table:style-name="ro1">
          <table:table-cell office:value-type="float" office:value="8.43527319104958" calcext:value-type="float">
            <text:p>8,43527319104958</text:p>
          </table:table-cell>
          <table:table-cell office:value-type="float" office:value="6.44139389031538" calcext:value-type="float">
            <text:p>6,44139389031538</text:p>
          </table:table-cell>
        </table:table-row>
        <table:table-row table:style-name="ro1">
          <table:table-cell office:value-type="float" office:value="3.49267993266328" calcext:value-type="float">
            <text:p>3,49267993266328</text:p>
          </table:table-cell>
          <table:table-cell office:value-type="float" office:value="3.0639618013569" calcext:value-type="float">
            <text:p>3,0639618013569</text:p>
          </table:table-cell>
        </table:table-row>
        <table:table-row table:style-name="ro1">
          <table:table-cell office:value-type="float" office:value="0.133053029445095" calcext:value-type="float">
            <text:p>0,133053029445095</text:p>
          </table:table-cell>
          <table:table-cell office:value-type="float" office:value="4.55267099625871" calcext:value-type="float">
            <text:p>4,55267099625871</text:p>
          </table:table-cell>
        </table:table-row>
        <table:table-row table:style-name="ro1">
          <table:table-cell office:value-type="float" office:value="8.65741303849428" calcext:value-type="float">
            <text:p>8,65741303849428</text:p>
          </table:table-cell>
          <table:table-cell office:value-type="float" office:value="6.15865220633558" calcext:value-type="float">
            <text:p>6,15865220633558</text:p>
          </table:table-cell>
        </table:table-row>
        <table:table-row table:style-name="ro1">
          <table:table-cell office:value-type="float" office:value="0.528174268312659" calcext:value-type="float">
            <text:p>0,528174268312659</text:p>
          </table:table-cell>
          <table:table-cell office:value-type="float" office:value="4.44400368690741" calcext:value-type="float">
            <text:p>4,44400368690741</text:p>
          </table:table-cell>
        </table:table-row>
        <table:table-row table:style-name="ro1">
          <table:table-cell office:value-type="float" office:value="7.23682087567705" calcext:value-type="float">
            <text:p>7,23682087567705</text:p>
          </table:table-cell>
          <table:table-cell office:value-type="float" office:value="7.64479832349132" calcext:value-type="float">
            <text:p>7,64479832349132</text:p>
          </table:table-cell>
        </table:table-row>
        <table:table-row table:style-name="ro1">
          <table:table-cell office:value-type="float" office:value="0.998451112689441" calcext:value-type="float">
            <text:p>0,998451112689441</text:p>
          </table:table-cell>
          <table:table-cell office:value-type="float" office:value="3.52843804611783" calcext:value-type="float">
            <text:p>3,52843804611783</text:p>
          </table:table-cell>
        </table:table-row>
        <table:table-row table:style-name="ro1">
          <table:table-cell office:value-type="float" office:value="1.88283209191742" calcext:value-type="float">
            <text:p>1,88283209191742</text:p>
          </table:table-cell>
          <table:table-cell office:value-type="float" office:value="3.92377537483135" calcext:value-type="float">
            <text:p>3,92377537483135</text:p>
          </table:table-cell>
        </table:table-row>
        <table:table-row table:style-name="ro1">
          <table:table-cell office:value-type="float" office:value="1.00168827622528" calcext:value-type="float">
            <text:p>1,00168827622528</text:p>
          </table:table-cell>
          <table:table-cell office:value-type="float" office:value="3.32547443043725" calcext:value-type="float">
            <text:p>3,32547443043725</text:p>
          </table:table-cell>
        </table:table-row>
        <table:table-row table:style-name="ro1">
          <table:table-cell office:value-type="float" office:value="8.88424803860048" calcext:value-type="float">
            <text:p>8,88424803860048</text:p>
          </table:table-cell>
          <table:table-cell office:value-type="float" office:value="5.79753861430879" calcext:value-type="float">
            <text:p>5,79753861430879</text:p>
          </table:table-cell>
        </table:table-row>
        <table:table-row table:style-name="ro1">
          <table:table-cell office:value-type="float" office:value="8.96093509734676" calcext:value-type="float">
            <text:p>8,96093509734676</text:p>
          </table:table-cell>
          <table:table-cell office:value-type="float" office:value="5.46196562707636" calcext:value-type="float">
            <text:p>5,46196562707636</text:p>
          </table:table-cell>
        </table:table-row>
        <table:table-row table:style-name="ro1">
          <table:table-cell office:value-type="float" office:value="2.32701435124775" calcext:value-type="float">
            <text:p>2,32701435124775</text:p>
          </table:table-cell>
          <table:table-cell office:value-type="float" office:value="3.76372371157469" calcext:value-type="float">
            <text:p>3,76372371157469</text:p>
          </table:table-cell>
        </table:table-row>
        <table:table-row table:style-name="ro1">
          <table:table-cell office:value-type="float" office:value="1.22605112184981" calcext:value-type="float">
            <text:p>1,22605112184981</text:p>
          </table:table-cell>
          <table:table-cell office:value-type="float" office:value="4.53004836873672" calcext:value-type="float">
            <text:p>4,53004836873672</text:p>
          </table:table-cell>
        </table:table-row>
        <table:table-row table:style-name="ro1">
          <table:table-cell office:value-type="float" office:value="0.673456754931659" calcext:value-type="float">
            <text:p>0,673456754931659</text:p>
          </table:table-cell>
          <table:table-cell office:value-type="float" office:value="5.59445856857659" calcext:value-type="float">
            <text:p>5,59445856857659</text:p>
          </table:table-cell>
        </table:table-row>
        <table:table-row table:style-name="ro1">
          <table:table-cell office:value-type="float" office:value="1.93427011035441" calcext:value-type="float">
            <text:p>1,93427011035441</text:p>
          </table:table-cell>
          <table:table-cell office:value-type="float" office:value="3.79227013032762" calcext:value-type="float">
            <text:p>3,79227013032762</text:p>
          </table:table-cell>
        </table:table-row>
        <table:table-row table:style-name="ro1">
          <table:table-cell office:value-type="float" office:value="8.59870458586562" calcext:value-type="float">
            <text:p>8,59870458586562</text:p>
          </table:table-cell>
          <table:table-cell office:value-type="float" office:value="5.93568118562638" calcext:value-type="float">
            <text:p>5,93568118562638</text:p>
          </table:table-cell>
        </table:table-row>
        <table:table-row table:style-name="ro1">
          <table:table-cell office:value-type="float" office:value="3.60847773513316" calcext:value-type="float">
            <text:p>3,60847773513316</text:p>
          </table:table-cell>
          <table:table-cell office:value-type="float" office:value="2.52165565143428" calcext:value-type="float">
            <text:p>2,52165565143428</text:p>
          </table:table-cell>
        </table:table-row>
        <table:table-row table:style-name="ro1">
          <table:table-cell office:value-type="float" office:value="6.51991962249163" calcext:value-type="float">
            <text:p>6,51991962249163</text:p>
          </table:table-cell>
          <table:table-cell office:value-type="float" office:value="6.71101020999295" calcext:value-type="float">
            <text:p>6,71101020999295</text:p>
          </table:table-cell>
        </table:table-row>
        <table:table-row table:style-name="ro1">
          <table:table-cell office:value-type="float" office:value="1.28661656498741" calcext:value-type="float">
            <text:p>1,28661656498741</text:p>
          </table:table-cell>
          <table:table-cell office:value-type="float" office:value="3.30438979784392" calcext:value-type="float">
            <text:p>3,30438979784392</text:p>
          </table:table-cell>
        </table:table-row>
        <table:table-row table:style-name="ro1">
          <table:table-cell office:value-type="float" office:value="5.04139054981019" calcext:value-type="float">
            <text:p>5,04139054981019</text:p>
          </table:table-cell>
          <table:table-cell office:value-type="float" office:value="3.73660577699879" calcext:value-type="float">
            <text:p>3,73660577699879</text:p>
          </table:table-cell>
        </table:table-row>
        <table:table-row table:style-name="ro1">
          <table:table-cell office:value-type="float" office:value="0.315656019073764" calcext:value-type="float">
            <text:p>0,315656019073764</text:p>
          </table:table-cell>
          <table:table-cell office:value-type="float" office:value="8.34689953018991" calcext:value-type="float">
            <text:p>8,34689953018991</text:p>
          </table:table-cell>
        </table:table-row>
        <table:table-row table:style-name="ro1">
          <table:table-cell office:value-type="float" office:value="1.76347898301581" calcext:value-type="float">
            <text:p>1,76347898301581</text:p>
          </table:table-cell>
          <table:table-cell office:value-type="float" office:value="3.6981674741378" calcext:value-type="float">
            <text:p>3,6981674741378</text:p>
          </table:table-cell>
        </table:table-row>
        <table:table-row table:style-name="ro1">
          <table:table-cell office:value-type="float" office:value="3.46570295392586" calcext:value-type="float">
            <text:p>3,46570295392586</text:p>
          </table:table-cell>
          <table:table-cell office:value-type="float" office:value="3.73159728486623" calcext:value-type="float">
            <text:p>3,73159728486623</text:p>
          </table:table-cell>
        </table:table-row>
        <table:table-row table:style-name="ro1">
          <table:table-cell office:value-type="float" office:value="0.134221296210555" calcext:value-type="float">
            <text:p>0,134221296210555</text:p>
          </table:table-cell>
          <table:table-cell office:value-type="float" office:value="3.98705400183057" calcext:value-type="float">
            <text:p>3,98705400183057</text:p>
          </table:table-cell>
        </table:table-row>
        <table:table-row table:style-name="ro1">
          <table:table-cell office:value-type="float" office:value="2.18613695425893" calcext:value-type="float">
            <text:p>2,18613695425893</text:p>
          </table:table-cell>
          <table:table-cell office:value-type="float" office:value="4.62314224047629" calcext:value-type="float">
            <text:p>4,62314224047629</text:p>
          </table:table-cell>
        </table:table-row>
        <table:table-row table:style-name="ro1">
          <table:table-cell office:value-type="float" office:value="8.74593615454925" calcext:value-type="float">
            <text:p>8,74593615454925</text:p>
          </table:table-cell>
          <table:table-cell office:value-type="float" office:value="4.81507222773733" calcext:value-type="float">
            <text:p>4,81507222773733</text:p>
          </table:table-cell>
        </table:table-row>
        <table:table-row table:style-name="ro1">
          <table:table-cell office:value-type="float" office:value="5.82112999209483" calcext:value-type="float">
            <text:p>5,82112999209483</text:p>
          </table:table-cell>
          <table:table-cell office:value-type="float" office:value="7.48070757770796" calcext:value-type="float">
            <text:p>7,48070757770796</text:p>
          </table:table-cell>
        </table:table-row>
        <table:table-row table:style-name="ro1">
          <table:table-cell office:value-type="float" office:value="9.56745194299847" calcext:value-type="float">
            <text:p>9,56745194299847</text:p>
          </table:table-cell>
          <table:table-cell office:value-type="float" office:value="5.13401877908154" calcext:value-type="float">
            <text:p>5,13401877908154</text:p>
          </table:table-cell>
        </table:table-row>
        <table:table-row table:style-name="ro1">
          <table:table-cell office:value-type="float" office:value="1.86057270399032" calcext:value-type="float">
            <text:p>1,86057270399032</text:p>
          </table:table-cell>
          <table:table-cell office:value-type="float" office:value="3.63086313008488" calcext:value-type="float">
            <text:p>3,63086313008488</text:p>
          </table:table-cell>
        </table:table-row>
        <table:table-row table:style-name="ro1">
          <table:table-cell office:value-type="float" office:value="8.03100889004134" calcext:value-type="float">
            <text:p>8,03100889004134</text:p>
          </table:table-cell>
          <table:table-cell office:value-type="float" office:value="6.64673425596658" calcext:value-type="float">
            <text:p>6,64673425596658</text:p>
          </table:table-cell>
        </table:table-row>
        <table:table-row table:style-name="ro1">
          <table:table-cell office:value-type="float" office:value="8.86869461032392" calcext:value-type="float">
            <text:p>8,86869461032392</text:p>
          </table:table-cell>
          <table:table-cell office:value-type="float" office:value="5.88563627854112" calcext:value-type="float">
            <text:p>5,88563627854112</text:p>
          </table:table-cell>
        </table:table-row>
        <table:table-row table:style-name="ro1">
          <table:table-cell office:value-type="float" office:value="0.441490997724966" calcext:value-type="float">
            <text:p>0,441490997724966</text:p>
          </table:table-cell>
          <table:table-cell office:value-type="float" office:value="5.30172051732285" calcext:value-type="float">
            <text:p>5,30172051732285</text:p>
          </table:table-cell>
        </table:table-row>
        <table:table-row table:style-name="ro1">
          <table:table-cell office:value-type="float" office:value="1.61377136157521" calcext:value-type="float">
            <text:p>1,61377136157521</text:p>
          </table:table-cell>
          <table:table-cell office:value-type="float" office:value="4.41979323979643" calcext:value-type="float">
            <text:p>4,41979323979643</text:p>
          </table:table-cell>
        </table:table-row>
        <table:table-row table:style-name="ro1">
          <table:table-cell office:value-type="float" office:value="9.69351507310594" calcext:value-type="float">
            <text:p>9,69351507310594</text:p>
          </table:table-cell>
          <table:table-cell office:value-type="float" office:value="3.8866945538352" calcext:value-type="float">
            <text:p>3,8866945538352</text:p>
          </table:table-cell>
        </table:table-row>
        <table:table-row table:style-name="ro1">
          <table:table-cell office:value-type="float" office:value="4.41868156219338" calcext:value-type="float">
            <text:p>4,41868156219338</text:p>
          </table:table-cell>
          <table:table-cell office:value-type="float" office:value="7.117564756304" calcext:value-type="float">
            <text:p>7,117564756304</text:p>
          </table:table-cell>
        </table:table-row>
        <table:table-row table:style-name="ro1">
          <table:table-cell office:value-type="float" office:value="8.69852857182636" calcext:value-type="float">
            <text:p>8,69852857182636</text:p>
          </table:table-cell>
          <table:table-cell office:value-type="float" office:value="5.8686360915766" calcext:value-type="float">
            <text:p>5,8686360915766</text:p>
          </table:table-cell>
        </table:table-row>
        <table:table-row table:style-name="ro1">
          <table:table-cell office:value-type="float" office:value="4.25635839681889" calcext:value-type="float">
            <text:p>4,25635839681889</text:p>
          </table:table-cell>
          <table:table-cell office:value-type="float" office:value="3.73909856186744" calcext:value-type="float">
            <text:p>3,73909856186744</text:p>
          </table:table-cell>
        </table:table-row>
        <table:table-row table:style-name="ro1">
          <table:table-cell office:value-type="float" office:value="2.15594442082789" calcext:value-type="float">
            <text:p>2,15594442082789</text:p>
          </table:table-cell>
          <table:table-cell office:value-type="float" office:value="3.71868836710962" calcext:value-type="float">
            <text:p>3,71868836710962</text:p>
          </table:table-cell>
        </table:table-row>
        <table:table-row table:style-name="ro1">
          <table:table-cell office:value-type="float" office:value="2.49776471350926" calcext:value-type="float">
            <text:p>2,49776471350926</text:p>
          </table:table-cell>
          <table:table-cell office:value-type="float" office:value="3.67536652793502" calcext:value-type="float">
            <text:p>3,67536652793502</text:p>
          </table:table-cell>
        </table:table-row>
        <table:table-row table:style-name="ro1">
          <table:table-cell office:value-type="float" office:value="0.936930598270071" calcext:value-type="float">
            <text:p>0,936930598270071</text:p>
          </table:table-cell>
          <table:table-cell office:value-type="float" office:value="5.07775766102316" calcext:value-type="float">
            <text:p>5,07775766102316</text:p>
          </table:table-cell>
        </table:table-row>
        <table:table-row table:style-name="ro1">
          <table:table-cell office:value-type="float" office:value="0.227888802521634" calcext:value-type="float">
            <text:p>0,227888802521634</text:p>
          </table:table-cell>
          <table:table-cell office:value-type="float" office:value="7.95640293779901" calcext:value-type="float">
            <text:p>7,95640293779901</text:p>
          </table:table-cell>
        </table:table-row>
        <table:table-row table:style-name="ro1">
          <table:table-cell office:value-type="float" office:value="0.303792548212904" calcext:value-type="float">
            <text:p>0,303792548212904</text:p>
          </table:table-cell>
          <table:table-cell office:value-type="float" office:value="6.61561385172258" calcext:value-type="float">
            <text:p>6,61561385172258</text:p>
          </table:table-cell>
        </table:table-row>
        <table:table-row table:style-name="ro1">
          <table:table-cell office:value-type="float" office:value="1.24049285845253" calcext:value-type="float">
            <text:p>1,24049285845253</text:p>
          </table:table-cell>
          <table:table-cell office:value-type="float" office:value="4.06490232863374" calcext:value-type="float">
            <text:p>4,06490232863374</text:p>
          </table:table-cell>
        </table:table-row>
        <table:table-row table:style-name="ro1">
          <table:table-cell office:value-type="float" office:value="-0.124788734436853" calcext:value-type="float">
            <text:p>-0,124788734436853</text:p>
          </table:table-cell>
          <table:table-cell office:value-type="float" office:value="7.51780223030657" calcext:value-type="float">
            <text:p>7,51780223030657</text:p>
          </table:table-cell>
        </table:table-row>
        <table:table-row table:style-name="ro1">
          <table:table-cell office:value-type="float" office:value="6.07116056473011" calcext:value-type="float">
            <text:p>6,07116056473011</text:p>
          </table:table-cell>
          <table:table-cell office:value-type="float" office:value="7.54366263149168" calcext:value-type="float">
            <text:p>7,54366263149168</text:p>
          </table:table-cell>
        </table:table-row>
        <table:table-row table:style-name="ro1">
          <table:table-cell office:value-type="float" office:value="2.15627860301473" calcext:value-type="float">
            <text:p>2,15627860301473</text:p>
          </table:table-cell>
          <table:table-cell office:value-type="float" office:value="3.48615030903413" calcext:value-type="float">
            <text:p>3,48615030903413</text:p>
          </table:table-cell>
        </table:table-row>
        <table:table-row table:style-name="ro1">
          <table:table-cell office:value-type="float" office:value="0.351181169795648" calcext:value-type="float">
            <text:p>0,351181169795648</text:p>
          </table:table-cell>
          <table:table-cell office:value-type="float" office:value="5.35767459750309" calcext:value-type="float">
            <text:p>5,35767459750309</text:p>
          </table:table-cell>
        </table:table-row>
        <table:table-row table:style-name="ro1">
          <table:table-cell office:value-type="float" office:value="2.7753966025587" calcext:value-type="float">
            <text:p>2,7753966025587</text:p>
          </table:table-cell>
          <table:table-cell office:value-type="float" office:value="3.27196600590376" calcext:value-type="float">
            <text:p>3,27196600590376</text:p>
          </table:table-cell>
        </table:table-row>
        <table:table-row table:style-name="ro1">
          <table:table-cell office:value-type="float" office:value="8.83744078799487" calcext:value-type="float">
            <text:p>8,83744078799487</text:p>
          </table:table-cell>
          <table:table-cell office:value-type="float" office:value="3.66505704162741" calcext:value-type="float">
            <text:p>3,66505704162741</text:p>
          </table:table-cell>
        </table:table-row>
        <table:table-row table:style-name="ro1">
          <table:table-cell office:value-type="float" office:value="8.02339755241424" calcext:value-type="float">
            <text:p>8,02339755241424</text:p>
          </table:table-cell>
          <table:table-cell office:value-type="float" office:value="7.7853441165839" calcext:value-type="float">
            <text:p>7,7853441165839</text:p>
          </table:table-cell>
        </table:table-row>
        <table:table-row table:style-name="ro1">
          <table:table-cell office:value-type="float" office:value="3.90545707579151" calcext:value-type="float">
            <text:p>3,90545707579151</text:p>
          </table:table-cell>
          <table:table-cell office:value-type="float" office:value="6.87168750642486" calcext:value-type="float">
            <text:p>6,87168750642486</text:p>
          </table:table-cell>
        </table:table-row>
        <table:table-row table:style-name="ro1">
          <table:table-cell office:value-type="float" office:value="8.25092646793001" calcext:value-type="float">
            <text:p>8,25092646793001</text:p>
          </table:table-cell>
          <table:table-cell office:value-type="float" office:value="6.43617800999488" calcext:value-type="float">
            <text:p>6,43617800999488</text:p>
          </table:table-cell>
        </table:table-row>
        <table:table-row table:style-name="ro1">
          <table:table-cell office:value-type="float" office:value="8.66372870454704" calcext:value-type="float">
            <text:p>8,66372870454704</text:p>
          </table:table-cell>
          <table:table-cell office:value-type="float" office:value="6.29122512564651" calcext:value-type="float">
            <text:p>6,29122512564651</text:p>
          </table:table-cell>
        </table:table-row>
        <table:table-row table:style-name="ro1">
          <table:table-cell office:value-type="float" office:value="7.80391619464734" calcext:value-type="float">
            <text:p>7,80391619464734</text:p>
          </table:table-cell>
          <table:table-cell office:value-type="float" office:value="7.0775183502645" calcext:value-type="float">
            <text:p>7,0775183502645</text:p>
          </table:table-cell>
        </table:table-row>
        <table:table-row table:style-name="ro1">
          <table:table-cell office:value-type="float" office:value="3.71461225823386" calcext:value-type="float">
            <text:p>3,71461225823386</text:p>
          </table:table-cell>
          <table:table-cell office:value-type="float" office:value="2.28103255873552" calcext:value-type="float">
            <text:p>2,28103255873552</text:p>
          </table:table-cell>
        </table:table-row>
        <table:table-row table:style-name="ro1">
          <table:table-cell office:value-type="float" office:value="8.62742400756913" calcext:value-type="float">
            <text:p>8,62742400756913</text:p>
          </table:table-cell>
          <table:table-cell office:value-type="float" office:value="4.98397143346661" calcext:value-type="float">
            <text:p>4,98397143346661</text:p>
          </table:table-cell>
        </table:table-row>
        <table:table-row table:style-name="ro1">
          <table:table-cell office:value-type="float" office:value="9.14519286621187" calcext:value-type="float">
            <text:p>9,14519286621187</text:p>
          </table:table-cell>
          <table:table-cell office:value-type="float" office:value="4.48313773983035" calcext:value-type="float">
            <text:p>4,48313773983035</text:p>
          </table:table-cell>
        </table:table-row>
        <table:table-row table:style-name="ro1">
          <table:table-cell office:value-type="float" office:value="1.02084973875093" calcext:value-type="float">
            <text:p>1,02084973875093</text:p>
          </table:table-cell>
          <table:table-cell office:value-type="float" office:value="4.10041434299993" calcext:value-type="float">
            <text:p>4,10041434299993</text:p>
          </table:table-cell>
        </table:table-row>
        <table:table-row table:style-name="ro1">
          <table:table-cell office:value-type="float" office:value="0.389709417989137" calcext:value-type="float">
            <text:p>0,389709417989137</text:p>
          </table:table-cell>
          <table:table-cell office:value-type="float" office:value="7.8639086933753" calcext:value-type="float">
            <text:p>7,8639086933753</text:p>
          </table:table-cell>
        </table:table-row>
        <table:table-row table:style-name="ro1">
          <table:table-cell office:value-type="float" office:value="4.05911365868213" calcext:value-type="float">
            <text:p>4,05911365868213</text:p>
          </table:table-cell>
          <table:table-cell office:value-type="float" office:value="7.24514405324414" calcext:value-type="float">
            <text:p>7,24514405324414</text:p>
          </table:table-cell>
        </table:table-row>
        <table:table-row table:style-name="ro1">
          <table:table-cell office:value-type="float" office:value="1.79945846111167" calcext:value-type="float">
            <text:p>1,79945846111167</text:p>
          </table:table-cell>
          <table:table-cell office:value-type="float" office:value="3.31799377024486" calcext:value-type="float">
            <text:p>3,31799377024486</text:p>
          </table:table-cell>
        </table:table-row>
        <table:table-row table:style-name="ro1">
          <table:table-cell office:value-type="float" office:value="2.52314955983588" calcext:value-type="float">
            <text:p>2,52314955983588</text:p>
          </table:table-cell>
          <table:table-cell office:value-type="float" office:value="3.76243077912166" calcext:value-type="float">
            <text:p>3,76243077912166</text:p>
          </table:table-cell>
        </table:table-row>
        <table:table-row table:style-name="ro1">
          <table:table-cell office:value-type="float" office:value="3.74640450299609" calcext:value-type="float">
            <text:p>3,74640450299609</text:p>
          </table:table-cell>
          <table:table-cell office:value-type="float" office:value="2.83913360625954" calcext:value-type="float">
            <text:p>2,83913360625954</text:p>
          </table:table-cell>
        </table:table-row>
        <table:table-row table:style-name="ro1">
          <table:table-cell office:value-type="float" office:value="8.93279279070582" calcext:value-type="float">
            <text:p>8,93279279070582</text:p>
          </table:table-cell>
          <table:table-cell office:value-type="float" office:value="5.11501622900614" calcext:value-type="float">
            <text:p>5,11501622900614</text:p>
          </table:table-cell>
        </table:table-row>
        <table:table-row table:style-name="ro1">
          <table:table-cell office:value-type="float" office:value="7.290308085799" calcext:value-type="float">
            <text:p>7,290308085799</text:p>
          </table:table-cell>
          <table:table-cell office:value-type="float" office:value="7.0170478166473" calcext:value-type="float">
            <text:p>7,0170478166473</text:p>
          </table:table-cell>
        </table:table-row>
        <table:table-row table:style-name="ro1">
          <table:table-cell office:value-type="float" office:value="11.0322268155013" calcext:value-type="float">
            <text:p>11,0322268155013</text:p>
          </table:table-cell>
          <table:table-cell office:value-type="float" office:value="0.786898732911829" calcext:value-type="float">
            <text:p>0,786898732911829</text:p>
          </table:table-cell>
        </table:table-row>
        <table:table-row table:style-name="ro1">
          <table:table-cell office:value-type="float" office:value="8.85837359189809" calcext:value-type="float">
            <text:p>8,85837359189809</text:p>
          </table:table-cell>
          <table:table-cell office:value-type="float" office:value="5.32093746904819" calcext:value-type="float">
            <text:p>5,32093746904819</text:p>
          </table:table-cell>
        </table:table-row>
        <table:table-row table:style-name="ro1">
          <table:table-cell office:value-type="float" office:value="8.62979744541708" calcext:value-type="float">
            <text:p>8,62979744541708</text:p>
          </table:table-cell>
          <table:table-cell office:value-type="float" office:value="5.81548021998172" calcext:value-type="float">
            <text:p>5,81548021998172</text:p>
          </table:table-cell>
        </table:table-row>
        <table:table-row table:style-name="ro1">
          <table:table-cell office:value-type="float" office:value="1.10685082263471" calcext:value-type="float">
            <text:p>1,10685082263471</text:p>
          </table:table-cell>
          <table:table-cell office:value-type="float" office:value="4.8959687151844" calcext:value-type="float">
            <text:p>4,8959687151844</text:p>
          </table:table-cell>
        </table:table-row>
        <table:table-row table:style-name="ro1">
          <table:table-cell office:value-type="float" office:value="7.22277237044247" calcext:value-type="float">
            <text:p>7,22277237044247</text:p>
          </table:table-cell>
          <table:table-cell office:value-type="float" office:value="7.24977589507537" calcext:value-type="float">
            <text:p>7,24977589507537</text:p>
          </table:table-cell>
        </table:table-row>
        <table:table-row table:style-name="ro1">
          <table:table-cell office:value-type="float" office:value="2.61016610279767" calcext:value-type="float">
            <text:p>2,61016610279767</text:p>
          </table:table-cell>
          <table:table-cell office:value-type="float" office:value="4.09469026947672" calcext:value-type="float">
            <text:p>4,09469026947672</text:p>
          </table:table-cell>
        </table:table-row>
        <table:table-row table:style-name="ro1">
          <table:table-cell office:value-type="float" office:value="9.00342886557687" calcext:value-type="float">
            <text:p>9,00342886557687</text:p>
          </table:table-cell>
          <table:table-cell office:value-type="float" office:value="3.07566388789973" calcext:value-type="float">
            <text:p>3,07566388789973</text:p>
          </table:table-cell>
        </table:table-row>
        <table:table-row table:style-name="ro1">
          <table:table-cell office:value-type="float" office:value="0.893482416049317" calcext:value-type="float">
            <text:p>0,893482416049317</text:p>
          </table:table-cell>
          <table:table-cell office:value-type="float" office:value="-0.245978408963645" calcext:value-type="float">
            <text:p>-0,245978408963645</text:p>
          </table:table-cell>
        </table:table-row>
        <table:table-row table:style-name="ro1">
          <table:table-cell office:value-type="float" office:value="8.72957957311754" calcext:value-type="float">
            <text:p>8,72957957311754</text:p>
          </table:table-cell>
          <table:table-cell office:value-type="float" office:value="6.5221278253249" calcext:value-type="float">
            <text:p>6,5221278253249</text:p>
          </table:table-cell>
        </table:table-row>
        <table:table-row table:style-name="ro1">
          <table:table-cell office:value-type="float" office:value="1.48678072300028" calcext:value-type="float">
            <text:p>1,48678072300028</text:p>
          </table:table-cell>
          <table:table-cell office:value-type="float" office:value="3.47603746508396" calcext:value-type="float">
            <text:p>3,47603746508396</text:p>
          </table:table-cell>
        </table:table-row>
        <table:table-row table:style-name="ro1">
          <table:table-cell office:value-type="float" office:value="10.0400323085299" calcext:value-type="float">
            <text:p>10,0400323085299</text:p>
          </table:table-cell>
          <table:table-cell office:value-type="float" office:value="4.73901558450023" calcext:value-type="float">
            <text:p>4,73901558450023</text:p>
          </table:table-cell>
        </table:table-row>
        <table:table-row table:style-name="ro1">
          <table:table-cell office:value-type="float" office:value="8.42135266541221" calcext:value-type="float">
            <text:p>8,42135266541221</text:p>
          </table:table-cell>
          <table:table-cell office:value-type="float" office:value="6.25753594808644" calcext:value-type="float">
            <text:p>6,25753594808644</text:p>
          </table:table-cell>
        </table:table-row>
        <table:table-row table:style-name="ro1">
          <table:table-cell office:value-type="float" office:value="6.91953244813635" calcext:value-type="float">
            <text:p>6,91953244813635</text:p>
          </table:table-cell>
          <table:table-cell office:value-type="float" office:value="7.19476682746915" calcext:value-type="float">
            <text:p>7,19476682746915</text:p>
          </table:table-cell>
        </table:table-row>
        <table:table-row table:style-name="ro1">
          <table:table-cell office:value-type="float" office:value="2.1277826975496" calcext:value-type="float">
            <text:p>2,1277826975496</text:p>
          </table:table-cell>
          <table:table-cell office:value-type="float" office:value="2.78635691178914" calcext:value-type="float">
            <text:p>2,78635691178914</text:p>
          </table:table-cell>
        </table:table-row>
        <table:table-row table:style-name="ro1">
          <table:table-cell office:value-type="float" office:value="1.90214080562818" calcext:value-type="float">
            <text:p>1,90214080562818</text:p>
          </table:table-cell>
          <table:table-cell office:value-type="float" office:value="3.64901388638016" calcext:value-type="float">
            <text:p>3,64901388638016</text:p>
          </table:table-cell>
        </table:table-row>
        <table:table-row table:style-name="ro1">
          <table:table-cell office:value-type="float" office:value="1.11293781505489" calcext:value-type="float">
            <text:p>1,11293781505489</text:p>
          </table:table-cell>
          <table:table-cell office:value-type="float" office:value="4.35784410458432" calcext:value-type="float">
            <text:p>4,35784410458432</text:p>
          </table:table-cell>
        </table:table-row>
        <table:table-row table:style-name="ro1">
          <table:table-cell office:value-type="float" office:value="1.66005040005331" calcext:value-type="float">
            <text:p>1,66005040005331</text:p>
          </table:table-cell>
          <table:table-cell office:value-type="float" office:value="3.88670977468512" calcext:value-type="float">
            <text:p>3,88670977468512</text:p>
          </table:table-cell>
        </table:table-row>
        <table:table-row table:style-name="ro1">
          <table:table-cell office:value-type="float" office:value="9.30340797160156" calcext:value-type="float">
            <text:p>9,30340797160156</text:p>
          </table:table-cell>
          <table:table-cell office:value-type="float" office:value="4.81523988201187" calcext:value-type="float">
            <text:p>4,81523988201187</text:p>
          </table:table-cell>
        </table:table-row>
        <table:table-row table:style-name="ro1">
          <table:table-cell office:value-type="float" office:value="1.59641898614928" calcext:value-type="float">
            <text:p>1,59641898614928</text:p>
          </table:table-cell>
          <table:table-cell office:value-type="float" office:value="4.33400522571855" calcext:value-type="float">
            <text:p>4,33400522571855</text:p>
          </table:table-cell>
        </table:table-row>
        <table:table-row table:style-name="ro1">
          <table:table-cell office:value-type="float" office:value="4.81349979664255" calcext:value-type="float">
            <text:p>4,81349979664255</text:p>
          </table:table-cell>
          <table:table-cell office:value-type="float" office:value="7.66452748436215" calcext:value-type="float">
            <text:p>7,66452748436215</text:p>
          </table:table-cell>
        </table:table-row>
        <table:table-row table:style-name="ro1">
          <table:table-cell office:value-type="float" office:value="6.9143712208801" calcext:value-type="float">
            <text:p>6,9143712208801</text:p>
          </table:table-cell>
          <table:table-cell office:value-type="float" office:value="6.6537929459382" calcext:value-type="float">
            <text:p>6,6537929459382</text:p>
          </table:table-cell>
        </table:table-row>
        <table:table-row table:style-name="ro1">
          <table:table-cell office:value-type="float" office:value="1.26535338892985" calcext:value-type="float">
            <text:p>1,26535338892985</text:p>
          </table:table-cell>
          <table:table-cell office:value-type="float" office:value="4.57258689755744" calcext:value-type="float">
            <text:p>4,57258689755744</text:p>
          </table:table-cell>
        </table:table-row>
        <table:table-row table:style-name="ro1">
          <table:table-cell office:value-type="float" office:value="6.12194918751619" calcext:value-type="float">
            <text:p>6,12194918751619</text:p>
          </table:table-cell>
          <table:table-cell office:value-type="float" office:value="4.36740005691709" calcext:value-type="float">
            <text:p>4,36740005691709</text:p>
          </table:table-cell>
        </table:table-row>
        <table:table-row table:style-name="ro1">
          <table:table-cell office:value-type="float" office:value="8.8721069943104" calcext:value-type="float">
            <text:p>8,8721069943104</text:p>
          </table:table-cell>
          <table:table-cell office:value-type="float" office:value="5.74851107021079" calcext:value-type="float">
            <text:p>5,74851107021079</text:p>
          </table:table-cell>
        </table:table-row>
        <table:table-row table:style-name="ro1">
          <table:table-cell office:value-type="float" office:value="-0.106728809212168" calcext:value-type="float">
            <text:p>-0,106728809212168</text:p>
          </table:table-cell>
          <table:table-cell office:value-type="float" office:value="4.7735439443744" calcext:value-type="float">
            <text:p>4,7735439443744</text:p>
          </table:table-cell>
        </table:table-row>
        <table:table-row table:style-name="ro1">
          <table:table-cell office:value-type="float" office:value="8.49647373878196" calcext:value-type="float">
            <text:p>8,49647373878196</text:p>
          </table:table-cell>
          <table:table-cell office:value-type="float" office:value="5.63910110764018" calcext:value-type="float">
            <text:p>5,63910110764018</text:p>
          </table:table-cell>
        </table:table-row>
        <table:table-row table:style-name="ro1">
          <table:table-cell office:value-type="float" office:value="2.02204026178635" calcext:value-type="float">
            <text:p>2,02204026178635</text:p>
          </table:table-cell>
          <table:table-cell office:value-type="float" office:value="3.34344658839813" calcext:value-type="float">
            <text:p>3,34344658839813</text:p>
          </table:table-cell>
        </table:table-row>
        <table:table-row table:style-name="ro1">
          <table:table-cell office:value-type="float" office:value="1.87126689696592" calcext:value-type="float">
            <text:p>1,87126689696592</text:p>
          </table:table-cell>
          <table:table-cell office:value-type="float" office:value="3.61130868836812" calcext:value-type="float">
            <text:p>3,61130868836812</text:p>
          </table:table-cell>
        </table:table-row>
        <table:table-row table:style-name="ro1">
          <table:table-cell office:value-type="float" office:value="3.20744692053276" calcext:value-type="float">
            <text:p>3,20744692053276</text:p>
          </table:table-cell>
          <table:table-cell office:value-type="float" office:value="3.33620927250284" calcext:value-type="float">
            <text:p>3,33620927250284</text:p>
          </table:table-cell>
        </table:table-row>
        <table:table-row table:style-name="ro1">
          <table:table-cell office:value-type="float" office:value="1.95364838884015" calcext:value-type="float">
            <text:p>1,95364838884015</text:p>
          </table:table-cell>
          <table:table-cell office:value-type="float" office:value="3.52518666545196" calcext:value-type="float">
            <text:p>3,52518666545196</text:p>
          </table:table-cell>
        </table:table-row>
        <table:table-row table:style-name="ro1">
          <table:table-cell office:value-type="float" office:value="9.27478626981327" calcext:value-type="float">
            <text:p>9,27478626981327</text:p>
          </table:table-cell>
          <table:table-cell office:value-type="float" office:value="5.74975930423851" calcext:value-type="float">
            <text:p>5,74975930423851</text:p>
          </table:table-cell>
        </table:table-row>
        <table:table-row table:style-name="ro1">
          <table:table-cell office:value-type="float" office:value="8.63133594253399" calcext:value-type="float">
            <text:p>8,63133594253399</text:p>
          </table:table-cell>
          <table:table-cell office:value-type="float" office:value="5.59681801483447" calcext:value-type="float">
            <text:p>5,59681801483447</text:p>
          </table:table-cell>
        </table:table-row>
        <table:table-row table:style-name="ro1">
          <table:table-cell office:value-type="float" office:value="2.54333336481731" calcext:value-type="float">
            <text:p>2,54333336481731</text:p>
          </table:table-cell>
          <table:table-cell office:value-type="float" office:value="3.38239867072748" calcext:value-type="float">
            <text:p>3,38239867072748</text:p>
          </table:table-cell>
        </table:table-row>
        <table:table-row table:style-name="ro1">
          <table:table-cell office:value-type="float" office:value="1.6498951909682" calcext:value-type="float">
            <text:p>1,6498951909682</text:p>
          </table:table-cell>
          <table:table-cell office:value-type="float" office:value="4.0403102161559" calcext:value-type="float">
            <text:p>4,0403102161559</text:p>
          </table:table-cell>
        </table:table-row>
        <table:table-row table:style-name="ro1">
          <table:table-cell office:value-type="float" office:value="8.73636779903208" calcext:value-type="float">
            <text:p>8,73636779903208</text:p>
          </table:table-cell>
          <table:table-cell office:value-type="float" office:value="7.15233686751046" calcext:value-type="float">
            <text:p>7,15233686751046</text:p>
          </table:table-cell>
        </table:table-row>
        <table:table-row table:style-name="ro1">
          <table:table-cell office:value-type="float" office:value="8.98709513337603" calcext:value-type="float">
            <text:p>8,98709513337603</text:p>
          </table:table-cell>
          <table:table-cell office:value-type="float" office:value="2.72852710448866" calcext:value-type="float">
            <text:p>2,72852710448866</text:p>
          </table:table-cell>
        </table:table-row>
        <table:table-row table:style-name="ro1">
          <table:table-cell office:value-type="float" office:value="8.403105835665" calcext:value-type="float">
            <text:p>8,403105835665</text:p>
          </table:table-cell>
          <table:table-cell office:value-type="float" office:value="6.21639075453865" calcext:value-type="float">
            <text:p>6,21639075453865</text:p>
          </table:table-cell>
        </table:table-row>
        <table:table-row table:style-name="ro1">
          <table:table-cell office:value-type="float" office:value="2.60172021527688" calcext:value-type="float">
            <text:p>2,60172021527688</text:p>
          </table:table-cell>
          <table:table-cell office:value-type="float" office:value="3.27162165332776" calcext:value-type="float">
            <text:p>3,27162165332776</text:p>
          </table:table-cell>
        </table:table-row>
        <table:table-row table:style-name="ro1">
          <table:table-cell office:value-type="float" office:value="8.51171151632026" calcext:value-type="float">
            <text:p>8,51171151632026</text:p>
          </table:table-cell>
          <table:table-cell office:value-type="float" office:value="1.91648554645682" calcext:value-type="float">
            <text:p>1,91648554645682</text:p>
          </table:table-cell>
        </table:table-row>
        <table:table-row table:style-name="ro1">
          <table:table-cell office:value-type="float" office:value="7.00605287790674" calcext:value-type="float">
            <text:p>7,00605287790674</text:p>
          </table:table-cell>
          <table:table-cell office:value-type="float" office:value="7.20717812810922" calcext:value-type="float">
            <text:p>7,20717812810922</text:p>
          </table:table-cell>
        </table:table-row>
        <table:table-row table:style-name="ro1">
          <table:table-cell office:value-type="float" office:value="3.41177306068527" calcext:value-type="float">
            <text:p>3,41177306068527</text:p>
          </table:table-cell>
          <table:table-cell office:value-type="float" office:value="2.62093942506685" calcext:value-type="float">
            <text:p>2,62093942506685</text:p>
          </table:table-cell>
        </table:table-row>
        <table:table-row table:style-name="ro1">
          <table:table-cell office:value-type="float" office:value="5.26656446042385" calcext:value-type="float">
            <text:p>5,26656446042385</text:p>
          </table:table-cell>
          <table:table-cell office:value-type="float" office:value="3.81864203297295" calcext:value-type="float">
            <text:p>3,81864203297295</text:p>
          </table:table-cell>
        </table:table-row>
        <table:table-row table:style-name="ro1">
          <table:table-cell office:value-type="float" office:value="5.41639221538832" calcext:value-type="float">
            <text:p>5,41639221538832</text:p>
          </table:table-cell>
          <table:table-cell office:value-type="float" office:value="7.9803217189056" calcext:value-type="float">
            <text:p>7,9803217189056</text:p>
          </table:table-cell>
        </table:table-row>
        <table:table-row table:style-name="ro1">
          <table:table-cell office:value-type="float" office:value="2.61122176124312" calcext:value-type="float">
            <text:p>2,61122176124312</text:p>
          </table:table-cell>
          <table:table-cell office:value-type="float" office:value="3.7246176999135" calcext:value-type="float">
            <text:p>3,7246176999135</text:p>
          </table:table-cell>
        </table:table-row>
        <table:table-row table:style-name="ro1">
          <table:table-cell office:value-type="float" office:value="0.630900045807686" calcext:value-type="float">
            <text:p>0,630900045807686</text:p>
          </table:table-cell>
          <table:table-cell office:value-type="float" office:value="5.33960771182374" calcext:value-type="float">
            <text:p>5,33960771182374</text:p>
          </table:table-cell>
        </table:table-row>
        <table:table-row table:style-name="ro1">
          <table:table-cell office:value-type="float" office:value="4.6168855662018" calcext:value-type="float">
            <text:p>4,6168855662018</text:p>
          </table:table-cell>
          <table:table-cell office:value-type="float" office:value="3.12139267908951" calcext:value-type="float">
            <text:p>3,12139267908951</text:p>
          </table:table-cell>
        </table:table-row>
        <table:table-row table:style-name="ro1">
          <table:table-cell office:value-type="float" office:value="8.44765366989313" calcext:value-type="float">
            <text:p>8,44765366989313</text:p>
          </table:table-cell>
          <table:table-cell office:value-type="float" office:value="6.08659915502282" calcext:value-type="float">
            <text:p>6,08659915502282</text:p>
          </table:table-cell>
        </table:table-row>
        <table:table-row table:style-name="ro1">
          <table:table-cell office:value-type="float" office:value="2.66408771500548" calcext:value-type="float">
            <text:p>2,66408771500548</text:p>
          </table:table-cell>
          <table:table-cell office:value-type="float" office:value="3.47068323071355" calcext:value-type="float">
            <text:p>3,47068323071355</text:p>
          </table:table-cell>
        </table:table-row>
        <table:table-row table:style-name="ro1">
          <table:table-cell office:value-type="float" office:value="9.2416094703152" calcext:value-type="float">
            <text:p>9,2416094703152</text:p>
          </table:table-cell>
          <table:table-cell office:value-type="float" office:value="4.92221221003898" calcext:value-type="float">
            <text:p>4,92221221003898</text:p>
          </table:table-cell>
        </table:table-row>
        <table:table-row table:style-name="ro1">
          <table:table-cell office:value-type="float" office:value="1.52371890655603" calcext:value-type="float">
            <text:p>1,52371890655603</text:p>
          </table:table-cell>
          <table:table-cell office:value-type="float" office:value="4.12199563592816" calcext:value-type="float">
            <text:p>4,12199563592816</text:p>
          </table:table-cell>
        </table:table-row>
        <table:table-row table:style-name="ro1">
          <table:table-cell office:value-type="float" office:value="9.04446268384505" calcext:value-type="float">
            <text:p>9,04446268384505</text:p>
          </table:table-cell>
          <table:table-cell office:value-type="float" office:value="5.22625156102609" calcext:value-type="float">
            <text:p>5,22625156102609</text:p>
          </table:table-cell>
        </table:table-row>
        <table:table-row table:style-name="ro1">
          <table:table-cell office:value-type="float" office:value="5.35685563678992" calcext:value-type="float">
            <text:p>5,35685563678992</text:p>
          </table:table-cell>
          <table:table-cell office:value-type="float" office:value="7.65405887849676" calcext:value-type="float">
            <text:p>7,65405887849676</text:p>
          </table:table-cell>
        </table:table-row>
        <table:table-row table:style-name="ro1">
          <table:table-cell office:value-type="float" office:value="9.26356075577902" calcext:value-type="float">
            <text:p>9,26356075577902</text:p>
          </table:table-cell>
          <table:table-cell office:value-type="float" office:value="5.3645748935126" calcext:value-type="float">
            <text:p>5,3645748935126</text:p>
          </table:table-cell>
        </table:table-row>
        <table:table-row table:style-name="ro1">
          <table:table-cell office:value-type="float" office:value="-0.00100070433037502" calcext:value-type="float">
            <text:p>-0,00100070433037502</text:p>
          </table:table-cell>
          <table:table-cell office:value-type="float" office:value="6.64723899113125" calcext:value-type="float">
            <text:p>6,64723899113125</text:p>
          </table:table-cell>
        </table:table-row>
        <table:table-row table:style-name="ro1">
          <table:table-cell office:value-type="float" office:value="1.83886721476015" calcext:value-type="float">
            <text:p>1,83886721476015</text:p>
          </table:table-cell>
          <table:table-cell office:value-type="float" office:value="4.18531413063459" calcext:value-type="float">
            <text:p>4,18531413063459</text:p>
          </table:table-cell>
        </table:table-row>
        <table:table-row table:style-name="ro1">
          <table:table-cell office:value-type="float" office:value="2.78429138992084" calcext:value-type="float">
            <text:p>2,78429138992084</text:p>
          </table:table-cell>
          <table:table-cell office:value-type="float" office:value="2.52897391695477" calcext:value-type="float">
            <text:p>2,52897391695477</text:p>
          </table:table-cell>
        </table:table-row>
        <table:table-row table:style-name="ro1">
          <table:table-cell office:value-type="float" office:value="8.69670899450494" calcext:value-type="float">
            <text:p>8,69670899450494</text:p>
          </table:table-cell>
          <table:table-cell office:value-type="float" office:value="6.05653184588383" calcext:value-type="float">
            <text:p>6,05653184588383</text:p>
          </table:table-cell>
        </table:table-row>
        <table:table-row table:style-name="ro1">
          <table:table-cell office:value-type="float" office:value="5.30115698029292" calcext:value-type="float">
            <text:p>5,30115698029292</text:p>
          </table:table-cell>
          <table:table-cell office:value-type="float" office:value="3.96974383692323" calcext:value-type="float">
            <text:p>3,96974383692323</text:p>
          </table:table-cell>
        </table:table-row>
        <table:table-row table:style-name="ro1">
          <table:table-cell office:value-type="float" office:value="3.04713809346902" calcext:value-type="float">
            <text:p>3,04713809346902</text:p>
          </table:table-cell>
          <table:table-cell office:value-type="float" office:value="3.23220071497147" calcext:value-type="float">
            <text:p>3,23220071497147</text:p>
          </table:table-cell>
        </table:table-row>
        <table:table-row table:style-name="ro1">
          <table:table-cell office:value-type="float" office:value="7.37310498393955" calcext:value-type="float">
            <text:p>7,37310498393955</text:p>
          </table:table-cell>
          <table:table-cell office:value-type="float" office:value="6.37186874131863" calcext:value-type="float">
            <text:p>6,37186874131863</text:p>
          </table:table-cell>
        </table:table-row>
        <table:table-row table:style-name="ro1">
          <table:table-cell office:value-type="float" office:value="7.12958894609516" calcext:value-type="float">
            <text:p>7,12958894609516</text:p>
          </table:table-cell>
          <table:table-cell office:value-type="float" office:value="6.42519636186239" calcext:value-type="float">
            <text:p>6,42519636186239</text:p>
          </table:table-cell>
        </table:table-row>
        <table:table-row table:style-name="ro1">
          <table:table-cell office:value-type="float" office:value="7.13707565146222" calcext:value-type="float">
            <text:p>7,13707565146222</text:p>
          </table:table-cell>
          <table:table-cell office:value-type="float" office:value="7.00434715054506" calcext:value-type="float">
            <text:p>7,00434715054506</text:p>
          </table:table-cell>
        </table:table-row>
        <table:table-row table:style-name="ro1">
          <table:table-cell office:value-type="float" office:value="9.76529372317331" calcext:value-type="float">
            <text:p>9,76529372317331</text:p>
          </table:table-cell>
          <table:table-cell office:value-type="float" office:value="5.56211471590605" calcext:value-type="float">
            <text:p>5,56211471590605</text:p>
          </table:table-cell>
        </table:table-row>
        <table:table-row table:style-name="ro1">
          <table:table-cell office:value-type="float" office:value="8.43090424411538" calcext:value-type="float">
            <text:p>8,43090424411538</text:p>
          </table:table-cell>
          <table:table-cell office:value-type="float" office:value="6.324193989063" calcext:value-type="float">
            <text:p>6,324193989063</text:p>
          </table:table-cell>
        </table:table-row>
        <table:table-row table:style-name="ro1">
          <table:table-cell office:value-type="float" office:value="8.69620860786207" calcext:value-type="float">
            <text:p>8,69620860786207</text:p>
          </table:table-cell>
          <table:table-cell office:value-type="float" office:value="5.443223452953" calcext:value-type="float">
            <text:p>5,443223452953</text:p>
          </table:table-cell>
        </table:table-row>
        <table:table-row table:style-name="ro1">
          <table:table-cell office:value-type="float" office:value="8.76960040927986" calcext:value-type="float">
            <text:p>8,76960040927986</text:p>
          </table:table-cell>
          <table:table-cell office:value-type="float" office:value="5.56768061385205" calcext:value-type="float">
            <text:p>5,56768061385205</text:p>
          </table:table-cell>
        </table:table-row>
        <table:table-row table:style-name="ro1">
          <table:table-cell office:value-type="float" office:value="8.05458267881871" calcext:value-type="float">
            <text:p>8,05458267881871</text:p>
          </table:table-cell>
          <table:table-cell office:value-type="float" office:value="6.38050573639796" calcext:value-type="float">
            <text:p>6,38050573639796</text:p>
          </table:table-cell>
        </table:table-row>
        <table:table-row table:style-name="ro1">
          <table:table-cell office:value-type="float" office:value="8.50164884486859" calcext:value-type="float">
            <text:p>8,50164884486859</text:p>
          </table:table-cell>
          <table:table-cell office:value-type="float" office:value="6.35601576277397" calcext:value-type="float">
            <text:p>6,35601576277397</text:p>
          </table:table-cell>
        </table:table-row>
        <table:table-row table:style-name="ro1">
          <table:table-cell office:value-type="float" office:value="1.27000665153766" calcext:value-type="float">
            <text:p>1,27000665153766</text:p>
          </table:table-cell>
          <table:table-cell office:value-type="float" office:value="3.5267540289685" calcext:value-type="float">
            <text:p>3,5267540289685</text:p>
          </table:table-cell>
        </table:table-row>
        <table:table-row table:style-name="ro1">
          <table:table-cell office:value-type="float" office:value="7.61607184278057" calcext:value-type="float">
            <text:p>7,61607184278057</text:p>
          </table:table-cell>
          <table:table-cell office:value-type="float" office:value="6.84228565467726" calcext:value-type="float">
            <text:p>6,84228565467726</text:p>
          </table:table-cell>
        </table:table-row>
        <table:table-row table:style-name="ro1">
          <table:table-cell office:value-type="float" office:value="2.1903796197051" calcext:value-type="float">
            <text:p>2,1903796197051</text:p>
          </table:table-cell>
          <table:table-cell office:value-type="float" office:value="3.65171754422547" calcext:value-type="float">
            <text:p>3,65171754422547</text:p>
          </table:table-cell>
        </table:table-row>
        <table:table-row table:style-name="ro1">
          <table:table-cell office:value-type="float" office:value="7.62032395516641" calcext:value-type="float">
            <text:p>7,62032395516641</text:p>
          </table:table-cell>
          <table:table-cell office:value-type="float" office:value="6.13675616394434" calcext:value-type="float">
            <text:p>6,13675616394434</text:p>
          </table:table-cell>
        </table:table-row>
        <table:table-row table:style-name="ro1">
          <table:table-cell office:value-type="float" office:value="8.20556971091213" calcext:value-type="float">
            <text:p>8,20556971091213</text:p>
          </table:table-cell>
          <table:table-cell office:value-type="float" office:value="5.96113607293209" calcext:value-type="float">
            <text:p>5,96113607293209</text:p>
          </table:table-cell>
        </table:table-row>
        <table:table-row table:style-name="ro1">
          <table:table-cell office:value-type="float" office:value="9.50995709542089" calcext:value-type="float">
            <text:p>9,50995709542089</text:p>
          </table:table-cell>
          <table:table-cell office:value-type="float" office:value="5.10113219960537" calcext:value-type="float">
            <text:p>5,10113219960537</text:p>
          </table:table-cell>
        </table:table-row>
        <table:table-row table:style-name="ro1">
          <table:table-cell office:value-type="float" office:value="7.83396539668127" calcext:value-type="float">
            <text:p>7,83396539668127</text:p>
          </table:table-cell>
          <table:table-cell office:value-type="float" office:value="6.57845193764828" calcext:value-type="float">
            <text:p>6,57845193764828</text:p>
          </table:table-cell>
        </table:table-row>
        <table:table-row table:style-name="ro1">
          <table:table-cell office:value-type="float" office:value="0.415955418284431" calcext:value-type="float">
            <text:p>0,415955418284431</text:p>
          </table:table-cell>
          <table:table-cell office:value-type="float" office:value="7.30319180630451" calcext:value-type="float">
            <text:p>7,30319180630451</text:p>
          </table:table-cell>
        </table:table-row>
        <table:table-row table:style-name="ro1">
          <table:table-cell office:value-type="float" office:value="8.35884933282066" calcext:value-type="float">
            <text:p>8,35884933282066</text:p>
          </table:table-cell>
          <table:table-cell office:value-type="float" office:value="7.20372521963651" calcext:value-type="float">
            <text:p>7,20372521963651</text:p>
          </table:table-cell>
        </table:table-row>
        <table:table-row table:style-name="ro1">
          <table:table-cell office:value-type="float" office:value="0.751622162091822" calcext:value-type="float">
            <text:p>0,751622162091822</text:p>
          </table:table-cell>
          <table:table-cell office:value-type="float" office:value="4.01002720441348" calcext:value-type="float">
            <text:p>4,01002720441348</text:p>
          </table:table-cell>
        </table:table-row>
        <table:table-row table:style-name="ro1">
          <table:table-cell office:value-type="float" office:value="-0.0146365092275988" calcext:value-type="float">
            <text:p>-0,0146365092275988</text:p>
          </table:table-cell>
          <table:table-cell office:value-type="float" office:value="6.49287587991655" calcext:value-type="float">
            <text:p>6,49287587991655</text:p>
          </table:table-cell>
        </table:table-row>
        <table:table-row table:style-name="ro1">
          <table:table-cell office:value-type="float" office:value="-0.458872202500292" calcext:value-type="float">
            <text:p>-0,458872202500292</text:p>
          </table:table-cell>
          <table:table-cell office:value-type="float" office:value="5.69229194794389" calcext:value-type="float">
            <text:p>5,69229194794389</text:p>
          </table:table-cell>
        </table:table-row>
        <table:table-row table:style-name="ro1">
          <table:table-cell office:value-type="float" office:value="1.89847520898121" calcext:value-type="float">
            <text:p>1,89847520898121</text:p>
          </table:table-cell>
          <table:table-cell office:value-type="float" office:value="3.64441407347616" calcext:value-type="float">
            <text:p>3,64441407347616</text:p>
          </table:table-cell>
        </table:table-row>
        <table:table-row table:style-name="ro1">
          <table:table-cell office:value-type="float" office:value="8.72195843766636" calcext:value-type="float">
            <text:p>8,72195843766636</text:p>
          </table:table-cell>
          <table:table-cell office:value-type="float" office:value="4.50686389649191" calcext:value-type="float">
            <text:p>4,50686389649191</text:p>
          </table:table-cell>
        </table:table-row>
        <table:table-row table:style-name="ro1">
          <table:table-cell office:value-type="float" office:value="5.63240053063709" calcext:value-type="float">
            <text:p>5,63240053063709</text:p>
          </table:table-cell>
          <table:table-cell office:value-type="float" office:value="7.41311486677329" calcext:value-type="float">
            <text:p>7,41311486677329</text:p>
          </table:table-cell>
        </table:table-row>
        <table:table-row table:style-name="ro1">
          <table:table-cell office:value-type="float" office:value="0.482495860444088" calcext:value-type="float">
            <text:p>0,482495860444088</text:p>
          </table:table-cell>
          <table:table-cell office:value-type="float" office:value="5.85107773601467" calcext:value-type="float">
            <text:p>5,85107773601467</text:p>
          </table:table-cell>
        </table:table-row>
        <table:table-row table:style-name="ro1">
          <table:table-cell office:value-type="float" office:value="0.683108573403836" calcext:value-type="float">
            <text:p>0,683108573403836</text:p>
          </table:table-cell>
          <table:table-cell office:value-type="float" office:value="4.59399178346031" calcext:value-type="float">
            <text:p>4,59399178346031</text:p>
          </table:table-cell>
        </table:table-row>
        <table:table-row table:style-name="ro1">
          <table:table-cell office:value-type="float" office:value="0.913185682758693" calcext:value-type="float">
            <text:p>0,913185682758693</text:p>
          </table:table-cell>
          <table:table-cell office:value-type="float" office:value="3.96188487069915" calcext:value-type="float">
            <text:p>3,96188487069915</text:p>
          </table:table-cell>
        </table:table-row>
        <table:table-row table:style-name="ro1">
          <table:table-cell office:value-type="float" office:value="8.90863747282604" calcext:value-type="float">
            <text:p>8,90863747282604</text:p>
          </table:table-cell>
          <table:table-cell office:value-type="float" office:value="4.05658758239554" calcext:value-type="float">
            <text:p>4,05658758239554</text:p>
          </table:table-cell>
        </table:table-row>
        <table:table-row table:style-name="ro1">
          <table:table-cell office:value-type="float" office:value="1.97255894095447" calcext:value-type="float">
            <text:p>1,97255894095447</text:p>
          </table:table-cell>
          <table:table-cell office:value-type="float" office:value="3.56309316061955" calcext:value-type="float">
            <text:p>3,56309316061955</text:p>
          </table:table-cell>
        </table:table-row>
        <table:table-row table:style-name="ro1">
          <table:table-cell office:value-type="float" office:value="9.43200391101258" calcext:value-type="float">
            <text:p>9,43200391101258</text:p>
          </table:table-cell>
          <table:table-cell office:value-type="float" office:value="5.01215136331936" calcext:value-type="float">
            <text:p>5,01215136331936</text:p>
          </table:table-cell>
        </table:table-row>
        <table:table-row table:style-name="ro1">
          <table:table-cell office:value-type="float" office:value="2.40326823959044" calcext:value-type="float">
            <text:p>2,40326823959044</text:p>
          </table:table-cell>
          <table:table-cell office:value-type="float" office:value="2.83340928509491" calcext:value-type="float">
            <text:p>2,83340928509491</text:p>
          </table:table-cell>
        </table:table-row>
        <table:table-row table:style-name="ro1">
          <table:table-cell office:value-type="float" office:value="0.100507446340639" calcext:value-type="float">
            <text:p>0,100507446340639</text:p>
          </table:table-cell>
          <table:table-cell office:value-type="float" office:value="6.76877940100586" calcext:value-type="float">
            <text:p>6,76877940100586</text:p>
          </table:table-cell>
        </table:table-row>
        <table:table-row table:style-name="ro1">
          <table:table-cell office:value-type="float" office:value="6.31720022389717" calcext:value-type="float">
            <text:p>6,31720022389717</text:p>
          </table:table-cell>
          <table:table-cell office:value-type="float" office:value="7.93028396111606" calcext:value-type="float">
            <text:p>7,93028396111606</text:p>
          </table:table-cell>
        </table:table-row>
        <table:table-row table:style-name="ro1">
          <table:table-cell office:value-type="float" office:value="9.46117916746625" calcext:value-type="float">
            <text:p>9,46117916746625</text:p>
          </table:table-cell>
          <table:table-cell office:value-type="float" office:value="3.90342871003201" calcext:value-type="float">
            <text:p>3,90342871003201</text:p>
          </table:table-cell>
        </table:table-row>
        <table:table-row table:style-name="ro1">
          <table:table-cell office:value-type="float" office:value="0.641562033677678" calcext:value-type="float">
            <text:p>0,641562033677678</text:p>
          </table:table-cell>
          <table:table-cell office:value-type="float" office:value="4.9547189706502" calcext:value-type="float">
            <text:p>4,9547189706502</text:p>
          </table:table-cell>
        </table:table-row>
        <table:table-row table:style-name="ro1">
          <table:table-cell office:value-type="float" office:value="-0.0384727583545653" calcext:value-type="float">
            <text:p>-0,0384727583545653</text:p>
          </table:table-cell>
          <table:table-cell office:value-type="float" office:value="5.26022866063126" calcext:value-type="float">
            <text:p>5,26022866063126</text:p>
          </table:table-cell>
        </table:table-row>
        <table:table-row table:style-name="ro1">
          <table:table-cell office:value-type="float" office:value="8.6231383284818" calcext:value-type="float">
            <text:p>8,6231383284818</text:p>
          </table:table-cell>
          <table:table-cell office:value-type="float" office:value="2.3763206122622" calcext:value-type="float">
            <text:p>2,3763206122622</text:p>
          </table:table-cell>
        </table:table-row>
        <table:table-row table:style-name="ro1">
          <table:table-cell office:value-type="float" office:value="8.92472711310375" calcext:value-type="float">
            <text:p>8,92472711310375</text:p>
          </table:table-cell>
          <table:table-cell office:value-type="float" office:value="5.55368503427584" calcext:value-type="float">
            <text:p>5,55368503427584</text:p>
          </table:table-cell>
        </table:table-row>
        <table:table-row table:style-name="ro1">
          <table:table-cell office:value-type="float" office:value="3.30122756579619" calcext:value-type="float">
            <text:p>3,30122756579619</text:p>
          </table:table-cell>
          <table:table-cell office:value-type="float" office:value="3.78164089036067" calcext:value-type="float">
            <text:p>3,78164089036067</text:p>
          </table:table-cell>
        </table:table-row>
        <table:table-row table:style-name="ro1">
          <table:table-cell office:value-type="float" office:value="2.19250953176301" calcext:value-type="float">
            <text:p>2,19250953176301</text:p>
          </table:table-cell>
          <table:table-cell office:value-type="float" office:value="2.87499348907144" calcext:value-type="float">
            <text:p>2,87499348907144</text:p>
          </table:table-cell>
        </table:table-row>
        <table:table-row table:style-name="ro1">
          <table:table-cell office:value-type="float" office:value="8.91182932774749" calcext:value-type="float">
            <text:p>8,91182932774749</text:p>
          </table:table-cell>
          <table:table-cell office:value-type="float" office:value="5.59513153358028" calcext:value-type="float">
            <text:p>5,59513153358028</text:p>
          </table:table-cell>
        </table:table-row>
        <table:table-row table:style-name="ro1">
          <table:table-cell office:value-type="float" office:value="7.16618641499911" calcext:value-type="float">
            <text:p>7,16618641499911</text:p>
          </table:table-cell>
          <table:table-cell office:value-type="float" office:value="7.39005861840342" calcext:value-type="float">
            <text:p>7,39005861840342</text:p>
          </table:table-cell>
        </table:table-row>
        <table:table-row table:style-name="ro1">
          <table:table-cell office:value-type="float" office:value="2.0412302530953" calcext:value-type="float">
            <text:p>2,0412302530953</text:p>
          </table:table-cell>
          <table:table-cell office:value-type="float" office:value="3.85768882037759" calcext:value-type="float">
            <text:p>3,85768882037759</text:p>
          </table:table-cell>
        </table:table-row>
        <table:table-row table:style-name="ro1">
          <table:table-cell office:value-type="float" office:value="0.14015214705315" calcext:value-type="float">
            <text:p>0,14015214705315</text:p>
          </table:table-cell>
          <table:table-cell office:value-type="float" office:value="5.62702698634861" calcext:value-type="float">
            <text:p>5,62702698634861</text:p>
          </table:table-cell>
        </table:table-row>
        <table:table-row table:style-name="ro1">
          <table:table-cell office:value-type="float" office:value="2.14386884608136" calcext:value-type="float">
            <text:p>2,14386884608136</text:p>
          </table:table-cell>
          <table:table-cell office:value-type="float" office:value="3.52751310661748" calcext:value-type="float">
            <text:p>3,52751310661748</text:p>
          </table:table-cell>
        </table:table-row>
        <table:table-row table:style-name="ro1">
          <table:table-cell office:value-type="float" office:value="9.45622094942504" calcext:value-type="float">
            <text:p>9,45622094942504</text:p>
          </table:table-cell>
          <table:table-cell office:value-type="float" office:value="5.24121320302031" calcext:value-type="float">
            <text:p>5,24121320302031</text:p>
          </table:table-cell>
        </table:table-row>
        <table:table-row table:style-name="ro1">
          <table:table-cell office:value-type="float" office:value="3.54920564712893" calcext:value-type="float">
            <text:p>3,54920564712893</text:p>
          </table:table-cell>
          <table:table-cell office:value-type="float" office:value="3.60284254876173" calcext:value-type="float">
            <text:p>3,60284254876173</text:p>
          </table:table-cell>
        </table:table-row>
        <table:table-row table:style-name="ro1">
          <table:table-cell office:value-type="float" office:value="1.67630996039126" calcext:value-type="float">
            <text:p>1,67630996039126</text:p>
          </table:table-cell>
          <table:table-cell office:value-type="float" office:value="3.96247653164613" calcext:value-type="float">
            <text:p>3,96247653164613</text:p>
          </table:table-cell>
        </table:table-row>
        <table:table-row table:style-name="ro1">
          <table:table-cell office:value-type="float" office:value="3.09153350082937" calcext:value-type="float">
            <text:p>3,09153350082937</text:p>
          </table:table-cell>
          <table:table-cell office:value-type="float" office:value="3.35397481956622" calcext:value-type="float">
            <text:p>3,35397481956622</text:p>
          </table:table-cell>
        </table:table-row>
        <table:table-row table:style-name="ro1">
          <table:table-cell office:value-type="float" office:value="3.93332484588808" calcext:value-type="float">
            <text:p>3,93332484588808</text:p>
          </table:table-cell>
          <table:table-cell office:value-type="float" office:value="3.74776973076694" calcext:value-type="float">
            <text:p>3,74776973076694</text:p>
          </table:table-cell>
        </table:table-row>
        <table:table-row table:style-name="ro1">
          <table:table-cell office:value-type="float" office:value="8.44715807556395" calcext:value-type="float">
            <text:p>8,44715807556395</text:p>
          </table:table-cell>
          <table:table-cell office:value-type="float" office:value="6.95006094366157" calcext:value-type="float">
            <text:p>6,95006094366157</text:p>
          </table:table-cell>
        </table:table-row>
        <table:table-row table:style-name="ro1">
          <table:table-cell office:value-type="float" office:value="2.21350870849188" calcext:value-type="float">
            <text:p>2,21350870849188</text:p>
          </table:table-cell>
          <table:table-cell office:value-type="float" office:value="4.43551043837345" calcext:value-type="float">
            <text:p>4,43551043837345</text:p>
          </table:table-cell>
        </table:table-row>
        <table:table-row table:style-name="ro1">
          <table:table-cell office:value-type="float" office:value="2.49063219100559" calcext:value-type="float">
            <text:p>2,49063219100559</text:p>
          </table:table-cell>
          <table:table-cell office:value-type="float" office:value="3.39537994333717" calcext:value-type="float">
            <text:p>3,39537994333717</text:p>
          </table:table-cell>
        </table:table-row>
        <table:table-row table:style-name="ro1">
          <table:table-cell office:value-type="float" office:value="8.12773575418759" calcext:value-type="float">
            <text:p>8,12773575418759</text:p>
          </table:table-cell>
          <table:table-cell office:value-type="float" office:value="6.3398766659238" calcext:value-type="float">
            <text:p>6,3398766659238</text:p>
          </table:table-cell>
        </table:table-row>
        <table:table-row table:style-name="ro1">
          <table:table-cell office:value-type="float" office:value="0.366344068983281" calcext:value-type="float">
            <text:p>0,366344068983281</text:p>
          </table:table-cell>
          <table:table-cell office:value-type="float" office:value="3.65001538203769" calcext:value-type="float">
            <text:p>3,65001538203769</text:p>
          </table:table-cell>
        </table:table-row>
        <table:table-row table:style-name="ro1">
          <table:table-cell office:value-type="float" office:value="8.3138375550027" calcext:value-type="float">
            <text:p>8,3138375550027</text:p>
          </table:table-cell>
          <table:table-cell office:value-type="float" office:value="6.41287140310263" calcext:value-type="float">
            <text:p>6,41287140310263</text:p>
          </table:table-cell>
        </table:table-row>
        <table:table-row table:style-name="ro1">
          <table:table-cell office:value-type="float" office:value="3.56276909326747" calcext:value-type="float">
            <text:p>3,56276909326747</text:p>
          </table:table-cell>
          <table:table-cell office:value-type="float" office:value="3.38361760305344" calcext:value-type="float">
            <text:p>3,38361760305344</text:p>
          </table:table-cell>
        </table:table-row>
        <table:table-row table:style-name="ro1">
          <table:table-cell office:value-type="float" office:value="7.43566657731883" calcext:value-type="float">
            <text:p>7,43566657731883</text:p>
          </table:table-cell>
          <table:table-cell office:value-type="float" office:value="6.60149978981332" calcext:value-type="float">
            <text:p>6,60149978981332</text:p>
          </table:table-cell>
        </table:table-row>
        <table:table-row table:style-name="ro1">
          <table:table-cell office:value-type="float" office:value="1.46018643013988" calcext:value-type="float">
            <text:p>1,46018643013988</text:p>
          </table:table-cell>
          <table:table-cell office:value-type="float" office:value="2.95594683211048" calcext:value-type="float">
            <text:p>2,95594683211048</text:p>
          </table:table-cell>
        </table:table-row>
        <table:table-row table:style-name="ro1">
          <table:table-cell office:value-type="float" office:value="1.73724930312151" calcext:value-type="float">
            <text:p>1,73724930312151</text:p>
          </table:table-cell>
          <table:table-cell office:value-type="float" office:value="3.66141010453826" calcext:value-type="float">
            <text:p>3,66141010453826</text:p>
          </table:table-cell>
        </table:table-row>
        <table:table-row table:style-name="ro1">
          <table:table-cell office:value-type="float" office:value="7.31958275198537" calcext:value-type="float">
            <text:p>7,31958275198537</text:p>
          </table:table-cell>
          <table:table-cell office:value-type="float" office:value="6.77071079006788" calcext:value-type="float">
            <text:p>6,77071079006788</text:p>
          </table:table-cell>
        </table:table-row>
        <table:table-row table:style-name="ro1">
          <table:table-cell office:value-type="float" office:value="2.02943120693811" calcext:value-type="float">
            <text:p>2,02943120693811</text:p>
          </table:table-cell>
          <table:table-cell office:value-type="float" office:value="3.65313225776476" calcext:value-type="float">
            <text:p>3,65313225776476</text:p>
          </table:table-cell>
        </table:table-row>
        <table:table-row table:style-name="ro1">
          <table:table-cell office:value-type="float" office:value="8.78069670007695" calcext:value-type="float">
            <text:p>8,78069670007695</text:p>
          </table:table-cell>
          <table:table-cell office:value-type="float" office:value="5.65903764291853" calcext:value-type="float">
            <text:p>5,65903764291853</text:p>
          </table:table-cell>
        </table:table-row>
        <table:table-row table:style-name="ro1">
          <table:table-cell office:value-type="float" office:value="2.55687442209111" calcext:value-type="float">
            <text:p>2,55687442209111</text:p>
          </table:table-cell>
          <table:table-cell office:value-type="float" office:value="2.52313131957946" calcext:value-type="float">
            <text:p>2,52313131957946</text:p>
          </table:table-cell>
        </table:table-row>
        <table:table-row table:style-name="ro1">
          <table:table-cell office:value-type="float" office:value="7.62598435431603" calcext:value-type="float">
            <text:p>7,62598435431603</text:p>
          </table:table-cell>
          <table:table-cell office:value-type="float" office:value="7.02516786566446" calcext:value-type="float">
            <text:p>7,02516786566446</text:p>
          </table:table-cell>
        </table:table-row>
        <table:table-row table:style-name="ro1">
          <table:table-cell office:value-type="float" office:value="9.72488396462413" calcext:value-type="float">
            <text:p>9,72488396462413</text:p>
          </table:table-cell>
          <table:table-cell office:value-type="float" office:value="3.42504960249114" calcext:value-type="float">
            <text:p>3,42504960249114</text:p>
          </table:table-cell>
        </table:table-row>
        <table:table-row table:style-name="ro1">
          <table:table-cell office:value-type="float" office:value="8.38581733926412" calcext:value-type="float">
            <text:p>8,38581733926412</text:p>
          </table:table-cell>
          <table:table-cell office:value-type="float" office:value="6.96124113620811" calcext:value-type="float">
            <text:p>6,96124113620811</text:p>
          </table:table-cell>
        </table:table-row>
        <table:table-row table:style-name="ro1">
          <table:table-cell office:value-type="float" office:value="5.48835344491764" calcext:value-type="float">
            <text:p>5,48835344491764</text:p>
          </table:table-cell>
          <table:table-cell office:value-type="float" office:value="7.89304045803891" calcext:value-type="float">
            <text:p>7,89304045803891</text:p>
          </table:table-cell>
        </table:table-row>
        <table:table-row table:style-name="ro1">
          <table:table-cell office:value-type="float" office:value="8.83832667713638" calcext:value-type="float">
            <text:p>8,83832667713638</text:p>
          </table:table-cell>
          <table:table-cell office:value-type="float" office:value="5.87525349961821" calcext:value-type="float">
            <text:p>5,87525349961821</text:p>
          </table:table-cell>
        </table:table-row>
        <table:table-row table:style-name="ro1">
          <table:table-cell office:value-type="float" office:value="1.55904943469186" calcext:value-type="float">
            <text:p>1,55904943469186</text:p>
          </table:table-cell>
          <table:table-cell office:value-type="float" office:value="4.31416549971521" calcext:value-type="float">
            <text:p>4,31416549971521</text:p>
          </table:table-cell>
        </table:table-row>
        <table:table-row table:style-name="ro1">
          <table:table-cell office:value-type="float" office:value="2.81667410126499" calcext:value-type="float">
            <text:p>2,81667410126499</text:p>
          </table:table-cell>
          <table:table-cell office:value-type="float" office:value="3.40774196428217" calcext:value-type="float">
            <text:p>3,40774196428217</text:p>
          </table:table-cell>
        </table:table-row>
        <table:table-row table:style-name="ro1">
          <table:table-cell office:value-type="float" office:value="3.28629248283672" calcext:value-type="float">
            <text:p>3,28629248283672</text:p>
          </table:table-cell>
          <table:table-cell office:value-type="float" office:value="3.34625181260685" calcext:value-type="float">
            <text:p>3,34625181260685</text:p>
          </table:table-cell>
        </table:table-row>
        <table:table-row table:style-name="ro1">
          <table:table-cell office:value-type="float" office:value="7.03553694119775" calcext:value-type="float">
            <text:p>7,03553694119775</text:p>
          </table:table-cell>
          <table:table-cell office:value-type="float" office:value="6.92458653762033" calcext:value-type="float">
            <text:p>6,92458653762033</text:p>
          </table:table-cell>
        </table:table-row>
        <table:table-row table:style-name="ro1">
          <table:table-cell office:value-type="float" office:value="2.39754136747337" calcext:value-type="float">
            <text:p>2,39754136747337</text:p>
          </table:table-cell>
          <table:table-cell office:value-type="float" office:value="3.80143455217791" calcext:value-type="float">
            <text:p>3,80143455217791</text:p>
          </table:table-cell>
        </table:table-row>
        <table:table-row table:style-name="ro1">
          <table:table-cell office:value-type="float" office:value="1.58432175130748" calcext:value-type="float">
            <text:p>1,58432175130748</text:p>
          </table:table-cell>
          <table:table-cell office:value-type="float" office:value="3.77629279317929" calcext:value-type="float">
            <text:p>3,77629279317929</text:p>
          </table:table-cell>
        </table:table-row>
        <table:table-row table:style-name="ro1">
          <table:table-cell office:value-type="float" office:value="-0.106189188664944" calcext:value-type="float">
            <text:p>-0,106189188664944</text:p>
          </table:table-cell>
          <table:table-cell office:value-type="float" office:value="6.73683222896621" calcext:value-type="float">
            <text:p>6,73683222896621</text:p>
          </table:table-cell>
        </table:table-row>
        <table:table-row table:style-name="ro1">
          <table:table-cell office:value-type="float" office:value="5.17702368691045" calcext:value-type="float">
            <text:p>5,17702368691045</text:p>
          </table:table-cell>
          <table:table-cell office:value-type="float" office:value="7.87400483475353" calcext:value-type="float">
            <text:p>7,87400483475353</text:p>
          </table:table-cell>
        </table:table-row>
        <table:table-row table:style-name="ro1">
          <table:table-cell office:value-type="float" office:value="-0.0484241199181116" calcext:value-type="float">
            <text:p>-0,0484241199181116</text:p>
          </table:table-cell>
          <table:table-cell office:value-type="float" office:value="5.89747771037623" calcext:value-type="float">
            <text:p>5,89747771037623</text:p>
          </table:table-cell>
        </table:table-row>
        <table:table-row table:style-name="ro1">
          <table:table-cell office:value-type="float" office:value="-0.0512890739841747" calcext:value-type="float">
            <text:p>-0,0512890739841747</text:p>
          </table:table-cell>
          <table:table-cell office:value-type="float" office:value="6.23795331947332" calcext:value-type="float">
            <text:p>6,23795331947332</text:p>
          </table:table-cell>
        </table:table-row>
        <table:table-row table:style-name="ro1">
          <table:table-cell office:value-type="float" office:value="1.93426248426957" calcext:value-type="float">
            <text:p>1,93426248426957</text:p>
          </table:table-cell>
          <table:table-cell office:value-type="float" office:value="3.6196665852675" calcext:value-type="float">
            <text:p>3,6196665852675</text:p>
          </table:table-cell>
        </table:table-row>
        <table:table-row table:style-name="ro1">
          <table:table-cell office:value-type="float" office:value="6.38794088746276" calcext:value-type="float">
            <text:p>6,38794088746276</text:p>
          </table:table-cell>
          <table:table-cell office:value-type="float" office:value="7.14122545775855" calcext:value-type="float">
            <text:p>7,14122545775855</text:p>
          </table:table-cell>
        </table:table-row>
        <table:table-row table:style-name="ro1">
          <table:table-cell office:value-type="float" office:value="0.0644702910847064" calcext:value-type="float">
            <text:p>0,0644702910847064</text:p>
          </table:table-cell>
          <table:table-cell office:value-type="float" office:value="7.58652127500189" calcext:value-type="float">
            <text:p>7,58652127500189</text:p>
          </table:table-cell>
        </table:table-row>
        <table:table-row table:style-name="ro1">
          <table:table-cell office:value-type="float" office:value="8.58207286727863" calcext:value-type="float">
            <text:p>8,58207286727863</text:p>
          </table:table-cell>
          <table:table-cell office:value-type="float" office:value="6.47206780470396" calcext:value-type="float">
            <text:p>6,47206780470396</text:p>
          </table:table-cell>
        </table:table-row>
        <table:table-row table:style-name="ro1">
          <table:table-cell office:value-type="float" office:value="8.04767044868354" calcext:value-type="float">
            <text:p>8,04767044868354</text:p>
          </table:table-cell>
          <table:table-cell office:value-type="float" office:value="6.43262506823551" calcext:value-type="float">
            <text:p>6,43262506823551</text:p>
          </table:table-cell>
        </table:table-row>
        <table:table-row table:style-name="ro1">
          <table:table-cell office:value-type="float" office:value="2.94019886997595" calcext:value-type="float">
            <text:p>2,94019886997595</text:p>
          </table:table-cell>
          <table:table-cell office:value-type="float" office:value="2.61794934327002" calcext:value-type="float">
            <text:p>2,61794934327002</text:p>
          </table:table-cell>
        </table:table-row>
        <table:table-row table:style-name="ro1">
          <table:table-cell office:value-type="float" office:value="7.22406066429453" calcext:value-type="float">
            <text:p>7,22406066429453</text:p>
          </table:table-cell>
          <table:table-cell office:value-type="float" office:value="6.29148536822325" calcext:value-type="float">
            <text:p>6,29148536822325</text:p>
          </table:table-cell>
        </table:table-row>
        <table:table-row table:style-name="ro1">
          <table:table-cell office:value-type="float" office:value="8.10251431295841" calcext:value-type="float">
            <text:p>8,10251431295841</text:p>
          </table:table-cell>
          <table:table-cell office:value-type="float" office:value="6.40141544647367" calcext:value-type="float">
            <text:p>6,40141544647367</text:p>
          </table:table-cell>
        </table:table-row>
        <table:table-row table:style-name="ro1">
          <table:table-cell office:value-type="float" office:value="0.512503611848834" calcext:value-type="float">
            <text:p>0,512503611848834</text:p>
          </table:table-cell>
          <table:table-cell office:value-type="float" office:value="4.26428578135769" calcext:value-type="float">
            <text:p>4,26428578135769</text:p>
          </table:table-cell>
        </table:table-row>
        <table:table-row table:style-name="ro1">
          <table:table-cell office:value-type="float" office:value="8.46717498228414" calcext:value-type="float">
            <text:p>8,46717498228414</text:p>
          </table:table-cell>
          <table:table-cell office:value-type="float" office:value="6.37140172077096" calcext:value-type="float">
            <text:p>6,37140172077096</text:p>
          </table:table-cell>
        </table:table-row>
        <table:table-row table:style-name="ro1">
          <table:table-cell office:value-type="float" office:value="2.33589661343224" calcext:value-type="float">
            <text:p>2,33589661343224</text:p>
          </table:table-cell>
          <table:table-cell office:value-type="float" office:value="3.48497353634295" calcext:value-type="float">
            <text:p>3,48497353634295</text:p>
          </table:table-cell>
        </table:table-row>
        <table:table-row table:style-name="ro1">
          <table:table-cell office:value-type="float" office:value="3.7257712596782" calcext:value-type="float">
            <text:p>3,7257712596782</text:p>
          </table:table-cell>
          <table:table-cell office:value-type="float" office:value="4.0203723175353" calcext:value-type="float">
            <text:p>4,0203723175353</text:p>
          </table:table-cell>
        </table:table-row>
        <table:table-row table:style-name="ro1">
          <table:table-cell office:value-type="float" office:value="7.8586295069337" calcext:value-type="float">
            <text:p>7,8586295069337</text:p>
          </table:table-cell>
          <table:table-cell office:value-type="float" office:value="7.19644417258387" calcext:value-type="float">
            <text:p>7,19644417258387</text:p>
          </table:table-cell>
        </table:table-row>
        <table:table-row table:style-name="ro1">
          <table:table-cell office:value-type="float" office:value="2.2230252491784" calcext:value-type="float">
            <text:p>2,2230252491784</text:p>
          </table:table-cell>
          <table:table-cell office:value-type="float" office:value="3.38151527798682" calcext:value-type="float">
            <text:p>3,38151527798682</text:p>
          </table:table-cell>
        </table:table-row>
        <table:table-row table:style-name="ro1">
          <table:table-cell office:value-type="float" office:value="7.5011112173246" calcext:value-type="float">
            <text:p>7,5011112173246</text:p>
          </table:table-cell>
          <table:table-cell office:value-type="float" office:value="7.76997577135307" calcext:value-type="float">
            <text:p>7,76997577135307</text:p>
          </table:table-cell>
        </table:table-row>
        <table:table-row table:style-name="ro1">
          <table:table-cell office:value-type="float" office:value="7.68576972426742" calcext:value-type="float">
            <text:p>7,68576972426742</text:p>
          </table:table-cell>
          <table:table-cell office:value-type="float" office:value="6.95187480652991" calcext:value-type="float">
            <text:p>6,95187480652991</text:p>
          </table:table-cell>
        </table:table-row>
        <table:table-row table:style-name="ro1">
          <table:table-cell office:value-type="float" office:value="-0.292014971590026" calcext:value-type="float">
            <text:p>-0,292014971590026</text:p>
          </table:table-cell>
          <table:table-cell office:value-type="float" office:value="5.367338681371" calcext:value-type="float">
            <text:p>5,367338681371</text:p>
          </table:table-cell>
        </table:table-row>
        <table:table-row table:style-name="ro1">
          <table:table-cell office:value-type="float" office:value="-0.291902761968657" calcext:value-type="float">
            <text:p>-0,291902761968657</text:p>
          </table:table-cell>
          <table:table-cell office:value-type="float" office:value="5.71242385089634" calcext:value-type="float">
            <text:p>5,71242385089634</text:p>
          </table:table-cell>
        </table:table-row>
        <table:table-row table:style-name="ro1">
          <table:table-cell office:value-type="float" office:value="4.92602482573276" calcext:value-type="float">
            <text:p>4,92602482573276</text:p>
          </table:table-cell>
          <table:table-cell office:value-type="float" office:value="3.74127478722845" calcext:value-type="float">
            <text:p>3,74127478722845</text:p>
          </table:table-cell>
        </table:table-row>
        <table:table-row table:style-name="ro1">
          <table:table-cell office:value-type="float" office:value="1.53708082892575" calcext:value-type="float">
            <text:p>1,53708082892575</text:p>
          </table:table-cell>
          <table:table-cell office:value-type="float" office:value="3.893428473039" calcext:value-type="float">
            <text:p>3,893428473039</text:p>
          </table:table-cell>
        </table:table-row>
        <table:table-row table:style-name="ro1">
          <table:table-cell office:value-type="float" office:value="3.3556026497189" calcext:value-type="float">
            <text:p>3,3556026497189</text:p>
          </table:table-cell>
          <table:table-cell office:value-type="float" office:value="2.72782227521387" calcext:value-type="float">
            <text:p>2,72782227521387</text:p>
          </table:table-cell>
        </table:table-row>
        <table:table-row table:style-name="ro1">
          <table:table-cell office:value-type="float" office:value="8.4498592116617" calcext:value-type="float">
            <text:p>8,4498592116617</text:p>
          </table:table-cell>
          <table:table-cell office:value-type="float" office:value="2.65291763239143" calcext:value-type="float">
            <text:p>2,65291763239143</text:p>
          </table:table-cell>
        </table:table-row>
        <table:table-row table:style-name="ro1">
          <table:table-cell office:value-type="float" office:value="6.56558929983295" calcext:value-type="float">
            <text:p>6,56558929983295</text:p>
          </table:table-cell>
          <table:table-cell office:value-type="float" office:value="6.82858915501723" calcext:value-type="float">
            <text:p>6,82858915501723</text:p>
          </table:table-cell>
        </table:table-row>
        <table:table-row table:style-name="ro1">
          <table:table-cell office:value-type="float" office:value="8.42170575896002" calcext:value-type="float">
            <text:p>8,42170575896002</text:p>
          </table:table-cell>
          <table:table-cell office:value-type="float" office:value="6.10293658589404" calcext:value-type="float">
            <text:p>6,10293658589404</text:p>
          </table:table-cell>
        </table:table-row>
        <table:table-row table:style-name="ro1">
          <table:table-cell office:value-type="float" office:value="0.0223088484150554" calcext:value-type="float">
            <text:p>0,0223088484150554</text:p>
          </table:table-cell>
          <table:table-cell office:value-type="float" office:value="5.2580300502937" calcext:value-type="float">
            <text:p>5,2580300502937</text:p>
          </table:table-cell>
        </table:table-row>
        <table:table-row table:style-name="ro1">
          <table:table-cell office:value-type="float" office:value="5.48226687488228" calcext:value-type="float">
            <text:p>5,48226687488228</text:p>
          </table:table-cell>
          <table:table-cell office:value-type="float" office:value="6.8885037218687" calcext:value-type="float">
            <text:p>6,8885037218687</text:p>
          </table:table-cell>
        </table:table-row>
        <table:table-row table:style-name="ro1">
          <table:table-cell office:value-type="float" office:value="2.93861922988507" calcext:value-type="float">
            <text:p>2,93861922988507</text:p>
          </table:table-cell>
          <table:table-cell office:value-type="float" office:value="3.19127658386976" calcext:value-type="float">
            <text:p>3,19127658386976</text:p>
          </table:table-cell>
        </table:table-row>
        <table:table-row table:style-name="ro1">
          <table:table-cell office:value-type="float" office:value="9.4356507247408" calcext:value-type="float">
            <text:p>9,4356507247408</text:p>
          </table:table-cell>
          <table:table-cell office:value-type="float" office:value="5.15301214725558" calcext:value-type="float">
            <text:p>5,15301214725558</text:p>
          </table:table-cell>
        </table:table-row>
        <table:table-row table:style-name="ro1">
          <table:table-cell office:value-type="float" office:value="1.24968079236129" calcext:value-type="float">
            <text:p>1,24968079236129</text:p>
          </table:table-cell>
          <table:table-cell office:value-type="float" office:value="4.7411796025341" calcext:value-type="float">
            <text:p>4,7411796025341</text:p>
          </table:table-cell>
        </table:table-row>
        <table:table-row table:style-name="ro1">
          <table:table-cell office:value-type="float" office:value="8.22687967598434" calcext:value-type="float">
            <text:p>8,22687967598434</text:p>
          </table:table-cell>
          <table:table-cell office:value-type="float" office:value="6.3573821144229" calcext:value-type="float">
            <text:p>6,3573821144229</text:p>
          </table:table-cell>
        </table:table-row>
        <table:table-row table:style-name="ro1">
          <table:table-cell office:value-type="float" office:value="8.35452034922002" calcext:value-type="float">
            <text:p>8,35452034922002</text:p>
          </table:table-cell>
          <table:table-cell office:value-type="float" office:value="6.61735313177644" calcext:value-type="float">
            <text:p>6,61735313177644</text:p>
          </table:table-cell>
        </table:table-row>
        <table:table-row table:style-name="ro1">
          <table:table-cell office:value-type="float" office:value="9.02338882538818" calcext:value-type="float">
            <text:p>9,02338882538818</text:p>
          </table:table-cell>
          <table:table-cell office:value-type="float" office:value="5.31844248981776" calcext:value-type="float">
            <text:p>5,31844248981776</text:p>
          </table:table-cell>
        </table:table-row>
        <table:table-row table:style-name="ro1">
          <table:table-cell office:value-type="float" office:value="4.33718001478819" calcext:value-type="float">
            <text:p>4,33718001478819</text:p>
          </table:table-cell>
          <table:table-cell office:value-type="float" office:value="3.35532935446414" calcext:value-type="float">
            <text:p>3,35532935446414</text:p>
          </table:table-cell>
        </table:table-row>
        <table:table-row table:style-name="ro1">
          <table:table-cell office:value-type="float" office:value="9.13517800407862" calcext:value-type="float">
            <text:p>9,13517800407862</text:p>
          </table:table-cell>
          <table:table-cell office:value-type="float" office:value="5.23066988982343" calcext:value-type="float">
            <text:p>5,23066988982343</text:p>
          </table:table-cell>
        </table:table-row>
        <table:table-row table:style-name="ro1">
          <table:table-cell office:value-type="float" office:value="2.99087030017928" calcext:value-type="float">
            <text:p>2,99087030017928</text:p>
          </table:table-cell>
          <table:table-cell office:value-type="float" office:value="3.20521277364899" calcext:value-type="float">
            <text:p>3,20521277364899</text:p>
          </table:table-cell>
        </table:table-row>
        <table:table-row table:style-name="ro1">
          <table:table-cell office:value-type="float" office:value="2.79699219159648" calcext:value-type="float">
            <text:p>2,79699219159648</text:p>
          </table:table-cell>
          <table:table-cell office:value-type="float" office:value="3.51051579696668" calcext:value-type="float">
            <text:p>3,51051579696668</text:p>
          </table:table-cell>
        </table:table-row>
        <table:table-row table:style-name="ro1">
          <table:table-cell office:value-type="float" office:value="8.7638679367181" calcext:value-type="float">
            <text:p>8,7638679367181</text:p>
          </table:table-cell>
          <table:table-cell office:value-type="float" office:value="6.43981146572558" calcext:value-type="float">
            <text:p>6,43981146572558</text:p>
          </table:table-cell>
        </table:table-row>
        <table:table-row table:style-name="ro1">
          <table:table-cell office:value-type="float" office:value="5.7621516665627" calcext:value-type="float">
            <text:p>5,7621516665627</text:p>
          </table:table-cell>
          <table:table-cell office:value-type="float" office:value="4.10750000106765" calcext:value-type="float">
            <text:p>4,10750000106765</text:p>
          </table:table-cell>
        </table:table-row>
        <table:table-row table:style-name="ro1">
          <table:table-cell office:value-type="float" office:value="8.37056691039996" calcext:value-type="float">
            <text:p>8,37056691039996</text:p>
          </table:table-cell>
          <table:table-cell office:value-type="float" office:value="6.48705540961486" calcext:value-type="float">
            <text:p>6,48705540961486</text:p>
          </table:table-cell>
        </table:table-row>
        <table:table-row table:style-name="ro1">
          <table:table-cell office:value-type="float" office:value="7.25637359351735" calcext:value-type="float">
            <text:p>7,25637359351735</text:p>
          </table:table-cell>
          <table:table-cell office:value-type="float" office:value="6.51898673751199" calcext:value-type="float">
            <text:p>6,51898673751199</text:p>
          </table:table-cell>
        </table:table-row>
        <table:table-row table:style-name="ro1">
          <table:table-cell office:value-type="float" office:value="8.66016115328308" calcext:value-type="float">
            <text:p>8,66016115328308</text:p>
          </table:table-cell>
          <table:table-cell office:value-type="float" office:value="6.2595830478844" calcext:value-type="float">
            <text:p>6,2595830478844</text:p>
          </table:table-cell>
        </table:table-row>
        <table:table-row table:style-name="ro1">
          <table:table-cell office:value-type="float" office:value="1.13903974040472" calcext:value-type="float">
            <text:p>1,13903974040472</text:p>
          </table:table-cell>
          <table:table-cell office:value-type="float" office:value="5.36302882620778" calcext:value-type="float">
            <text:p>5,36302882620778</text:p>
          </table:table-cell>
        </table:table-row>
        <table:table-row table:style-name="ro1">
          <table:table-cell office:value-type="float" office:value="10.6766552633384" calcext:value-type="float">
            <text:p>10,6766552633384</text:p>
          </table:table-cell>
          <table:table-cell office:value-type="float" office:value="1.19149452022092" calcext:value-type="float">
            <text:p>1,19149452022092</text:p>
          </table:table-cell>
        </table:table-row>
        <table:table-row table:style-name="ro1">
          <table:table-cell office:value-type="float" office:value="5.485542851167" calcext:value-type="float">
            <text:p>5,485542851167</text:p>
          </table:table-cell>
          <table:table-cell office:value-type="float" office:value="3.31801257610258" calcext:value-type="float">
            <text:p>3,31801257610258</text:p>
          </table:table-cell>
        </table:table-row>
        <table:table-row table:style-name="ro1">
          <table:table-cell office:value-type="float" office:value="8.50192364158359" calcext:value-type="float">
            <text:p>8,50192364158359</text:p>
          </table:table-cell>
          <table:table-cell office:value-type="float" office:value="6.24143567493193" calcext:value-type="float">
            <text:p>6,24143567493193</text:p>
          </table:table-cell>
        </table:table-row>
        <table:table-row table:style-name="ro1">
          <table:table-cell office:value-type="float" office:value="3.98173900928665" calcext:value-type="float">
            <text:p>3,98173900928665</text:p>
          </table:table-cell>
          <table:table-cell office:value-type="float" office:value="3.73069102453286" calcext:value-type="float">
            <text:p>3,73069102453286</text:p>
          </table:table-cell>
        </table:table-row>
        <table:table-row table:style-name="ro1">
          <table:table-cell office:value-type="float" office:value="9.21968609038572" calcext:value-type="float">
            <text:p>9,21968609038572</text:p>
          </table:table-cell>
          <table:table-cell office:value-type="float" office:value="5.05636210502423" calcext:value-type="float">
            <text:p>5,05636210502423</text:p>
          </table:table-cell>
        </table:table-row>
        <table:table-row table:style-name="ro1">
          <table:table-cell office:value-type="float" office:value="9.12835100402601" calcext:value-type="float">
            <text:p>9,12835100402601</text:p>
          </table:table-cell>
          <table:table-cell office:value-type="float" office:value="1.98108433459041" calcext:value-type="float">
            <text:p>1,98108433459041</text:p>
          </table:table-cell>
        </table:table-row>
        <table:table-row table:style-name="ro1">
          <table:table-cell office:value-type="float" office:value="5.67212584549062" calcext:value-type="float">
            <text:p>5,67212584549062</text:p>
          </table:table-cell>
          <table:table-cell office:value-type="float" office:value="7.12561491863974" calcext:value-type="float">
            <text:p>7,12561491863974</text:p>
          </table:table-cell>
        </table:table-row>
        <table:table-row table:style-name="ro1">
          <table:table-cell office:value-type="float" office:value="8.53199177259146" calcext:value-type="float">
            <text:p>8,53199177259146</text:p>
          </table:table-cell>
          <table:table-cell office:value-type="float" office:value="4.59655253038125" calcext:value-type="float">
            <text:p>4,59655253038125</text:p>
          </table:table-cell>
        </table:table-row>
        <table:table-row table:style-name="ro1">
          <table:table-cell office:value-type="float" office:value="2.35173234469567" calcext:value-type="float">
            <text:p>2,35173234469567</text:p>
          </table:table-cell>
          <table:table-cell office:value-type="float" office:value="4.26734246130978" calcext:value-type="float">
            <text:p>4,26734246130978</text:p>
          </table:table-cell>
        </table:table-row>
        <table:table-row table:style-name="ro1">
          <table:table-cell office:value-type="float" office:value="8.646111026084" calcext:value-type="float">
            <text:p>8,646111026084</text:p>
          </table:table-cell>
          <table:table-cell office:value-type="float" office:value="6.36401771015549" calcext:value-type="float">
            <text:p>6,36401771015549</text:p>
          </table:table-cell>
        </table:table-row>
        <table:table-row table:style-name="ro1">
          <table:table-cell office:value-type="float" office:value="2.09088854048117" calcext:value-type="float">
            <text:p>2,09088854048117</text:p>
          </table:table-cell>
          <table:table-cell office:value-type="float" office:value="3.6632572653091" calcext:value-type="float">
            <text:p>3,6632572653091</text:p>
          </table:table-cell>
        </table:table-row>
        <table:table-row table:style-name="ro1">
          <table:table-cell office:value-type="float" office:value="0.608880650567812" calcext:value-type="float">
            <text:p>0,608880650567812</text:p>
          </table:table-cell>
          <table:table-cell office:value-type="float" office:value="4.83102829456386" calcext:value-type="float">
            <text:p>4,83102829456386</text:p>
          </table:table-cell>
        </table:table-row>
        <table:table-row table:style-name="ro1">
          <table:table-cell office:value-type="float" office:value="4.45294997404071" calcext:value-type="float">
            <text:p>4,45294997404071</text:p>
          </table:table-cell>
          <table:table-cell office:value-type="float" office:value="7.00780311389521" calcext:value-type="float">
            <text:p>7,00780311389521</text:p>
          </table:table-cell>
        </table:table-row>
        <table:table-row table:style-name="ro1">
          <table:table-cell office:value-type="float" office:value="2.45660774035599" calcext:value-type="float">
            <text:p>2,45660774035599</text:p>
          </table:table-cell>
          <table:table-cell office:value-type="float" office:value="4.19767002612027" calcext:value-type="float">
            <text:p>4,19767002612027</text:p>
          </table:table-cell>
        </table:table-row>
        <table:table-row table:style-name="ro1">
          <table:table-cell office:value-type="float" office:value="8.97261001020313" calcext:value-type="float">
            <text:p>8,97261001020313</text:p>
          </table:table-cell>
          <table:table-cell office:value-type="float" office:value="6.90572299783188" calcext:value-type="float">
            <text:p>6,90572299783188</text:p>
          </table:table-cell>
        </table:table-row>
        <table:table-row table:style-name="ro1">
          <table:table-cell office:value-type="float" office:value="2.02779037111299" calcext:value-type="float">
            <text:p>2,02779037111299</text:p>
          </table:table-cell>
          <table:table-cell office:value-type="float" office:value="3.53912258240152" calcext:value-type="float">
            <text:p>3,53912258240152</text:p>
          </table:table-cell>
        </table:table-row>
        <table:table-row table:style-name="ro1">
          <table:table-cell office:value-type="float" office:value="2.76803816535567" calcext:value-type="float">
            <text:p>2,76803816535567</text:p>
          </table:table-cell>
          <table:table-cell office:value-type="float" office:value="3.59751711124758" calcext:value-type="float">
            <text:p>3,59751711124758</text:p>
          </table:table-cell>
        </table:table-row>
        <table:table-row table:style-name="ro1">
          <table:table-cell office:value-type="float" office:value="8.13915401532884" calcext:value-type="float">
            <text:p>8,13915401532884</text:p>
          </table:table-cell>
          <table:table-cell office:value-type="float" office:value="6.76478111370817" calcext:value-type="float">
            <text:p>6,76478111370817</text:p>
          </table:table-cell>
        </table:table-row>
        <table:table-row table:style-name="ro1">
          <table:table-cell office:value-type="float" office:value="8.83584532423076" calcext:value-type="float">
            <text:p>8,83584532423076</text:p>
          </table:table-cell>
          <table:table-cell office:value-type="float" office:value="2.22174006156297" calcext:value-type="float">
            <text:p>2,22174006156297</text:p>
          </table:table-cell>
        </table:table-row>
        <table:table-row table:style-name="ro1">
          <table:table-cell office:value-type="float" office:value="2.10432887314639" calcext:value-type="float">
            <text:p>2,10432887314639</text:p>
          </table:table-cell>
          <table:table-cell office:value-type="float" office:value="3.81988896174912" calcext:value-type="float">
            <text:p>3,81988896174912</text:p>
          </table:table-cell>
        </table:table-row>
        <table:table-row table:style-name="ro1">
          <table:table-cell office:value-type="float" office:value="2.84781714830541" calcext:value-type="float">
            <text:p>2,84781714830541</text:p>
          </table:table-cell>
          <table:table-cell office:value-type="float" office:value="2.31929077050306" calcext:value-type="float">
            <text:p>2,31929077050306</text:p>
          </table:table-cell>
        </table:table-row>
        <table:table-row table:style-name="ro1">
          <table:table-cell office:value-type="float" office:value="7.48728890723284" calcext:value-type="float">
            <text:p>7,48728890723284</text:p>
          </table:table-cell>
          <table:table-cell office:value-type="float" office:value="7.23002674920789" calcext:value-type="float">
            <text:p>7,23002674920789</text:p>
          </table:table-cell>
        </table:table-row>
        <table:table-row table:style-name="ro1">
          <table:table-cell office:value-type="float" office:value="9.41499667273247" calcext:value-type="float">
            <text:p>9,41499667273247</text:p>
          </table:table-cell>
          <table:table-cell office:value-type="float" office:value="2.21904134886468" calcext:value-type="float">
            <text:p>2,21904134886468</text:p>
          </table:table-cell>
        </table:table-row>
        <table:table-row table:style-name="ro1">
          <table:table-cell office:value-type="float" office:value="8.4480330081098" calcext:value-type="float">
            <text:p>8,4480330081098</text:p>
          </table:table-cell>
          <table:table-cell office:value-type="float" office:value="6.31324120738629" calcext:value-type="float">
            <text:p>6,31324120738629</text:p>
          </table:table-cell>
        </table:table-row>
        <table:table-row table:style-name="ro1">
          <table:table-cell office:value-type="float" office:value="8.27990108868611" calcext:value-type="float">
            <text:p>8,27990108868611</text:p>
          </table:table-cell>
          <table:table-cell office:value-type="float" office:value="6.19473049256655" calcext:value-type="float">
            <text:p>6,19473049256655</text:p>
          </table:table-cell>
        </table:table-row>
        <table:table-row table:style-name="ro1">
          <table:table-cell office:value-type="float" office:value="9.22268088197506" calcext:value-type="float">
            <text:p>9,22268088197506</text:p>
          </table:table-cell>
          <table:table-cell office:value-type="float" office:value="2.53105148080982" calcext:value-type="float">
            <text:p>2,53105148080982</text:p>
          </table:table-cell>
        </table:table-row>
        <table:table-row table:style-name="ro1">
          <table:table-cell office:value-type="float" office:value="0.338008941738129" calcext:value-type="float">
            <text:p>0,338008941738129</text:p>
          </table:table-cell>
          <table:table-cell office:value-type="float" office:value="4.54673375717305" calcext:value-type="float">
            <text:p>4,54673375717305</text:p>
          </table:table-cell>
        </table:table-row>
        <table:table-row table:style-name="ro1">
          <table:table-cell office:value-type="float" office:value="5.29375696787531" calcext:value-type="float">
            <text:p>5,29375696787531</text:p>
          </table:table-cell>
          <table:table-cell office:value-type="float" office:value="3.72159887035448" calcext:value-type="float">
            <text:p>3,72159887035448</text:p>
          </table:table-cell>
        </table:table-row>
        <table:table-row table:style-name="ro1">
          <table:table-cell office:value-type="float" office:value="8.89354828035268" calcext:value-type="float">
            <text:p>8,89354828035268</text:p>
          </table:table-cell>
          <table:table-cell office:value-type="float" office:value="3.70809871391177" calcext:value-type="float">
            <text:p>3,70809871391177</text:p>
          </table:table-cell>
        </table:table-row>
        <table:table-row table:style-name="ro1">
          <table:table-cell office:value-type="float" office:value="2.21620067340482" calcext:value-type="float">
            <text:p>2,21620067340482</text:p>
          </table:table-cell>
          <table:table-cell office:value-type="float" office:value="3.27728144984138" calcext:value-type="float">
            <text:p>3,27728144984138</text:p>
          </table:table-cell>
        </table:table-row>
        <table:table-row table:style-name="ro1">
          <table:table-cell office:value-type="float" office:value="6.07534162304442" calcext:value-type="float">
            <text:p>6,07534162304442</text:p>
          </table:table-cell>
          <table:table-cell office:value-type="float" office:value="7.08466509047712" calcext:value-type="float">
            <text:p>7,08466509047712</text:p>
          </table:table-cell>
        </table:table-row>
        <table:table-row table:style-name="ro1">
          <table:table-cell office:value-type="float" office:value="4.22007664771442" calcext:value-type="float">
            <text:p>4,22007664771442</text:p>
          </table:table-cell>
          <table:table-cell office:value-type="float" office:value="2.54383754990767" calcext:value-type="float">
            <text:p>2,54383754990767</text:p>
          </table:table-cell>
        </table:table-row>
        <table:table-row table:style-name="ro1">
          <table:table-cell office:value-type="float" office:value="5.21284821903512" calcext:value-type="float">
            <text:p>5,21284821903512</text:p>
          </table:table-cell>
          <table:table-cell office:value-type="float" office:value="2.97267591063503" calcext:value-type="float">
            <text:p>2,97267591063503</text:p>
          </table:table-cell>
        </table:table-row>
        <table:table-row table:style-name="ro1">
          <table:table-cell office:value-type="float" office:value="8.89922525231228" calcext:value-type="float">
            <text:p>8,89922525231228</text:p>
          </table:table-cell>
          <table:table-cell office:value-type="float" office:value="6.53633973763887" calcext:value-type="float">
            <text:p>6,53633973763887</text:p>
          </table:table-cell>
        </table:table-row>
        <table:table-row table:style-name="ro1">
          <table:table-cell office:value-type="float" office:value="7.39811745802096" calcext:value-type="float">
            <text:p>7,39811745802096</text:p>
          </table:table-cell>
          <table:table-cell office:value-type="float" office:value="6.80403139325228" calcext:value-type="float">
            <text:p>6,80403139325228</text:p>
          </table:table-cell>
        </table:table-row>
        <table:table-row table:style-name="ro1">
          <table:table-cell office:value-type="float" office:value="3.0949979885792" calcext:value-type="float">
            <text:p>3,0949979885792</text:p>
          </table:table-cell>
          <table:table-cell office:value-type="float" office:value="3.41243193003489" calcext:value-type="float">
            <text:p>3,41243193003489</text:p>
          </table:table-cell>
        </table:table-row>
        <table:table-row table:style-name="ro1">
          <table:table-cell office:value-type="float" office:value="1.1237612873204" calcext:value-type="float">
            <text:p>1,1237612873204</text:p>
          </table:table-cell>
          <table:table-cell office:value-type="float" office:value="3.54714175587087" calcext:value-type="float">
            <text:p>3,54714175587087</text:p>
          </table:table-cell>
        </table:table-row>
        <table:table-row table:style-name="ro1">
          <table:table-cell office:value-type="float" office:value="7.3026743972861" calcext:value-type="float">
            <text:p>7,3026743972861</text:p>
          </table:table-cell>
          <table:table-cell office:value-type="float" office:value="7.01511917763286" calcext:value-type="float">
            <text:p>7,01511917763286</text:p>
          </table:table-cell>
        </table:table-row>
        <table:table-row table:style-name="ro1">
          <table:table-cell office:value-type="float" office:value="0.431523662175365" calcext:value-type="float">
            <text:p>0,431523662175365</text:p>
          </table:table-cell>
          <table:table-cell office:value-type="float" office:value="7.46649552786134" calcext:value-type="float">
            <text:p>7,46649552786134</text:p>
          </table:table-cell>
        </table:table-row>
        <table:table-row table:style-name="ro1">
          <table:table-cell office:value-type="float" office:value="8.03448500850401" calcext:value-type="float">
            <text:p>8,03448500850401</text:p>
          </table:table-cell>
          <table:table-cell office:value-type="float" office:value="6.45741496461701" calcext:value-type="float">
            <text:p>6,45741496461701</text:p>
          </table:table-cell>
        </table:table-row>
        <table:table-row table:style-name="ro1">
          <table:table-cell office:value-type="float" office:value="9.34225309930591" calcext:value-type="float">
            <text:p>9,34225309930591</text:p>
          </table:table-cell>
          <table:table-cell office:value-type="float" office:value="4.13913638741921" calcext:value-type="float">
            <text:p>4,13913638741921</text:p>
          </table:table-cell>
        </table:table-row>
        <table:table-row table:style-name="ro1">
          <table:table-cell office:value-type="float" office:value="0.563297326519642" calcext:value-type="float">
            <text:p>0,563297326519642</text:p>
          </table:table-cell>
          <table:table-cell office:value-type="float" office:value="4.7622331878502" calcext:value-type="float">
            <text:p>4,7622331878502</text:p>
          </table:table-cell>
        </table:table-row>
        <table:table-row table:style-name="ro1">
          <table:table-cell office:value-type="float" office:value="8.74624250466315" calcext:value-type="float">
            <text:p>8,74624250466315</text:p>
          </table:table-cell>
          <table:table-cell office:value-type="float" office:value="5.8636599339329" calcext:value-type="float">
            <text:p>5,8636599339329</text:p>
          </table:table-cell>
        </table:table-row>
        <table:table-row table:style-name="ro1">
          <table:table-cell office:value-type="float" office:value="9.43046623920759" calcext:value-type="float">
            <text:p>9,43046623920759</text:p>
          </table:table-cell>
          <table:table-cell office:value-type="float" office:value="6.23197779013292" calcext:value-type="float">
            <text:p>6,23197779013292</text:p>
          </table:table-cell>
        </table:table-row>
        <table:table-row table:style-name="ro1">
          <table:table-cell office:value-type="float" office:value="2.01758614543341" calcext:value-type="float">
            <text:p>2,01758614543341</text:p>
          </table:table-cell>
          <table:table-cell office:value-type="float" office:value="3.62649884511126" calcext:value-type="float">
            <text:p>3,62649884511126</text:p>
          </table:table-cell>
        </table:table-row>
        <table:table-row table:style-name="ro1">
          <table:table-cell office:value-type="float" office:value="5.2937752076253" calcext:value-type="float">
            <text:p>5,2937752076253</text:p>
          </table:table-cell>
          <table:table-cell office:value-type="float" office:value="3.38412958656285" calcext:value-type="float">
            <text:p>3,38412958656285</text:p>
          </table:table-cell>
        </table:table-row>
        <table:table-row table:style-name="ro1">
          <table:table-cell office:value-type="float" office:value="8.66047779078466" calcext:value-type="float">
            <text:p>8,66047779078466</text:p>
          </table:table-cell>
          <table:table-cell office:value-type="float" office:value="6.49684337136883" calcext:value-type="float">
            <text:p>6,49684337136883</text:p>
          </table:table-cell>
        </table:table-row>
        <table:table-row table:style-name="ro1">
          <table:table-cell office:value-type="float" office:value="3.69711066749535" calcext:value-type="float">
            <text:p>3,69711066749535</text:p>
          </table:table-cell>
          <table:table-cell office:value-type="float" office:value="3.85858092805738" calcext:value-type="float">
            <text:p>3,85858092805738</text:p>
          </table:table-cell>
        </table:table-row>
        <table:table-row table:style-name="ro1">
          <table:table-cell office:value-type="float" office:value="6.84691172510754" calcext:value-type="float">
            <text:p>6,84691172510754</text:p>
          </table:table-cell>
          <table:table-cell office:value-type="float" office:value="6.38625401166645" calcext:value-type="float">
            <text:p>6,38625401166645</text:p>
          </table:table-cell>
        </table:table-row>
        <table:table-row table:style-name="ro1">
          <table:table-cell office:value-type="float" office:value="5.89029706970003" calcext:value-type="float">
            <text:p>5,89029706970003</text:p>
          </table:table-cell>
          <table:table-cell office:value-type="float" office:value="4.07551496706437" calcext:value-type="float">
            <text:p>4,07551496706437</text:p>
          </table:table-cell>
        </table:table-row>
        <table:table-row table:style-name="ro1">
          <table:table-cell office:value-type="float" office:value="7.66907785752597" calcext:value-type="float">
            <text:p>7,66907785752597</text:p>
          </table:table-cell>
          <table:table-cell office:value-type="float" office:value="6.64786596369274" calcext:value-type="float">
            <text:p>6,64786596369274</text:p>
          </table:table-cell>
        </table:table-row>
        <table:table-row table:style-name="ro1">
          <table:table-cell office:value-type="float" office:value="1.84893630114717" calcext:value-type="float">
            <text:p>1,84893630114717</text:p>
          </table:table-cell>
          <table:table-cell office:value-type="float" office:value="3.92121649826535" calcext:value-type="float">
            <text:p>3,92121649826535</text:p>
          </table:table-cell>
        </table:table-row>
        <table:table-row table:style-name="ro1">
          <table:table-cell office:value-type="float" office:value="1.68872159973983" calcext:value-type="float">
            <text:p>1,68872159973983</text:p>
          </table:table-cell>
          <table:table-cell office:value-type="float" office:value="3.69277544845568" calcext:value-type="float">
            <text:p>3,69277544845568</text:p>
          </table:table-cell>
        </table:table-row>
        <table:table-row table:style-name="ro1">
          <table:table-cell office:value-type="float" office:value="5.54602865696623" calcext:value-type="float">
            <text:p>5,54602865696623</text:p>
          </table:table-cell>
          <table:table-cell office:value-type="float" office:value="3.24901381632617" calcext:value-type="float">
            <text:p>3,24901381632617</text:p>
          </table:table-cell>
        </table:table-row>
        <table:table-row table:style-name="ro1">
          <table:table-cell office:value-type="float" office:value="9.12430141052404" calcext:value-type="float">
            <text:p>9,12430141052404</text:p>
          </table:table-cell>
          <table:table-cell office:value-type="float" office:value="6.52463662060363" calcext:value-type="float">
            <text:p>6,52463662060363</text:p>
          </table:table-cell>
        </table:table-row>
        <table:table-row table:style-name="ro1">
          <table:table-cell office:value-type="float" office:value="8.81012934385712" calcext:value-type="float">
            <text:p>8,81012934385712</text:p>
          </table:table-cell>
          <table:table-cell office:value-type="float" office:value="3.24940326160162" calcext:value-type="float">
            <text:p>3,24940326160162</text:p>
          </table:table-cell>
        </table:table-row>
        <table:table-row table:style-name="ro1">
          <table:table-cell office:value-type="float" office:value="5.71056310965508" calcext:value-type="float">
            <text:p>5,71056310965508</text:p>
          </table:table-cell>
          <table:table-cell office:value-type="float" office:value="7.87944565578299" calcext:value-type="float">
            <text:p>7,87944565578299</text:p>
          </table:table-cell>
        </table:table-row>
        <table:table-row table:style-name="ro1">
          <table:table-cell office:value-type="float" office:value="8.92008783764138" calcext:value-type="float">
            <text:p>8,92008783764138</text:p>
          </table:table-cell>
          <table:table-cell office:value-type="float" office:value="5.70634974968267" calcext:value-type="float">
            <text:p>5,70634974968267</text:p>
          </table:table-cell>
        </table:table-row>
        <table:table-row table:style-name="ro1">
          <table:table-cell office:value-type="float" office:value="7.80417278198284" calcext:value-type="float">
            <text:p>7,80417278198284</text:p>
          </table:table-cell>
          <table:table-cell office:value-type="float" office:value="6.94765543222082" calcext:value-type="float">
            <text:p>6,94765543222082</text:p>
          </table:table-cell>
        </table:table-row>
        <table:table-row table:style-name="ro1">
          <table:table-cell office:value-type="float" office:value="7.55035140201572" calcext:value-type="float">
            <text:p>7,55035140201572</text:p>
          </table:table-cell>
          <table:table-cell office:value-type="float" office:value="6.07170945124831" calcext:value-type="float">
            <text:p>6,07170945124831</text:p>
          </table:table-cell>
        </table:table-row>
        <table:table-row table:style-name="ro1">
          <table:table-cell office:value-type="float" office:value="8.9803471384687" calcext:value-type="float">
            <text:p>8,9803471384687</text:p>
          </table:table-cell>
          <table:table-cell office:value-type="float" office:value="6.03734004690319" calcext:value-type="float">
            <text:p>6,03734004690319</text:p>
          </table:table-cell>
        </table:table-row>
        <table:table-row table:style-name="ro1">
          <table:table-cell office:value-type="float" office:value="6.52851566608948" calcext:value-type="float">
            <text:p>6,52851566608948</text:p>
          </table:table-cell>
          <table:table-cell office:value-type="float" office:value="4.32045414153406" calcext:value-type="float">
            <text:p>4,32045414153406</text:p>
          </table:table-cell>
        </table:table-row>
        <table:table-row table:style-name="ro1">
          <table:table-cell office:value-type="float" office:value="1.93267307200348" calcext:value-type="float">
            <text:p>1,93267307200348</text:p>
          </table:table-cell>
          <table:table-cell office:value-type="float" office:value="3.62851649435617" calcext:value-type="float">
            <text:p>3,62851649435617</text:p>
          </table:table-cell>
        </table:table-row>
        <table:table-row table:style-name="ro1">
          <table:table-cell office:value-type="float" office:value="8.42686194511235" calcext:value-type="float">
            <text:p>8,42686194511235</text:p>
          </table:table-cell>
          <table:table-cell office:value-type="float" office:value="5.92975547012157" calcext:value-type="float">
            <text:p>5,92975547012157</text:p>
          </table:table-cell>
        </table:table-row>
        <table:table-row table:style-name="ro1">
          <table:table-cell office:value-type="float" office:value="2.70731014031361" calcext:value-type="float">
            <text:p>2,70731014031361</text:p>
          </table:table-cell>
          <table:table-cell office:value-type="float" office:value="3.4888226320444" calcext:value-type="float">
            <text:p>3,4888226320444</text:p>
          </table:table-cell>
        </table:table-row>
        <table:table-row table:style-name="ro1">
          <table:table-cell office:value-type="float" office:value="8.90455906394621" calcext:value-type="float">
            <text:p>8,90455906394621</text:p>
          </table:table-cell>
          <table:table-cell office:value-type="float" office:value="3.23137558518885" calcext:value-type="float">
            <text:p>3,23137558518885</text:p>
          </table:table-cell>
        </table:table-row>
        <table:table-row table:style-name="ro1">
          <table:table-cell office:value-type="float" office:value="9.07721317421035" calcext:value-type="float">
            <text:p>9,07721317421035</text:p>
          </table:table-cell>
          <table:table-cell office:value-type="float" office:value="3.19843357870245" calcext:value-type="float">
            <text:p>3,19843357870245</text:p>
          </table:table-cell>
        </table:table-row>
        <table:table-row table:style-name="ro1">
          <table:table-cell office:value-type="float" office:value="5.59884355322912" calcext:value-type="float">
            <text:p>5,59884355322912</text:p>
          </table:table-cell>
          <table:table-cell office:value-type="float" office:value="7.45199328759918" calcext:value-type="float">
            <text:p>7,45199328759918</text:p>
          </table:table-cell>
        </table:table-row>
        <table:table-row table:style-name="ro1">
          <table:table-cell office:value-type="float" office:value="7.90564012758086" calcext:value-type="float">
            <text:p>7,90564012758086</text:p>
          </table:table-cell>
          <table:table-cell office:value-type="float" office:value="6.70969052171827" calcext:value-type="float">
            <text:p>6,70969052171827</text:p>
          </table:table-cell>
        </table:table-row>
        <table:table-row table:style-name="ro1">
          <table:table-cell office:value-type="float" office:value="8.2476211601709" calcext:value-type="float">
            <text:p>8,2476211601709</text:p>
          </table:table-cell>
          <table:table-cell office:value-type="float" office:value="5.83854020378847" calcext:value-type="float">
            <text:p>5,83854020378847</text:p>
          </table:table-cell>
        </table:table-row>
        <table:table-row table:style-name="ro1">
          <table:table-cell office:value-type="float" office:value="1.00803672234625" calcext:value-type="float">
            <text:p>1,00803672234625</text:p>
          </table:table-cell>
          <table:table-cell office:value-type="float" office:value="0.477040579826074" calcext:value-type="float">
            <text:p>0,477040579826074</text:p>
          </table:table-cell>
        </table:table-row>
        <table:table-row table:style-name="ro1">
          <table:table-cell office:value-type="float" office:value="8.61133591210646" calcext:value-type="float">
            <text:p>8,61133591210646</text:p>
          </table:table-cell>
          <table:table-cell office:value-type="float" office:value="6.79683332407296" calcext:value-type="float">
            <text:p>6,79683332407296</text:p>
          </table:table-cell>
        </table:table-row>
        <table:table-row table:style-name="ro1">
          <table:table-cell office:value-type="float" office:value="4.44223855237637" calcext:value-type="float">
            <text:p>4,44223855237637</text:p>
          </table:table-cell>
          <table:table-cell office:value-type="float" office:value="7.62167661467029" calcext:value-type="float">
            <text:p>7,62167661467029</text:p>
          </table:table-cell>
        </table:table-row>
        <table:table-row table:style-name="ro1">
          <table:table-cell office:value-type="float" office:value="4.75946754359727" calcext:value-type="float">
            <text:p>4,75946754359727</text:p>
          </table:table-cell>
          <table:table-cell office:value-type="float" office:value="3.1625258005492" calcext:value-type="float">
            <text:p>3,1625258005492</text:p>
          </table:table-cell>
        </table:table-row>
        <table:table-row table:style-name="ro1">
          <table:table-cell office:value-type="float" office:value="7.37217652521882" calcext:value-type="float">
            <text:p>7,37217652521882</text:p>
          </table:table-cell>
          <table:table-cell office:value-type="float" office:value="6.95939786556673" calcext:value-type="float">
            <text:p>6,95939786556673</text:p>
          </table:table-cell>
        </table:table-row>
        <table:table-row table:style-name="ro1">
          <table:table-cell office:value-type="float" office:value="2.13735223429684" calcext:value-type="float">
            <text:p>2,13735223429684</text:p>
          </table:table-cell>
          <table:table-cell office:value-type="float" office:value="3.32769552333695" calcext:value-type="float">
            <text:p>3,32769552333695</text:p>
          </table:table-cell>
        </table:table-row>
        <table:table-row table:style-name="ro1">
          <table:table-cell office:value-type="float" office:value="5.98123577541069" calcext:value-type="float">
            <text:p>5,98123577541069</text:p>
          </table:table-cell>
          <table:table-cell office:value-type="float" office:value="6.84152554670757" calcext:value-type="float">
            <text:p>6,84152554670757</text:p>
          </table:table-cell>
        </table:table-row>
        <table:table-row table:style-name="ro1">
          <table:table-cell office:value-type="float" office:value="9.2452998617524" calcext:value-type="float">
            <text:p>9,2452998617524</text:p>
          </table:table-cell>
          <table:table-cell office:value-type="float" office:value="4.15663905395553" calcext:value-type="float">
            <text:p>4,15663905395553</text:p>
          </table:table-cell>
        </table:table-row>
        <table:table-row table:style-name="ro1">
          <table:table-cell office:value-type="float" office:value="0.643809247859581" calcext:value-type="float">
            <text:p>0,643809247859581</text:p>
          </table:table-cell>
          <table:table-cell office:value-type="float" office:value="3.66614211510691" calcext:value-type="float">
            <text:p>3,66614211510691</text:p>
          </table:table-cell>
        </table:table-row>
        <table:table-row table:style-name="ro1">
          <table:table-cell office:value-type="float" office:value="0.473682287066656" calcext:value-type="float">
            <text:p>0,473682287066656</text:p>
          </table:table-cell>
          <table:table-cell office:value-type="float" office:value="4.34537850257304" calcext:value-type="float">
            <text:p>4,34537850257304</text:p>
          </table:table-cell>
        </table:table-row>
        <table:table-row table:style-name="ro1">
          <table:table-cell office:value-type="float" office:value="9.81213757460329" calcext:value-type="float">
            <text:p>9,81213757460329</text:p>
          </table:table-cell>
          <table:table-cell office:value-type="float" office:value="3.07955925263547" calcext:value-type="float">
            <text:p>3,07955925263547</text:p>
          </table:table-cell>
        </table:table-row>
        <table:table-row table:style-name="ro1">
          <table:table-cell office:value-type="float" office:value="1.52633872065725" calcext:value-type="float">
            <text:p>1,52633872065725</text:p>
          </table:table-cell>
          <table:table-cell office:value-type="float" office:value="3.47457962643748" calcext:value-type="float">
            <text:p>3,47457962643748</text:p>
          </table:table-cell>
        </table:table-row>
        <table:table-row table:style-name="ro1">
          <table:table-cell office:value-type="float" office:value="1.81246352329624" calcext:value-type="float">
            <text:p>1,81246352329624</text:p>
          </table:table-cell>
          <table:table-cell office:value-type="float" office:value="3.68369171150361" calcext:value-type="float">
            <text:p>3,68369171150361</text:p>
          </table:table-cell>
        </table:table-row>
        <table:table-row table:style-name="ro1">
          <table:table-cell office:value-type="float" office:value="3.0177441547909" calcext:value-type="float">
            <text:p>3,0177441547909</text:p>
          </table:table-cell>
          <table:table-cell office:value-type="float" office:value="3.41735716733724" calcext:value-type="float">
            <text:p>3,41735716733724</text:p>
          </table:table-cell>
        </table:table-row>
        <table:table-row table:style-name="ro1">
          <table:table-cell office:value-type="float" office:value="11.6856404453763" calcext:value-type="float">
            <text:p>11,6856404453763</text:p>
          </table:table-cell>
          <table:table-cell office:value-type="float" office:value="1.02700525093244" calcext:value-type="float">
            <text:p>1,02700525093244</text:p>
          </table:table-cell>
        </table:table-row>
        <table:table-row table:style-name="ro1">
          <table:table-cell office:value-type="float" office:value="7.28484424572386" calcext:value-type="float">
            <text:p>7,28484424572386</text:p>
          </table:table-cell>
          <table:table-cell office:value-type="float" office:value="7.00557022336328" calcext:value-type="float">
            <text:p>7,00557022336328</text:p>
          </table:table-cell>
        </table:table-row>
        <table:table-row table:style-name="ro1">
          <table:table-cell office:value-type="float" office:value="1.27481537071746" calcext:value-type="float">
            <text:p>1,27481537071746</text:p>
          </table:table-cell>
          <table:table-cell office:value-type="float" office:value="0.641333644103399" calcext:value-type="float">
            <text:p>0,641333644103399</text:p>
          </table:table-cell>
        </table:table-row>
        <table:table-row table:style-name="ro1">
          <table:table-cell office:value-type="float" office:value="6.75538627656586" calcext:value-type="float">
            <text:p>6,75538627656586</text:p>
          </table:table-cell>
          <table:table-cell office:value-type="float" office:value="7.44537152409798" calcext:value-type="float">
            <text:p>7,44537152409798</text:p>
          </table:table-cell>
        </table:table-row>
        <table:table-row table:style-name="ro1">
          <table:table-cell office:value-type="float" office:value="8.78548908324931" calcext:value-type="float">
            <text:p>8,78548908324931</text:p>
          </table:table-cell>
          <table:table-cell office:value-type="float" office:value="5.74276393041402" calcext:value-type="float">
            <text:p>5,74276393041402</text:p>
          </table:table-cell>
        </table:table-row>
        <table:table-row table:style-name="ro1">
          <table:table-cell office:value-type="float" office:value="3.38277328552685" calcext:value-type="float">
            <text:p>3,38277328552685</text:p>
          </table:table-cell>
          <table:table-cell office:value-type="float" office:value="3.82198589965697" calcext:value-type="float">
            <text:p>3,82198589965697</text:p>
          </table:table-cell>
        </table:table-row>
        <table:table-row table:style-name="ro1">
          <table:table-cell office:value-type="float" office:value="3.71488334828803" calcext:value-type="float">
            <text:p>3,71488334828803</text:p>
          </table:table-cell>
          <table:table-cell office:value-type="float" office:value="3.62632671446186" calcext:value-type="float">
            <text:p>3,62632671446186</text:p>
          </table:table-cell>
        </table:table-row>
        <table:table-row table:style-name="ro1">
          <table:table-cell office:value-type="float" office:value="6.08972495889558" calcext:value-type="float">
            <text:p>6,08972495889558</text:p>
          </table:table-cell>
          <table:table-cell office:value-type="float" office:value="7.04950569996063" calcext:value-type="float">
            <text:p>7,04950569996063</text:p>
          </table:table-cell>
        </table:table-row>
        <table:table-row table:style-name="ro1">
          <table:table-cell office:value-type="float" office:value="2.25029199848578" calcext:value-type="float">
            <text:p>2,25029199848578</text:p>
          </table:table-cell>
          <table:table-cell office:value-type="float" office:value="3.6703853389678" calcext:value-type="float">
            <text:p>3,6703853389678</text:p>
          </table:table-cell>
        </table:table-row>
        <table:table-row table:style-name="ro1">
          <table:table-cell office:value-type="float" office:value="-0.164658795712227" calcext:value-type="float">
            <text:p>-0,164658795712227</text:p>
          </table:table-cell>
          <table:table-cell office:value-type="float" office:value="5.79609210977065" calcext:value-type="float">
            <text:p>5,79609210977065</text:p>
          </table:table-cell>
        </table:table-row>
        <table:table-row table:style-name="ro1">
          <table:table-cell office:value-type="float" office:value="4.70344913941409" calcext:value-type="float">
            <text:p>4,70344913941409</text:p>
          </table:table-cell>
          <table:table-cell office:value-type="float" office:value="2.55212601972543" calcext:value-type="float">
            <text:p>2,55212601972543</text:p>
          </table:table-cell>
        </table:table-row>
        <table:table-row table:style-name="ro1">
          <table:table-cell office:value-type="float" office:value="2.06500640541229" calcext:value-type="float">
            <text:p>2,06500640541229</text:p>
          </table:table-cell>
          <table:table-cell office:value-type="float" office:value="3.51958846839267" calcext:value-type="float">
            <text:p>3,51958846839267</text:p>
          </table:table-cell>
        </table:table-row>
        <table:table-row table:style-name="ro1">
          <table:table-cell office:value-type="float" office:value="4.66416712016721" calcext:value-type="float">
            <text:p>4,66416712016721</text:p>
          </table:table-cell>
          <table:table-cell office:value-type="float" office:value="2.82901395098709" calcext:value-type="float">
            <text:p>2,82901395098709</text:p>
          </table:table-cell>
        </table:table-row>
        <table:table-row table:style-name="ro1">
          <table:table-cell office:value-type="float" office:value="8.93423341459113" calcext:value-type="float">
            <text:p>8,93423341459113</text:p>
          </table:table-cell>
          <table:table-cell office:value-type="float" office:value="5.30205235127519" calcext:value-type="float">
            <text:p>5,30205235127519</text:p>
          </table:table-cell>
        </table:table-row>
        <table:table-row table:style-name="ro1">
          <table:table-cell office:value-type="float" office:value="2.06430236648361" calcext:value-type="float">
            <text:p>2,06430236648361</text:p>
          </table:table-cell>
          <table:table-cell office:value-type="float" office:value="3.55723749111376" calcext:value-type="float">
            <text:p>3,55723749111376</text:p>
          </table:table-cell>
        </table:table-row>
        <table:table-row table:style-name="ro1">
          <table:table-cell office:value-type="float" office:value="5.06754980338529" calcext:value-type="float">
            <text:p>5,06754980338529</text:p>
          </table:table-cell>
          <table:table-cell office:value-type="float" office:value="3.15668350483028" calcext:value-type="float">
            <text:p>3,15668350483028</text:p>
          </table:table-cell>
        </table:table-row>
        <table:table-row table:style-name="ro1">
          <table:table-cell office:value-type="float" office:value="2.01290310450973" calcext:value-type="float">
            <text:p>2,01290310450973</text:p>
          </table:table-cell>
          <table:table-cell office:value-type="float" office:value="3.53698428523965" calcext:value-type="float">
            <text:p>3,53698428523965</text:p>
          </table:table-cell>
        </table:table-row>
        <table:table-row table:style-name="ro1">
          <table:table-cell office:value-type="float" office:value="5.22436292001089" calcext:value-type="float">
            <text:p>5,22436292001089</text:p>
          </table:table-cell>
          <table:table-cell office:value-type="float" office:value="7.88732483863806" calcext:value-type="float">
            <text:p>7,88732483863806</text:p>
          </table:table-cell>
        </table:table-row>
        <table:table-row table:style-name="ro1">
          <table:table-cell office:value-type="float" office:value="8.42520162093544" calcext:value-type="float">
            <text:p>8,42520162093544</text:p>
          </table:table-cell>
          <table:table-cell office:value-type="float" office:value="7.07291449672449" calcext:value-type="float">
            <text:p>7,07291449672449</text:p>
          </table:table-cell>
        </table:table-row>
        <table:table-row table:style-name="ro1">
          <table:table-cell office:value-type="float" office:value="8.60313119848813" calcext:value-type="float">
            <text:p>8,60313119848813</text:p>
          </table:table-cell>
          <table:table-cell office:value-type="float" office:value="6.20507429805717" calcext:value-type="float">
            <text:p>6,20507429805717</text:p>
          </table:table-cell>
        </table:table-row>
        <table:table-row table:style-name="ro1">
          <table:table-cell office:value-type="float" office:value="6.03274711677418" calcext:value-type="float">
            <text:p>6,03274711677418</text:p>
          </table:table-cell>
          <table:table-cell office:value-type="float" office:value="7.58083775306584" calcext:value-type="float">
            <text:p>7,58083775306584</text:p>
          </table:table-cell>
        </table:table-row>
        <table:table-row table:style-name="ro1">
          <table:table-cell office:value-type="float" office:value="0.954069989939673" calcext:value-type="float">
            <text:p>0,954069989939673</text:p>
          </table:table-cell>
          <table:table-cell office:value-type="float" office:value="4.15611325876443" calcext:value-type="float">
            <text:p>4,15611325876443</text:p>
          </table:table-cell>
        </table:table-row>
        <table:table-row table:style-name="ro1">
          <table:table-cell office:value-type="float" office:value="9.13790588681972" calcext:value-type="float">
            <text:p>9,13790588681972</text:p>
          </table:table-cell>
          <table:table-cell office:value-type="float" office:value="4.08141916723288" calcext:value-type="float">
            <text:p>4,08141916723288</text:p>
          </table:table-cell>
        </table:table-row>
        <table:table-row table:style-name="ro1">
          <table:table-cell office:value-type="float" office:value="7.27249242341704" calcext:value-type="float">
            <text:p>7,27249242341704</text:p>
          </table:table-cell>
          <table:table-cell office:value-type="float" office:value="7.16239595153232" calcext:value-type="float">
            <text:p>7,16239595153232</text:p>
          </table:table-cell>
        </table:table-row>
        <table:table-row table:style-name="ro1">
          <table:table-cell office:value-type="float" office:value="7.90066212200197" calcext:value-type="float">
            <text:p>7,90066212200197</text:p>
          </table:table-cell>
          <table:table-cell office:value-type="float" office:value="6.81685932179713" calcext:value-type="float">
            <text:p>6,81685932179713</text:p>
          </table:table-cell>
        </table:table-row>
        <table:table-row table:style-name="ro1">
          <table:table-cell office:value-type="float" office:value="7.32455684666817" calcext:value-type="float">
            <text:p>7,32455684666817</text:p>
          </table:table-cell>
          <table:table-cell office:value-type="float" office:value="6.87498195285999" calcext:value-type="float">
            <text:p>6,87498195285999</text:p>
          </table:table-cell>
        </table:table-row>
        <table:table-row table:style-name="ro1">
          <table:table-cell office:value-type="float" office:value="7.4791997812685" calcext:value-type="float">
            <text:p>7,4791997812685</text:p>
          </table:table-cell>
          <table:table-cell office:value-type="float" office:value="6.22074384847333" calcext:value-type="float">
            <text:p>6,22074384847333</text:p>
          </table:table-cell>
        </table:table-row>
        <table:table-row table:style-name="ro1">
          <table:table-cell office:value-type="float" office:value="9.2107352330733" calcext:value-type="float">
            <text:p>9,2107352330733</text:p>
          </table:table-cell>
          <table:table-cell office:value-type="float" office:value="1.98469900898159" calcext:value-type="float">
            <text:p>1,98469900898159</text:p>
          </table:table-cell>
        </table:table-row>
        <table:table-row table:style-name="ro1">
          <table:table-cell office:value-type="float" office:value="1.36846346448151" calcext:value-type="float">
            <text:p>1,36846346448151</text:p>
          </table:table-cell>
          <table:table-cell office:value-type="float" office:value="4.73649359800825" calcext:value-type="float">
            <text:p>4,73649359800825</text:p>
          </table:table-cell>
        </table:table-row>
        <table:table-row table:style-name="ro1">
          <table:table-cell office:value-type="float" office:value="5.29587427697952" calcext:value-type="float">
            <text:p>5,29587427697952</text:p>
          </table:table-cell>
          <table:table-cell office:value-type="float" office:value="3.12370703947085" calcext:value-type="float">
            <text:p>3,12370703947085</text:p>
          </table:table-cell>
        </table:table-row>
        <table:table-row table:style-name="ro1">
          <table:table-cell office:value-type="float" office:value="8.66609670212383" calcext:value-type="float">
            <text:p>8,66609670212383</text:p>
          </table:table-cell>
          <table:table-cell office:value-type="float" office:value="5.20670486253154" calcext:value-type="float">
            <text:p>5,20670486253154</text:p>
          </table:table-cell>
        </table:table-row>
        <table:table-row table:style-name="ro1">
          <table:table-cell office:value-type="float" office:value="10.9853017483825" calcext:value-type="float">
            <text:p>10,9853017483825</text:p>
          </table:table-cell>
          <table:table-cell office:value-type="float" office:value="0.997725647490285" calcext:value-type="float">
            <text:p>0,997725647490285</text:p>
          </table:table-cell>
        </table:table-row>
        <table:table-row table:style-name="ro1">
          <table:table-cell office:value-type="float" office:value="6.79257224008802" calcext:value-type="float">
            <text:p>6,79257224008802</text:p>
          </table:table-cell>
          <table:table-cell office:value-type="float" office:value="6.81977772294612" calcext:value-type="float">
            <text:p>6,81977772294612</text:p>
          </table:table-cell>
        </table:table-row>
        <table:table-row table:style-name="ro1">
          <table:table-cell office:value-type="float" office:value="5.29455272405746" calcext:value-type="float">
            <text:p>5,29455272405746</text:p>
          </table:table-cell>
          <table:table-cell office:value-type="float" office:value="7.55325922185361" calcext:value-type="float">
            <text:p>7,55325922185361</text:p>
          </table:table-cell>
        </table:table-row>
        <table:table-row table:style-name="ro1">
          <table:table-cell office:value-type="float" office:value="5.65499425661579" calcext:value-type="float">
            <text:p>5,65499425661579</text:p>
          </table:table-cell>
          <table:table-cell office:value-type="float" office:value="3.67824345859307" calcext:value-type="float">
            <text:p>3,67824345859307</text:p>
          </table:table-cell>
        </table:table-row>
        <table:table-row table:style-name="ro1">
          <table:table-cell office:value-type="float" office:value="6.74528646976805" calcext:value-type="float">
            <text:p>6,74528646976805</text:p>
          </table:table-cell>
          <table:table-cell office:value-type="float" office:value="4.27007095610819" calcext:value-type="float">
            <text:p>4,27007095610819</text:p>
          </table:table-cell>
        </table:table-row>
        <table:table-row table:style-name="ro1">
          <table:table-cell office:value-type="float" office:value="5.77585540341114" calcext:value-type="float">
            <text:p>5,77585540341114</text:p>
          </table:table-cell>
          <table:table-cell office:value-type="float" office:value="6.80163360696902" calcext:value-type="float">
            <text:p>6,80163360696902</text:p>
          </table:table-cell>
        </table:table-row>
        <table:table-row table:style-name="ro1">
          <table:table-cell office:value-type="float" office:value="6.61812779585892" calcext:value-type="float">
            <text:p>6,61812779585892</text:p>
          </table:table-cell>
          <table:table-cell office:value-type="float" office:value="7.59966537881696" calcext:value-type="float">
            <text:p>7,59966537881696</text:p>
          </table:table-cell>
        </table:table-row>
        <table:table-row table:style-name="ro1">
          <table:table-cell office:value-type="float" office:value="6.07040054595492" calcext:value-type="float">
            <text:p>6,07040054595492</text:p>
          </table:table-cell>
          <table:table-cell office:value-type="float" office:value="7.99397803078132" calcext:value-type="float">
            <text:p>7,99397803078132</text:p>
          </table:table-cell>
        </table:table-row>
        <table:table-row table:style-name="ro1">
          <table:table-cell office:value-type="float" office:value="6.58153086929182" calcext:value-type="float">
            <text:p>6,58153086929182</text:p>
          </table:table-cell>
          <table:table-cell office:value-type="float" office:value="4.08586163238186" calcext:value-type="float">
            <text:p>4,08586163238186</text:p>
          </table:table-cell>
        </table:table-row>
        <table:table-row table:style-name="ro1">
          <table:table-cell office:value-type="float" office:value="8.07086862783428" calcext:value-type="float">
            <text:p>8,07086862783428</text:p>
          </table:table-cell>
          <table:table-cell office:value-type="float" office:value="7.2891440374212" calcext:value-type="float">
            <text:p>7,2891440374212</text:p>
          </table:table-cell>
        </table:table-row>
        <table:table-row table:style-name="ro1">
          <table:table-cell office:value-type="float" office:value="8.0816000754991" calcext:value-type="float">
            <text:p>8,0816000754991</text:p>
          </table:table-cell>
          <table:table-cell office:value-type="float" office:value="5.32084970380001" calcext:value-type="float">
            <text:p>5,32084970380001</text:p>
          </table:table-cell>
        </table:table-row>
        <table:table-row table:style-name="ro1">
          <table:table-cell office:value-type="float" office:value="8.92641234824164" calcext:value-type="float">
            <text:p>8,92641234824164</text:p>
          </table:table-cell>
          <table:table-cell office:value-type="float" office:value="5.18039420562395" calcext:value-type="float">
            <text:p>5,18039420562395</text:p>
          </table:table-cell>
        </table:table-row>
        <table:table-row table:style-name="ro1">
          <table:table-cell office:value-type="float" office:value="0.863415068779134" calcext:value-type="float">
            <text:p>0,863415068779134</text:p>
          </table:table-cell>
          <table:table-cell office:value-type="float" office:value="5.56453603423763" calcext:value-type="float">
            <text:p>5,56453603423763</text:p>
          </table:table-cell>
        </table:table-row>
        <table:table-row table:style-name="ro1">
          <table:table-cell office:value-type="float" office:value="4.6310520043076" calcext:value-type="float">
            <text:p>4,6310520043076</text:p>
          </table:table-cell>
          <table:table-cell office:value-type="float" office:value="3.76263455221143" calcext:value-type="float">
            <text:p>3,76263455221143</text:p>
          </table:table-cell>
        </table:table-row>
        <table:table-row table:style-name="ro1">
          <table:table-cell office:value-type="float" office:value="8.3870661897745" calcext:value-type="float">
            <text:p>8,3870661897745</text:p>
          </table:table-cell>
          <table:table-cell office:value-type="float" office:value="6.38191679746929" calcext:value-type="float">
            <text:p>6,38191679746929</text:p>
          </table:table-cell>
        </table:table-row>
        <table:table-row table:style-name="ro1">
          <table:table-cell office:value-type="float" office:value="8.96505416335769" calcext:value-type="float">
            <text:p>8,96505416335769</text:p>
          </table:table-cell>
          <table:table-cell office:value-type="float" office:value="5.75299172280999" calcext:value-type="float">
            <text:p>5,75299172280999</text:p>
          </table:table-cell>
        </table:table-row>
        <table:table-row table:style-name="ro1">
          <table:table-cell office:value-type="float" office:value="6.50375612104269" calcext:value-type="float">
            <text:p>6,50375612104269</text:p>
          </table:table-cell>
          <table:table-cell office:value-type="float" office:value="7.86357026700421" calcext:value-type="float">
            <text:p>7,86357026700421</text:p>
          </table:table-cell>
        </table:table-row>
        <table:table-row table:style-name="ro1">
          <table:table-cell office:value-type="float" office:value="1.56876040139811" calcext:value-type="float">
            <text:p>1,56876040139811</text:p>
          </table:table-cell>
          <table:table-cell office:value-type="float" office:value="3.90272272982095" calcext:value-type="float">
            <text:p>3,90272272982095</text:p>
          </table:table-cell>
        </table:table-row>
        <table:table-row table:style-name="ro1">
          <table:table-cell office:value-type="float" office:value="9.53695656691318" calcext:value-type="float">
            <text:p>9,53695656691318</text:p>
          </table:table-cell>
          <table:table-cell office:value-type="float" office:value="3.50587653390866" calcext:value-type="float">
            <text:p>3,50587653390866</text:p>
          </table:table-cell>
        </table:table-row>
        <table:table-row table:style-name="ro1">
          <table:table-cell office:value-type="float" office:value="7.80978943079859" calcext:value-type="float">
            <text:p>7,80978943079859</text:p>
          </table:table-cell>
          <table:table-cell office:value-type="float" office:value="6.98700666920067" calcext:value-type="float">
            <text:p>6,98700666920067</text:p>
          </table:table-cell>
        </table:table-row>
        <table:table-row table:style-name="ro1">
          <table:table-cell office:value-type="float" office:value="4.57104837174387" calcext:value-type="float">
            <text:p>4,57104837174387</text:p>
          </table:table-cell>
          <table:table-cell office:value-type="float" office:value="3.94521099843158" calcext:value-type="float">
            <text:p>3,94521099843158</text:p>
          </table:table-cell>
        </table:table-row>
        <table:table-row table:style-name="ro1">
          <table:table-cell office:value-type="float" office:value="1.8748022027908" calcext:value-type="float">
            <text:p>1,8748022027908</text:p>
          </table:table-cell>
          <table:table-cell office:value-type="float" office:value="3.50299262681965" calcext:value-type="float">
            <text:p>3,50299262681965</text:p>
          </table:table-cell>
        </table:table-row>
        <table:table-row table:style-name="ro1">
          <table:table-cell office:value-type="float" office:value="1.68580801119877" calcext:value-type="float">
            <text:p>1,68580801119877</text:p>
          </table:table-cell>
          <table:table-cell office:value-type="float" office:value="3.87312719390085" calcext:value-type="float">
            <text:p>3,87312719390085</text:p>
          </table:table-cell>
        </table:table-row>
        <table:table-row table:style-name="ro1">
          <table:table-cell office:value-type="float" office:value="6.46531558961862" calcext:value-type="float">
            <text:p>6,46531558961862</text:p>
          </table:table-cell>
          <table:table-cell office:value-type="float" office:value="7.55814801203853" calcext:value-type="float">
            <text:p>7,55814801203853</text:p>
          </table:table-cell>
        </table:table-row>
        <table:table-row table:style-name="ro1">
          <table:table-cell office:value-type="float" office:value="0.240786146216662" calcext:value-type="float">
            <text:p>0,240786146216662</text:p>
          </table:table-cell>
          <table:table-cell office:value-type="float" office:value="8.06280412559489" calcext:value-type="float">
            <text:p>8,06280412559489</text:p>
          </table:table-cell>
        </table:table-row>
        <table:table-row table:style-name="ro1">
          <table:table-cell office:value-type="float" office:value="8.86324494715764" calcext:value-type="float">
            <text:p>8,86324494715764</text:p>
          </table:table-cell>
          <table:table-cell office:value-type="float" office:value="5.77336023493203" calcext:value-type="float">
            <text:p>5,77336023493203</text:p>
          </table:table-cell>
        </table:table-row>
        <table:table-row table:style-name="ro1">
          <table:table-cell office:value-type="float" office:value="8.34668962745769" calcext:value-type="float">
            <text:p>8,34668962745769</text:p>
          </table:table-cell>
          <table:table-cell office:value-type="float" office:value="4.52669091246492" calcext:value-type="float">
            <text:p>4,52669091246492</text:p>
          </table:table-cell>
        </table:table-row>
        <table:table-row table:style-name="ro1">
          <table:table-cell office:value-type="float" office:value="8.45410232550318" calcext:value-type="float">
            <text:p>8,45410232550318</text:p>
          </table:table-cell>
          <table:table-cell office:value-type="float" office:value="5.92628577654007" calcext:value-type="float">
            <text:p>5,92628577654007</text:p>
          </table:table-cell>
        </table:table-row>
        <table:table-row table:style-name="ro1">
          <table:table-cell office:value-type="float" office:value="8.92948107703094" calcext:value-type="float">
            <text:p>8,92948107703094</text:p>
          </table:table-cell>
          <table:table-cell office:value-type="float" office:value="5.48971771527455" calcext:value-type="float">
            <text:p>5,48971771527455</text:p>
          </table:table-cell>
        </table:table-row>
        <table:table-row table:style-name="ro1">
          <table:table-cell office:value-type="float" office:value="8.89542768146682" calcext:value-type="float">
            <text:p>8,89542768146682</text:p>
          </table:table-cell>
          <table:table-cell office:value-type="float" office:value="2.49760926679544" calcext:value-type="float">
            <text:p>2,49760926679544</text:p>
          </table:table-cell>
        </table:table-row>
        <table:table-row table:style-name="ro1">
          <table:table-cell office:value-type="float" office:value="4.68235037579602" calcext:value-type="float">
            <text:p>4,68235037579602</text:p>
          </table:table-cell>
          <table:table-cell office:value-type="float" office:value="2.83957036802455" calcext:value-type="float">
            <text:p>2,83957036802455</text:p>
          </table:table-cell>
        </table:table-row>
        <table:table-row table:style-name="ro1">
          <table:table-cell office:value-type="float" office:value="5.74711723484211" calcext:value-type="float">
            <text:p>5,74711723484211</text:p>
          </table:table-cell>
          <table:table-cell office:value-type="float" office:value="3.48559089622432" calcext:value-type="float">
            <text:p>3,48559089622432</text:p>
          </table:table-cell>
        </table:table-row>
        <table:table-row table:style-name="ro1">
          <table:table-cell office:value-type="float" office:value="3.25314078351883" calcext:value-type="float">
            <text:p>3,25314078351883</text:p>
          </table:table-cell>
          <table:table-cell office:value-type="float" office:value="3.93308373860686" calcext:value-type="float">
            <text:p>3,93308373860686</text:p>
          </table:table-cell>
        </table:table-row>
        <table:table-row table:style-name="ro1">
          <table:table-cell office:value-type="float" office:value="2.26464981478085" calcext:value-type="float">
            <text:p>2,26464981478085</text:p>
          </table:table-cell>
          <table:table-cell office:value-type="float" office:value="3.45745944024253" calcext:value-type="float">
            <text:p>3,45745944024253</text:p>
          </table:table-cell>
        </table:table-row>
        <table:table-row table:style-name="ro1">
          <table:table-cell office:value-type="float" office:value="1.22858033389096" calcext:value-type="float">
            <text:p>1,22858033389096</text:p>
          </table:table-cell>
          <table:table-cell office:value-type="float" office:value="3.33317755345417" calcext:value-type="float">
            <text:p>3,33317755345417</text:p>
          </table:table-cell>
        </table:table-row>
        <table:table-row table:style-name="ro1">
          <table:table-cell office:value-type="float" office:value="3.22010830728934" calcext:value-type="float">
            <text:p>3,22010830728934</text:p>
          </table:table-cell>
          <table:table-cell office:value-type="float" office:value="3.13955536306478" calcext:value-type="float">
            <text:p>3,13955536306478</text:p>
          </table:table-cell>
        </table:table-row>
        <table:table-row table:style-name="ro1">
          <table:table-cell office:value-type="float" office:value="8.54857791091138" calcext:value-type="float">
            <text:p>8,54857791091138</text:p>
          </table:table-cell>
          <table:table-cell office:value-type="float" office:value="5.5570982086269" calcext:value-type="float">
            <text:p>5,5570982086269</text:p>
          </table:table-cell>
        </table:table-row>
        <table:table-row table:style-name="ro1">
          <table:table-cell office:value-type="float" office:value="2.16840098819631" calcext:value-type="float">
            <text:p>2,16840098819631</text:p>
          </table:table-cell>
          <table:table-cell office:value-type="float" office:value="3.38136182417548" calcext:value-type="float">
            <text:p>3,38136182417548</text:p>
          </table:table-cell>
        </table:table-row>
        <table:table-row table:style-name="ro1">
          <table:table-cell office:value-type="float" office:value="1.26969886605368" calcext:value-type="float">
            <text:p>1,26969886605368</text:p>
          </table:table-cell>
          <table:table-cell office:value-type="float" office:value="4.46664709600936" calcext:value-type="float">
            <text:p>4,46664709600936</text:p>
          </table:table-cell>
        </table:table-row>
        <table:table-row table:style-name="ro1">
          <table:table-cell office:value-type="float" office:value="8.11387135683766" calcext:value-type="float">
            <text:p>8,11387135683766</text:p>
          </table:table-cell>
          <table:table-cell office:value-type="float" office:value="7.29522292055205" calcext:value-type="float">
            <text:p>7,29522292055205</text:p>
          </table:table-cell>
        </table:table-row>
        <table:table-row table:style-name="ro1">
          <table:table-cell office:value-type="float" office:value="7.20530417078672" calcext:value-type="float">
            <text:p>7,20530417078672</text:p>
          </table:table-cell>
          <table:table-cell office:value-type="float" office:value="7.99713637167692" calcext:value-type="float">
            <text:p>7,99713637167692</text:p>
          </table:table-cell>
        </table:table-row>
        <table:table-row table:style-name="ro1">
          <table:table-cell office:value-type="float" office:value="3.35879572218003" calcext:value-type="float">
            <text:p>3,35879572218003</text:p>
          </table:table-cell>
          <table:table-cell office:value-type="float" office:value="2.97215055532" calcext:value-type="float">
            <text:p>2,97215055532</text:p>
          </table:table-cell>
        </table:table-row>
        <table:table-row table:style-name="ro1">
          <table:table-cell office:value-type="float" office:value="2.03876197579635" calcext:value-type="float">
            <text:p>2,03876197579635</text:p>
          </table:table-cell>
          <table:table-cell office:value-type="float" office:value="3.78501141709852" calcext:value-type="float">
            <text:p>3,78501141709852</text:p>
          </table:table-cell>
        </table:table-row>
        <table:table-row table:style-name="ro1">
          <table:table-cell office:value-type="float" office:value="7.96872515078261" calcext:value-type="float">
            <text:p>7,96872515078261</text:p>
          </table:table-cell>
          <table:table-cell office:value-type="float" office:value="6.70797058797919" calcext:value-type="float">
            <text:p>6,70797058797919</text:p>
          </table:table-cell>
        </table:table-row>
        <table:table-row table:style-name="ro1">
          <table:table-cell office:value-type="float" office:value="9.0859387493634" calcext:value-type="float">
            <text:p>9,0859387493634</text:p>
          </table:table-cell>
          <table:table-cell office:value-type="float" office:value="6.47847023254213" calcext:value-type="float">
            <text:p>6,47847023254213</text:p>
          </table:table-cell>
        </table:table-row>
        <table:table-row table:style-name="ro1">
          <table:table-cell office:value-type="float" office:value="1.98617311887558" calcext:value-type="float">
            <text:p>1,98617311887558</text:p>
          </table:table-cell>
          <table:table-cell office:value-type="float" office:value="3.75567461356212" calcext:value-type="float">
            <text:p>3,75567461356212</text:p>
          </table:table-cell>
        </table:table-row>
        <table:table-row table:style-name="ro1">
          <table:table-cell office:value-type="float" office:value="4.01400251729033" calcext:value-type="float">
            <text:p>4,01400251729033</text:p>
          </table:table-cell>
          <table:table-cell office:value-type="float" office:value="6.9799661114775" calcext:value-type="float">
            <text:p>6,9799661114775</text:p>
          </table:table-cell>
        </table:table-row>
        <table:table-row table:style-name="ro1">
          <table:table-cell office:value-type="float" office:value="3.6027490543081" calcext:value-type="float">
            <text:p>3,6027490543081</text:p>
          </table:table-cell>
          <table:table-cell office:value-type="float" office:value="3.44732668844954" calcext:value-type="float">
            <text:p>3,44732668844954</text:p>
          </table:table-cell>
        </table:table-row>
        <table:table-row table:style-name="ro1">
          <table:table-cell office:value-type="float" office:value="8.39316603056856" calcext:value-type="float">
            <text:p>8,39316603056856</text:p>
          </table:table-cell>
          <table:table-cell office:value-type="float" office:value="6.87368613972881" calcext:value-type="float">
            <text:p>6,87368613972881</text:p>
          </table:table-cell>
        </table:table-row>
        <table:table-row table:style-name="ro1">
          <table:table-cell office:value-type="float" office:value="1.72484838818119" calcext:value-type="float">
            <text:p>1,72484838818119</text:p>
          </table:table-cell>
          <table:table-cell office:value-type="float" office:value="4.11966994283121" calcext:value-type="float">
            <text:p>4,11966994283121</text:p>
          </table:table-cell>
        </table:table-row>
        <table:table-row table:style-name="ro1">
          <table:table-cell office:value-type="float" office:value="9.13687919582574" calcext:value-type="float">
            <text:p>9,13687919582574</text:p>
          </table:table-cell>
          <table:table-cell office:value-type="float" office:value="5.51030510351885" calcext:value-type="float">
            <text:p>5,51030510351885</text:p>
          </table:table-cell>
        </table:table-row>
        <table:table-row table:style-name="ro1">
          <table:table-cell office:value-type="float" office:value="0.12339937436252" calcext:value-type="float">
            <text:p>0,12339937436252</text:p>
          </table:table-cell>
          <table:table-cell office:value-type="float" office:value="4.47415987622273" calcext:value-type="float">
            <text:p>4,47415987622273</text:p>
          </table:table-cell>
        </table:table-row>
        <table:table-row table:style-name="ro1">
          <table:table-cell office:value-type="float" office:value="9.15695202978056" calcext:value-type="float">
            <text:p>9,15695202978056</text:p>
          </table:table-cell>
          <table:table-cell office:value-type="float" office:value="4.7769551669848" calcext:value-type="float">
            <text:p>4,7769551669848</text:p>
          </table:table-cell>
        </table:table-row>
        <table:table-row table:style-name="ro1">
          <table:table-cell office:value-type="float" office:value="8.4486274438061" calcext:value-type="float">
            <text:p>8,4486274438061</text:p>
          </table:table-cell>
          <table:table-cell office:value-type="float" office:value="6.3654245864938" calcext:value-type="float">
            <text:p>6,3654245864938</text:p>
          </table:table-cell>
        </table:table-row>
        <table:table-row table:style-name="ro1">
          <table:table-cell office:value-type="float" office:value="5.51826207782072" calcext:value-type="float">
            <text:p>5,51826207782072</text:p>
          </table:table-cell>
          <table:table-cell office:value-type="float" office:value="3.58017526098137" calcext:value-type="float">
            <text:p>3,58017526098137</text:p>
          </table:table-cell>
        </table:table-row>
        <table:table-row table:style-name="ro1">
          <table:table-cell office:value-type="float" office:value="7.66744587070625" calcext:value-type="float">
            <text:p>7,66744587070625</text:p>
          </table:table-cell>
          <table:table-cell office:value-type="float" office:value="6.57627914554121" calcext:value-type="float">
            <text:p>6,57627914554121</text:p>
          </table:table-cell>
        </table:table-row>
        <table:table-row table:style-name="ro1">
          <table:table-cell office:value-type="float" office:value="8.79725980319074" calcext:value-type="float">
            <text:p>8,79725980319074</text:p>
          </table:table-cell>
          <table:table-cell office:value-type="float" office:value="5.94687005621098" calcext:value-type="float">
            <text:p>5,94687005621098</text:p>
          </table:table-cell>
        </table:table-row>
        <table:table-row table:style-name="ro1">
          <table:table-cell office:value-type="float" office:value="3.97520912136389" calcext:value-type="float">
            <text:p>3,97520912136389</text:p>
          </table:table-cell>
          <table:table-cell office:value-type="float" office:value="3.34729625242343" calcext:value-type="float">
            <text:p>3,34729625242343</text:p>
          </table:table-cell>
        </table:table-row>
        <table:table-row table:style-name="ro1">
          <table:table-cell office:value-type="float" office:value="7.93960638994295" calcext:value-type="float">
            <text:p>7,93960638994295</text:p>
          </table:table-cell>
          <table:table-cell office:value-type="float" office:value="7.5242238388253" calcext:value-type="float">
            <text:p>7,5242238388253</text:p>
          </table:table-cell>
        </table:table-row>
        <table:table-row table:style-name="ro1">
          <table:table-cell office:value-type="float" office:value="8.87536160352209" calcext:value-type="float">
            <text:p>8,87536160352209</text:p>
          </table:table-cell>
          <table:table-cell office:value-type="float" office:value="6.02973810948643" calcext:value-type="float">
            <text:p>6,02973810948643</text:p>
          </table:table-cell>
        </table:table-row>
        <table:table-row table:style-name="ro1">
          <table:table-cell office:value-type="float" office:value="6.19732980886573" calcext:value-type="float">
            <text:p>6,19732980886573</text:p>
          </table:table-cell>
          <table:table-cell office:value-type="float" office:value="7.64537315733356" calcext:value-type="float">
            <text:p>7,64537315733356</text:p>
          </table:table-cell>
        </table:table-row>
        <table:table-row table:style-name="ro1">
          <table:table-cell office:value-type="float" office:value="8.92131160423611" calcext:value-type="float">
            <text:p>8,92131160423611</text:p>
          </table:table-cell>
          <table:table-cell office:value-type="float" office:value="4.33786943148078" calcext:value-type="float">
            <text:p>4,33786943148078</text:p>
          </table:table-cell>
        </table:table-row>
        <table:table-row table:style-name="ro1">
          <table:table-cell office:value-type="float" office:value="1.6545616045124" calcext:value-type="float">
            <text:p>1,6545616045124</text:p>
          </table:table-cell>
          <table:table-cell office:value-type="float" office:value="2.98562241374916" calcext:value-type="float">
            <text:p>2,98562241374916</text:p>
          </table:table-cell>
        </table:table-row>
        <table:table-row table:style-name="ro1">
          <table:table-cell office:value-type="float" office:value="0.52544030490238" calcext:value-type="float">
            <text:p>0,52544030490238</text:p>
          </table:table-cell>
          <table:table-cell office:value-type="float" office:value="5.05672654193214" calcext:value-type="float">
            <text:p>5,05672654193214</text:p>
          </table:table-cell>
        </table:table-row>
        <table:table-row table:style-name="ro1">
          <table:table-cell office:value-type="float" office:value="5.73913164634217" calcext:value-type="float">
            <text:p>5,73913164634217</text:p>
          </table:table-cell>
          <table:table-cell office:value-type="float" office:value="3.92612535080996" calcext:value-type="float">
            <text:p>3,92612535080996</text:p>
          </table:table-cell>
        </table:table-row>
        <table:table-row table:style-name="ro1">
          <table:table-cell office:value-type="float" office:value="1.84193813120758" calcext:value-type="float">
            <text:p>1,84193813120758</text:p>
          </table:table-cell>
          <table:table-cell office:value-type="float" office:value="4.04265003731426" calcext:value-type="float">
            <text:p>4,04265003731426</text:p>
          </table:table-cell>
        </table:table-row>
        <table:table-row table:style-name="ro1">
          <table:table-cell office:value-type="float" office:value="8.4280872401121" calcext:value-type="float">
            <text:p>8,4280872401121</text:p>
          </table:table-cell>
          <table:table-cell office:value-type="float" office:value="1.64952958956227" calcext:value-type="float">
            <text:p>1,64952958956227</text:p>
          </table:table-cell>
        </table:table-row>
        <table:table-row table:style-name="ro1">
          <table:table-cell office:value-type="float" office:value="2.16244250730908" calcext:value-type="float">
            <text:p>2,16244250730908</text:p>
          </table:table-cell>
          <table:table-cell office:value-type="float" office:value="3.496956572115" calcext:value-type="float">
            <text:p>3,496956572115</text:p>
          </table:table-cell>
        </table:table-row>
        <table:table-row table:style-name="ro1">
          <table:table-cell office:value-type="float" office:value="1.17272709082923" calcext:value-type="float">
            <text:p>1,17272709082923</text:p>
          </table:table-cell>
          <table:table-cell office:value-type="float" office:value="3.5487358996837" calcext:value-type="float">
            <text:p>3,5487358996837</text:p>
          </table:table-cell>
        </table:table-row>
        <table:table-row table:style-name="ro1">
          <table:table-cell office:value-type="float" office:value="0.791923980907853" calcext:value-type="float">
            <text:p>0,791923980907853</text:p>
          </table:table-cell>
          <table:table-cell office:value-type="float" office:value="5.8341520297902" calcext:value-type="float">
            <text:p>5,8341520297902</text:p>
          </table:table-cell>
        </table:table-row>
        <table:table-row table:style-name="ro1">
          <table:table-cell office:value-type="float" office:value="2.93234992879915" calcext:value-type="float">
            <text:p>2,93234992879915</text:p>
          </table:table-cell>
          <table:table-cell office:value-type="float" office:value="4.03660424454522" calcext:value-type="float">
            <text:p>4,03660424454522</text:p>
          </table:table-cell>
        </table:table-row>
        <table:table-row table:style-name="ro1">
          <table:table-cell office:value-type="float" office:value="9.5958829149022" calcext:value-type="float">
            <text:p>9,5958829149022</text:p>
          </table:table-cell>
          <table:table-cell office:value-type="float" office:value="5.76536692483247" calcext:value-type="float">
            <text:p>5,76536692483247</text:p>
          </table:table-cell>
        </table:table-row>
        <table:table-row table:style-name="ro1">
          <table:table-cell office:value-type="float" office:value="-0.063284670973571" calcext:value-type="float">
            <text:p>-0,063284670973571</text:p>
          </table:table-cell>
          <table:table-cell office:value-type="float" office:value="6.4868485821733" calcext:value-type="float">
            <text:p>6,4868485821733</text:p>
          </table:table-cell>
        </table:table-row>
        <table:table-row table:style-name="ro1">
          <table:table-cell office:value-type="float" office:value="7.19215574457328" calcext:value-type="float">
            <text:p>7,19215574457328</text:p>
          </table:table-cell>
          <table:table-cell office:value-type="float" office:value="6.63763584720107" calcext:value-type="float">
            <text:p>6,63763584720107</text:p>
          </table:table-cell>
        </table:table-row>
        <table:table-row table:style-name="ro1">
          <table:table-cell office:value-type="float" office:value="0.00694852857622597" calcext:value-type="float">
            <text:p>0,00694852857622597</text:p>
          </table:table-cell>
          <table:table-cell office:value-type="float" office:value="4.94047082567807" calcext:value-type="float">
            <text:p>4,94047082567807</text:p>
          </table:table-cell>
        </table:table-row>
        <table:table-row table:style-name="ro1">
          <table:table-cell office:value-type="float" office:value="7.83016669757057" calcext:value-type="float">
            <text:p>7,83016669757057</text:p>
          </table:table-cell>
          <table:table-cell office:value-type="float" office:value="5.98119561643737" calcext:value-type="float">
            <text:p>5,98119561643737</text:p>
          </table:table-cell>
        </table:table-row>
        <table:table-row table:style-name="ro1">
          <table:table-cell office:value-type="float" office:value="1.22969749017417" calcext:value-type="float">
            <text:p>1,22969749017417</text:p>
          </table:table-cell>
          <table:table-cell office:value-type="float" office:value="4.50081695403578" calcext:value-type="float">
            <text:p>4,50081695403578</text:p>
          </table:table-cell>
        </table:table-row>
        <table:table-row table:style-name="ro1">
          <table:table-cell office:value-type="float" office:value="9.13015247414343" calcext:value-type="float">
            <text:p>9,13015247414343</text:p>
          </table:table-cell>
          <table:table-cell office:value-type="float" office:value="3.43742059805275" calcext:value-type="float">
            <text:p>3,43742059805275</text:p>
          </table:table-cell>
        </table:table-row>
        <table:table-row table:style-name="ro1">
          <table:table-cell office:value-type="float" office:value="1.94713341815184" calcext:value-type="float">
            <text:p>1,94713341815184</text:p>
          </table:table-cell>
          <table:table-cell office:value-type="float" office:value="3.52894248133539" calcext:value-type="float">
            <text:p>3,52894248133539</text:p>
          </table:table-cell>
        </table:table-row>
        <table:table-row table:style-name="ro1">
          <table:table-cell office:value-type="float" office:value="8.62672184156712" calcext:value-type="float">
            <text:p>8,62672184156712</text:p>
          </table:table-cell>
          <table:table-cell office:value-type="float" office:value="6.15699037584284" calcext:value-type="float">
            <text:p>6,15699037584284</text:p>
          </table:table-cell>
        </table:table-row>
        <table:table-row table:style-name="ro1">
          <table:table-cell office:value-type="float" office:value="7.44184909314038" calcext:value-type="float">
            <text:p>7,44184909314038</text:p>
          </table:table-cell>
          <table:table-cell office:value-type="float" office:value="6.90885474085963" calcext:value-type="float">
            <text:p>6,90885474085963</text:p>
          </table:table-cell>
        </table:table-row>
        <table:table-row table:style-name="ro1">
          <table:table-cell office:value-type="float" office:value="1.59478705221641" calcext:value-type="float">
            <text:p>1,59478705221641</text:p>
          </table:table-cell>
          <table:table-cell office:value-type="float" office:value="3.49328391222774" calcext:value-type="float">
            <text:p>3,49328391222774</text:p>
          </table:table-cell>
        </table:table-row>
        <table:table-row table:style-name="ro1">
          <table:table-cell office:value-type="float" office:value="5.34085201374227" calcext:value-type="float">
            <text:p>5,34085201374227</text:p>
          </table:table-cell>
          <table:table-cell office:value-type="float" office:value="3.16753323582228" calcext:value-type="float">
            <text:p>3,16753323582228</text:p>
          </table:table-cell>
        </table:table-row>
        <table:table-row table:style-name="ro1">
          <table:table-cell office:value-type="float" office:value="8.55322406604382" calcext:value-type="float">
            <text:p>8,55322406604382</text:p>
          </table:table-cell>
          <table:table-cell office:value-type="float" office:value="6.28570533894815" calcext:value-type="float">
            <text:p>6,28570533894815</text:p>
          </table:table-cell>
        </table:table-row>
        <table:table-row table:style-name="ro1">
          <table:table-cell office:value-type="float" office:value="1.22861753365941" calcext:value-type="float">
            <text:p>1,22861753365941</text:p>
          </table:table-cell>
          <table:table-cell office:value-type="float" office:value="4.03184745926105" calcext:value-type="float">
            <text:p>4,03184745926105</text:p>
          </table:table-cell>
        </table:table-row>
        <table:table-row table:style-name="ro1">
          <table:table-cell office:value-type="float" office:value="4.5212576656607" calcext:value-type="float">
            <text:p>4,5212576656607</text:p>
          </table:table-cell>
          <table:table-cell office:value-type="float" office:value="3.5094340612538" calcext:value-type="float">
            <text:p>3,5094340612538</text:p>
          </table:table-cell>
        </table:table-row>
        <table:table-row table:style-name="ro1">
          <table:table-cell office:value-type="float" office:value="9.08888922207123" calcext:value-type="float">
            <text:p>9,08888922207123</text:p>
          </table:table-cell>
          <table:table-cell office:value-type="float" office:value="5.19454325827411" calcext:value-type="float">
            <text:p>5,19454325827411</text:p>
          </table:table-cell>
        </table:table-row>
        <table:table-row table:style-name="ro1">
          <table:table-cell office:value-type="float" office:value="4.06752210772155" calcext:value-type="float">
            <text:p>4,06752210772155</text:p>
          </table:table-cell>
          <table:table-cell office:value-type="float" office:value="3.60010607409853" calcext:value-type="float">
            <text:p>3,60010607409853</text:p>
          </table:table-cell>
        </table:table-row>
        <table:table-row table:style-name="ro1">
          <table:table-cell office:value-type="float" office:value="1.46642825016059" calcext:value-type="float">
            <text:p>1,46642825016059</text:p>
          </table:table-cell>
          <table:table-cell office:value-type="float" office:value="4.4999956029979" calcext:value-type="float">
            <text:p>4,4999956029979</text:p>
          </table:table-cell>
        </table:table-row>
        <table:table-row table:style-name="ro1">
          <table:table-cell office:value-type="float" office:value="1.45421765832671" calcext:value-type="float">
            <text:p>1,45421765832671</text:p>
          </table:table-cell>
          <table:table-cell office:value-type="float" office:value="4.30443266909153" calcext:value-type="float">
            <text:p>4,30443266909153</text:p>
          </table:table-cell>
        </table:table-row>
        <table:table-row table:style-name="ro1">
          <table:table-cell office:value-type="float" office:value="1.98759434538032" calcext:value-type="float">
            <text:p>1,98759434538032</text:p>
          </table:table-cell>
          <table:table-cell office:value-type="float" office:value="3.42805348040803" calcext:value-type="float">
            <text:p>3,42805348040803</text:p>
          </table:table-cell>
        </table:table-row>
        <table:table-row table:style-name="ro1">
          <table:table-cell office:value-type="float" office:value="8.99946426030503" calcext:value-type="float">
            <text:p>8,99946426030503</text:p>
          </table:table-cell>
          <table:table-cell office:value-type="float" office:value="6.26721418752864" calcext:value-type="float">
            <text:p>6,26721418752864</text:p>
          </table:table-cell>
        </table:table-row>
        <table:table-row table:style-name="ro1">
          <table:table-cell office:value-type="float" office:value="6.81935938216507" calcext:value-type="float">
            <text:p>6,81935938216507</text:p>
          </table:table-cell>
          <table:table-cell office:value-type="float" office:value="8.02341124243158" calcext:value-type="float">
            <text:p>8,02341124243158</text:p>
          </table:table-cell>
        </table:table-row>
        <table:table-row table:style-name="ro1">
          <table:table-cell office:value-type="float" office:value="4.31627207508157" calcext:value-type="float">
            <text:p>4,31627207508157</text:p>
          </table:table-cell>
          <table:table-cell office:value-type="float" office:value="3.33066950969259" calcext:value-type="float">
            <text:p>3,33066950969259</text:p>
          </table:table-cell>
        </table:table-row>
        <table:table-row table:style-name="ro1">
          <table:table-cell office:value-type="float" office:value="1.75453600158238" calcext:value-type="float">
            <text:p>1,75453600158238</text:p>
          </table:table-cell>
          <table:table-cell office:value-type="float" office:value="3.93053720451834" calcext:value-type="float">
            <text:p>3,93053720451834</text:p>
          </table:table-cell>
        </table:table-row>
        <table:table-row table:style-name="ro1">
          <table:table-cell office:value-type="float" office:value="8.67695629260183" calcext:value-type="float">
            <text:p>8,67695629260183</text:p>
          </table:table-cell>
          <table:table-cell office:value-type="float" office:value="4.55003550326243" calcext:value-type="float">
            <text:p>4,55003550326243</text:p>
          </table:table-cell>
        </table:table-row>
        <table:table-row table:style-name="ro1">
          <table:table-cell office:value-type="float" office:value="2.25043163282635" calcext:value-type="float">
            <text:p>2,25043163282635</text:p>
          </table:table-cell>
          <table:table-cell office:value-type="float" office:value="3.88381601256949" calcext:value-type="float">
            <text:p>3,88381601256949</text:p>
          </table:table-cell>
        </table:table-row>
        <table:table-row table:style-name="ro1">
          <table:table-cell office:value-type="float" office:value="2.88610857514435" calcext:value-type="float">
            <text:p>2,88610857514435</text:p>
          </table:table-cell>
          <table:table-cell office:value-type="float" office:value="3.34610033248771" calcext:value-type="float">
            <text:p>3,34610033248771</text:p>
          </table:table-cell>
        </table:table-row>
        <table:table-row table:style-name="ro1">
          <table:table-cell office:value-type="float" office:value="8.4962833434373" calcext:value-type="float">
            <text:p>8,4962833434373</text:p>
          </table:table-cell>
          <table:table-cell office:value-type="float" office:value="6.2456626400711" calcext:value-type="float">
            <text:p>6,2456626400711</text:p>
          </table:table-cell>
        </table:table-row>
        <table:table-row table:style-name="ro1">
          <table:table-cell office:value-type="float" office:value="0.230864179856417" calcext:value-type="float">
            <text:p>0,230864179856417</text:p>
          </table:table-cell>
          <table:table-cell office:value-type="float" office:value="3.99846545811209" calcext:value-type="float">
            <text:p>3,99846545811209</text:p>
          </table:table-cell>
        </table:table-row>
        <table:table-row table:style-name="ro1">
          <table:table-cell office:value-type="float" office:value="6.02907472906455" calcext:value-type="float">
            <text:p>6,02907472906455</text:p>
          </table:table-cell>
          <table:table-cell office:value-type="float" office:value="6.9533232814336" calcext:value-type="float">
            <text:p>6,9533232814336</text:p>
          </table:table-cell>
        </table:table-row>
        <table:table-row table:style-name="ro1">
          <table:table-cell office:value-type="float" office:value="7.25668487188376" calcext:value-type="float">
            <text:p>7,25668487188376</text:p>
          </table:table-cell>
          <table:table-cell office:value-type="float" office:value="7.30898918124496" calcext:value-type="float">
            <text:p>7,30898918124496</text:p>
          </table:table-cell>
        </table:table-row>
        <table:table-row table:style-name="ro1">
          <table:table-cell office:value-type="float" office:value="9.07579372201403" calcext:value-type="float">
            <text:p>9,07579372201403</text:p>
          </table:table-cell>
          <table:table-cell office:value-type="float" office:value="4.80156841615704" calcext:value-type="float">
            <text:p>4,80156841615704</text:p>
          </table:table-cell>
        </table:table-row>
        <table:table-row table:style-name="ro1">
          <table:table-cell office:value-type="float" office:value="8.08209489510669" calcext:value-type="float">
            <text:p>8,08209489510669</text:p>
          </table:table-cell>
          <table:table-cell office:value-type="float" office:value="7.00956112321227" calcext:value-type="float">
            <text:p>7,00956112321227</text:p>
          </table:table-cell>
        </table:table-row>
        <table:table-row table:style-name="ro1">
          <table:table-cell office:value-type="float" office:value="2.35467720821823" calcext:value-type="float">
            <text:p>2,35467720821823</text:p>
          </table:table-cell>
          <table:table-cell office:value-type="float" office:value="2.86781653905907" calcext:value-type="float">
            <text:p>2,86781653905907</text:p>
          </table:table-cell>
        </table:table-row>
        <table:table-row table:style-name="ro1">
          <table:table-cell office:value-type="float" office:value="1.79291671749446" calcext:value-type="float">
            <text:p>1,79291671749446</text:p>
          </table:table-cell>
          <table:table-cell office:value-type="float" office:value="3.73843342604645" calcext:value-type="float">
            <text:p>3,73843342604645</text:p>
          </table:table-cell>
        </table:table-row>
        <table:table-row table:style-name="ro1">
          <table:table-cell office:value-type="float" office:value="0.344069059235332" calcext:value-type="float">
            <text:p>0,344069059235332</text:p>
          </table:table-cell>
          <table:table-cell office:value-type="float" office:value="5.59718426980841" calcext:value-type="float">
            <text:p>5,59718426980841</text:p>
          </table:table-cell>
        </table:table-row>
        <table:table-row table:style-name="ro1">
          <table:table-cell office:value-type="float" office:value="7.80814923900784" calcext:value-type="float">
            <text:p>7,80814923900784</text:p>
          </table:table-cell>
          <table:table-cell office:value-type="float" office:value="6.08345054432159" calcext:value-type="float">
            <text:p>6,08345054432159</text:p>
          </table:table-cell>
        </table:table-row>
        <table:table-row table:style-name="ro1">
          <table:table-cell office:value-type="float" office:value="7.86073526069723" calcext:value-type="float">
            <text:p>7,86073526069723</text:p>
          </table:table-cell>
          <table:table-cell office:value-type="float" office:value="6.74310177587499" calcext:value-type="float">
            <text:p>6,74310177587499</text:p>
          </table:table-cell>
        </table:table-row>
        <table:table-row table:style-name="ro1">
          <table:table-cell office:value-type="float" office:value="3.53811930689255" calcext:value-type="float">
            <text:p>3,53811930689255</text:p>
          </table:table-cell>
          <table:table-cell office:value-type="float" office:value="2.97725544103031" calcext:value-type="float">
            <text:p>2,97725544103031</text:p>
          </table:table-cell>
        </table:table-row>
        <table:table-row table:style-name="ro1">
          <table:table-cell office:value-type="float" office:value="9.72423706721814" calcext:value-type="float">
            <text:p>9,72423706721814</text:p>
          </table:table-cell>
          <table:table-cell office:value-type="float" office:value="3.16396810729208" calcext:value-type="float">
            <text:p>3,16396810729208</text:p>
          </table:table-cell>
        </table:table-row>
        <table:table-row table:style-name="ro1">
          <table:table-cell office:value-type="float" office:value="6.74749056244036" calcext:value-type="float">
            <text:p>6,74749056244036</text:p>
          </table:table-cell>
          <table:table-cell office:value-type="float" office:value="6.73182001129035" calcext:value-type="float">
            <text:p>6,73182001129035</text:p>
          </table:table-cell>
        </table:table-row>
        <table:table-row table:style-name="ro1">
          <table:table-cell office:value-type="float" office:value="1.70186900306175" calcext:value-type="float">
            <text:p>1,70186900306175</text:p>
          </table:table-cell>
          <table:table-cell office:value-type="float" office:value="3.95622477783628" calcext:value-type="float">
            <text:p>3,95622477783628</text:p>
          </table:table-cell>
        </table:table-row>
        <table:table-row table:style-name="ro1">
          <table:table-cell office:value-type="float" office:value="8.34592156282479" calcext:value-type="float">
            <text:p>8,34592156282479</text:p>
          </table:table-cell>
          <table:table-cell office:value-type="float" office:value="6.33737385434987" calcext:value-type="float">
            <text:p>6,33737385434987</text:p>
          </table:table-cell>
        </table:table-row>
        <table:table-row table:style-name="ro1">
          <table:table-cell office:value-type="float" office:value="0.850161421173517" calcext:value-type="float">
            <text:p>0,850161421173517</text:p>
          </table:table-cell>
          <table:table-cell office:value-type="float" office:value="3.61446781611807" calcext:value-type="float">
            <text:p>3,61446781611807</text:p>
          </table:table-cell>
        </table:table-row>
        <table:table-row table:style-name="ro1">
          <table:table-cell office:value-type="float" office:value="6.80375982330763" calcext:value-type="float">
            <text:p>6,80375982330763</text:p>
          </table:table-cell>
          <table:table-cell office:value-type="float" office:value="8.21869812459502" calcext:value-type="float">
            <text:p>8,21869812459502</text:p>
          </table:table-cell>
        </table:table-row>
        <table:table-row table:style-name="ro1">
          <table:table-cell office:value-type="float" office:value="1.85051032584375" calcext:value-type="float">
            <text:p>1,85051032584375</text:p>
          </table:table-cell>
          <table:table-cell office:value-type="float" office:value="3.95558706202778" calcext:value-type="float">
            <text:p>3,95558706202778</text:p>
          </table:table-cell>
        </table:table-row>
        <table:table-row table:style-name="ro1">
          <table:table-cell office:value-type="float" office:value="8.61715488751147" calcext:value-type="float">
            <text:p>8,61715488751147</text:p>
          </table:table-cell>
          <table:table-cell office:value-type="float" office:value="6.8711530792793" calcext:value-type="float">
            <text:p>6,8711530792793</text:p>
          </table:table-cell>
        </table:table-row>
        <table:table-row table:style-name="ro1">
          <table:table-cell office:value-type="float" office:value="0.543307362887104" calcext:value-type="float">
            <text:p>0,543307362887104</text:p>
          </table:table-cell>
          <table:table-cell office:value-type="float" office:value="4.41192861237759" calcext:value-type="float">
            <text:p>4,41192861237759</text:p>
          </table:table-cell>
        </table:table-row>
        <table:table-row table:style-name="ro1">
          <table:table-cell office:value-type="float" office:value="0.993052060278422" calcext:value-type="float">
            <text:p>0,993052060278422</text:p>
          </table:table-cell>
          <table:table-cell office:value-type="float" office:value="5.76996122329009" calcext:value-type="float">
            <text:p>5,76996122329009</text:p>
          </table:table-cell>
        </table:table-row>
        <table:table-row table:style-name="ro1">
          <table:table-cell office:value-type="float" office:value="8.25303644183603" calcext:value-type="float">
            <text:p>8,25303644183603</text:p>
          </table:table-cell>
          <table:table-cell office:value-type="float" office:value="7.3970443569094" calcext:value-type="float">
            <text:p>7,3970443569094</text:p>
          </table:table-cell>
        </table:table-row>
        <table:table-row table:style-name="ro1">
          <table:table-cell office:value-type="float" office:value="-0.308884207455187" calcext:value-type="float">
            <text:p>-0,308884207455187</text:p>
          </table:table-cell>
          <table:table-cell office:value-type="float" office:value="7.33528822240097" calcext:value-type="float">
            <text:p>7,33528822240097</text:p>
          </table:table-cell>
        </table:table-row>
        <table:table-row table:style-name="ro1">
          <table:table-cell office:value-type="float" office:value="9.45504089137928" calcext:value-type="float">
            <text:p>9,45504089137928</text:p>
          </table:table-cell>
          <table:table-cell office:value-type="float" office:value="2.56532526713753" calcext:value-type="float">
            <text:p>2,56532526713753</text:p>
          </table:table-cell>
        </table:table-row>
        <table:table-row table:style-name="ro1">
          <table:table-cell office:value-type="float" office:value="8.11540047238775" calcext:value-type="float">
            <text:p>8,11540047238775</text:p>
          </table:table-cell>
          <table:table-cell office:value-type="float" office:value="5.99440536666429" calcext:value-type="float">
            <text:p>5,99440536666429</text:p>
          </table:table-cell>
        </table:table-row>
        <table:table-row table:style-name="ro1">
          <table:table-cell office:value-type="float" office:value="0.463174683038522" calcext:value-type="float">
            <text:p>0,463174683038522</text:p>
          </table:table-cell>
          <table:table-cell office:value-type="float" office:value="7.5108056527831" calcext:value-type="float">
            <text:p>7,5108056527831</text:p>
          </table:table-cell>
        </table:table-row>
        <table:table-row table:style-name="ro1">
          <table:table-cell office:value-type="float" office:value="7.95731070379362" calcext:value-type="float">
            <text:p>7,95731070379362</text:p>
          </table:table-cell>
          <table:table-cell office:value-type="float" office:value="7.12889293643366" calcext:value-type="float">
            <text:p>7,12889293643366</text:p>
          </table:table-cell>
        </table:table-row>
        <table:table-row table:style-name="ro1">
          <table:table-cell office:value-type="float" office:value="3.27191656107593" calcext:value-type="float">
            <text:p>3,27191656107593</text:p>
          </table:table-cell>
          <table:table-cell office:value-type="float" office:value="3.7575517417502" calcext:value-type="float">
            <text:p>3,7575517417502</text:p>
          </table:table-cell>
        </table:table-row>
        <table:table-row table:style-name="ro1">
          <table:table-cell office:value-type="float" office:value="8.46069694917728" calcext:value-type="float">
            <text:p>8,46069694917728</text:p>
          </table:table-cell>
          <table:table-cell office:value-type="float" office:value="6.30755544364778" calcext:value-type="float">
            <text:p>6,30755544364778</text:p>
          </table:table-cell>
        </table:table-row>
        <table:table-row table:style-name="ro1">
          <table:table-cell office:value-type="float" office:value="1.41500139054569" calcext:value-type="float">
            <text:p>1,41500139054569</text:p>
          </table:table-cell>
          <table:table-cell office:value-type="float" office:value="4.3246253674024" calcext:value-type="float">
            <text:p>4,3246253674024</text:p>
          </table:table-cell>
        </table:table-row>
        <table:table-row table:style-name="ro1">
          <table:table-cell office:value-type="float" office:value="2.38483076001668" calcext:value-type="float">
            <text:p>2,38483076001668</text:p>
          </table:table-cell>
          <table:table-cell office:value-type="float" office:value="3.4031872277016" calcext:value-type="float">
            <text:p>3,4031872277016</text:p>
          </table:table-cell>
        </table:table-row>
        <table:table-row table:style-name="ro1">
          <table:table-cell office:value-type="float" office:value="0.45625494962633" calcext:value-type="float">
            <text:p>0,45625494962633</text:p>
          </table:table-cell>
          <table:table-cell office:value-type="float" office:value="4.49208564130995" calcext:value-type="float">
            <text:p>4,49208564130995</text:p>
          </table:table-cell>
        </table:table-row>
        <table:table-row table:style-name="ro1">
          <table:table-cell office:value-type="float" office:value="4.35183337729045" calcext:value-type="float">
            <text:p>4,35183337729045</text:p>
          </table:table-cell>
          <table:table-cell office:value-type="float" office:value="3.07801945475853" calcext:value-type="float">
            <text:p>3,07801945475853</text:p>
          </table:table-cell>
        </table:table-row>
        <table:table-row table:style-name="ro1">
          <table:table-cell office:value-type="float" office:value="8.44948820717681" calcext:value-type="float">
            <text:p>8,44948820717681</text:p>
          </table:table-cell>
          <table:table-cell office:value-type="float" office:value="1.7829342807189" calcext:value-type="float">
            <text:p>1,7829342807189</text:p>
          </table:table-cell>
        </table:table-row>
        <table:table-row table:style-name="ro1">
          <table:table-cell office:value-type="float" office:value="6.27115339687361" calcext:value-type="float">
            <text:p>6,27115339687361</text:p>
          </table:table-cell>
          <table:table-cell office:value-type="float" office:value="4.24261858225222" calcext:value-type="float">
            <text:p>4,24261858225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5T18:23:04.193653900</dc:date>
    <meta:editing-duration>PT31S</meta:editing-duration>
    <meta:editing-cycles>1</meta:editing-cycles>
    <meta:document-statistic meta:table-count="1" meta:cell-count="1002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968cm" svg:height="19.761cm" xlink:href=".." xlink:type="simple" chart:class="chart:scatter" chart:style-name="ch1">
        <chart:legend chart:legend-position="end" svg:x="33.978cm" svg:y="9.585cm" style:legend-expansion="high" chart:style-name="ch2"/>
        <chart:plot-area chart:style-name="ch3" svg:x="0.699cm" svg:y="0.395cm" svg:width="32.58cm" svg:height="18.971cm">
          <chart:coordinate-region svg:x="0.856cm" svg:y="0.59cm" svg:width="32.225cm" svg:height="18.5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3_27A_18625.B2:03_27A_18625.B501" chart:label-cell-address="03_27A_18625.B1:03_27A_18625.B1" chart:class="chart:scatter">
            <chart:domain table:cell-range-address="03_27A_18625.A2:03_27A_18625.A5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03_27A_18625.B1:03_27A_1862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3901332417676">
                <text:p>9.53901332417676</text:p>
                <draw:g>
                  <svg:desc>03_27A_18625.A2:03_27A_18625.A501</svg:desc>
                </draw:g>
              </table:table-cell>
              <table:table-cell office:value-type="float" office:value="4.35978744360417">
                <text:p>4.35978744360417</text:p>
                <draw:g>
                  <svg:desc>03_27A_18625.B2:03_27A_18625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6460076800763">
                <text:p>4.56460076800763</text:p>
              </table:table-cell>
              <table:table-cell office:value-type="float" office:value="3.83621646857746">
                <text:p>3.83621646857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0462086112141">
                <text:p>7.70462086112141</text:p>
              </table:table-cell>
              <table:table-cell office:value-type="float" office:value="6.96205056027395">
                <text:p>6.9620505602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722011635875">
                <text:p>3.15722011635875</text:p>
              </table:table-cell>
              <table:table-cell office:value-type="float" office:value="3.81895787672964">
                <text:p>3.81895787672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1804923313567">
                <text:p>8.91804923313567</text:p>
              </table:table-cell>
              <table:table-cell office:value-type="float" office:value="5.71500927252148">
                <text:p>5.71500927252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8978591085312">
                <text:p>9.28978591085312</text:p>
              </table:table-cell>
              <table:table-cell office:value-type="float" office:value="2.38800818410593">
                <text:p>2.3880081841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527319104958">
                <text:p>8.43527319104958</text:p>
              </table:table-cell>
              <table:table-cell office:value-type="float" office:value="6.44139389031538">
                <text:p>6.4413938903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9267993266328">
                <text:p>3.49267993266328</text:p>
              </table:table-cell>
              <table:table-cell office:value-type="float" office:value="3.0639618013569">
                <text:p>3.0639618013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3053029445095">
                <text:p>0.133053029445095</text:p>
              </table:table-cell>
              <table:table-cell office:value-type="float" office:value="4.55267099625871">
                <text:p>4.55267099625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5741303849428">
                <text:p>8.65741303849428</text:p>
              </table:table-cell>
              <table:table-cell office:value-type="float" office:value="6.15865220633558">
                <text:p>6.15865220633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174268312659">
                <text:p>0.528174268312659</text:p>
              </table:table-cell>
              <table:table-cell office:value-type="float" office:value="4.44400368690741">
                <text:p>4.444003686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3682087567705">
                <text:p>7.23682087567705</text:p>
              </table:table-cell>
              <table:table-cell office:value-type="float" office:value="7.64479832349132">
                <text:p>7.64479832349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451112689441">
                <text:p>0.998451112689441</text:p>
              </table:table-cell>
              <table:table-cell office:value-type="float" office:value="3.52843804611783">
                <text:p>3.52843804611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283209191742">
                <text:p>1.88283209191742</text:p>
              </table:table-cell>
              <table:table-cell office:value-type="float" office:value="3.92377537483135">
                <text:p>3.92377537483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68827622528">
                <text:p>1.00168827622528</text:p>
              </table:table-cell>
              <table:table-cell office:value-type="float" office:value="3.32547443043725">
                <text:p>3.32547443043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8424803860048">
                <text:p>8.88424803860048</text:p>
              </table:table-cell>
              <table:table-cell office:value-type="float" office:value="5.79753861430879">
                <text:p>5.79753861430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093509734676">
                <text:p>8.96093509734676</text:p>
              </table:table-cell>
              <table:table-cell office:value-type="float" office:value="5.46196562707636">
                <text:p>5.4619656270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2701435124775">
                <text:p>2.32701435124775</text:p>
              </table:table-cell>
              <table:table-cell office:value-type="float" office:value="3.76372371157469">
                <text:p>3.76372371157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605112184981">
                <text:p>1.22605112184981</text:p>
              </table:table-cell>
              <table:table-cell office:value-type="float" office:value="4.53004836873672">
                <text:p>4.53004836873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3456754931659">
                <text:p>0.673456754931659</text:p>
              </table:table-cell>
              <table:table-cell office:value-type="float" office:value="5.59445856857659">
                <text:p>5.59445856857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427011035441">
                <text:p>1.93427011035441</text:p>
              </table:table-cell>
              <table:table-cell office:value-type="float" office:value="3.79227013032762">
                <text:p>3.79227013032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9870458586562">
                <text:p>8.59870458586562</text:p>
              </table:table-cell>
              <table:table-cell office:value-type="float" office:value="5.93568118562638">
                <text:p>5.93568118562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0847773513316">
                <text:p>3.60847773513316</text:p>
              </table:table-cell>
              <table:table-cell office:value-type="float" office:value="2.52165565143428">
                <text:p>2.5216556514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991962249163">
                <text:p>6.51991962249163</text:p>
              </table:table-cell>
              <table:table-cell office:value-type="float" office:value="6.71101020999295">
                <text:p>6.71101020999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661656498741">
                <text:p>1.28661656498741</text:p>
              </table:table-cell>
              <table:table-cell office:value-type="float" office:value="3.30438979784392">
                <text:p>3.30438979784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4139054981019">
                <text:p>5.04139054981019</text:p>
              </table:table-cell>
              <table:table-cell office:value-type="float" office:value="3.73660577699879">
                <text:p>3.73660577699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5656019073764">
                <text:p>0.315656019073764</text:p>
              </table:table-cell>
              <table:table-cell office:value-type="float" office:value="8.34689953018991">
                <text:p>8.34689953018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6347898301581">
                <text:p>1.76347898301581</text:p>
              </table:table-cell>
              <table:table-cell office:value-type="float" office:value="3.6981674741378">
                <text:p>3.6981674741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6570295392586">
                <text:p>3.46570295392586</text:p>
              </table:table-cell>
              <table:table-cell office:value-type="float" office:value="3.73159728486623">
                <text:p>3.73159728486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221296210555">
                <text:p>0.134221296210555</text:p>
              </table:table-cell>
              <table:table-cell office:value-type="float" office:value="3.98705400183057">
                <text:p>3.98705400183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8613695425893">
                <text:p>2.18613695425893</text:p>
              </table:table-cell>
              <table:table-cell office:value-type="float" office:value="4.62314224047629">
                <text:p>4.62314224047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4593615454925">
                <text:p>8.74593615454925</text:p>
              </table:table-cell>
              <table:table-cell office:value-type="float" office:value="4.81507222773733">
                <text:p>4.81507222773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2112999209483">
                <text:p>5.82112999209483</text:p>
              </table:table-cell>
              <table:table-cell office:value-type="float" office:value="7.48070757770796">
                <text:p>7.48070757770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6745194299847">
                <text:p>9.56745194299847</text:p>
              </table:table-cell>
              <table:table-cell office:value-type="float" office:value="5.13401877908154">
                <text:p>5.13401877908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057270399032">
                <text:p>1.86057270399032</text:p>
              </table:table-cell>
              <table:table-cell office:value-type="float" office:value="3.63086313008488">
                <text:p>3.63086313008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3100889004134">
                <text:p>8.03100889004134</text:p>
              </table:table-cell>
              <table:table-cell office:value-type="float" office:value="6.64673425596658">
                <text:p>6.64673425596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6869461032392">
                <text:p>8.86869461032392</text:p>
              </table:table-cell>
              <table:table-cell office:value-type="float" office:value="5.88563627854112">
                <text:p>5.88563627854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1490997724966">
                <text:p>0.441490997724966</text:p>
              </table:table-cell>
              <table:table-cell office:value-type="float" office:value="5.30172051732285">
                <text:p>5.30172051732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1377136157521">
                <text:p>1.61377136157521</text:p>
              </table:table-cell>
              <table:table-cell office:value-type="float" office:value="4.41979323979643">
                <text:p>4.419793239796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9351507310594">
                <text:p>9.69351507310594</text:p>
              </table:table-cell>
              <table:table-cell office:value-type="float" office:value="3.8866945538352">
                <text:p>3.8866945538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1868156219338">
                <text:p>4.41868156219338</text:p>
              </table:table-cell>
              <table:table-cell office:value-type="float" office:value="7.117564756304">
                <text:p>7.11756475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9852857182636">
                <text:p>8.69852857182636</text:p>
              </table:table-cell>
              <table:table-cell office:value-type="float" office:value="5.8686360915766">
                <text:p>5.8686360915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5635839681889">
                <text:p>4.25635839681889</text:p>
              </table:table-cell>
              <table:table-cell office:value-type="float" office:value="3.73909856186744">
                <text:p>3.7390985618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594442082789">
                <text:p>2.15594442082789</text:p>
              </table:table-cell>
              <table:table-cell office:value-type="float" office:value="3.71868836710962">
                <text:p>3.71868836710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9776471350926">
                <text:p>2.49776471350926</text:p>
              </table:table-cell>
              <table:table-cell office:value-type="float" office:value="3.67536652793502">
                <text:p>3.67536652793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6930598270071">
                <text:p>0.936930598270071</text:p>
              </table:table-cell>
              <table:table-cell office:value-type="float" office:value="5.07775766102316">
                <text:p>5.07775766102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7888802521634">
                <text:p>0.227888802521634</text:p>
              </table:table-cell>
              <table:table-cell office:value-type="float" office:value="7.95640293779901">
                <text:p>7.95640293779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3792548212904">
                <text:p>0.303792548212904</text:p>
              </table:table-cell>
              <table:table-cell office:value-type="float" office:value="6.61561385172258">
                <text:p>6.61561385172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049285845253">
                <text:p>1.24049285845253</text:p>
              </table:table-cell>
              <table:table-cell office:value-type="float" office:value="4.06490232863374">
                <text:p>4.06490232863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4788734436853">
                <text:p>-0.124788734436853</text:p>
              </table:table-cell>
              <table:table-cell office:value-type="float" office:value="7.51780223030657">
                <text:p>7.51780223030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07116056473011">
                <text:p>6.07116056473011</text:p>
              </table:table-cell>
              <table:table-cell office:value-type="float" office:value="7.54366263149168">
                <text:p>7.54366263149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5627860301473">
                <text:p>2.15627860301473</text:p>
              </table:table-cell>
              <table:table-cell office:value-type="float" office:value="3.48615030903413">
                <text:p>3.48615030903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1181169795648">
                <text:p>0.351181169795648</text:p>
              </table:table-cell>
              <table:table-cell office:value-type="float" office:value="5.35767459750309">
                <text:p>5.35767459750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53966025587">
                <text:p>2.7753966025587</text:p>
              </table:table-cell>
              <table:table-cell office:value-type="float" office:value="3.27196600590376">
                <text:p>3.27196600590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3744078799487">
                <text:p>8.83744078799487</text:p>
              </table:table-cell>
              <table:table-cell office:value-type="float" office:value="3.66505704162741">
                <text:p>3.66505704162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2339755241424">
                <text:p>8.02339755241424</text:p>
              </table:table-cell>
              <table:table-cell office:value-type="float" office:value="7.7853441165839">
                <text:p>7.7853441165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0545707579151">
                <text:p>3.90545707579151</text:p>
              </table:table-cell>
              <table:table-cell office:value-type="float" office:value="6.87168750642486">
                <text:p>6.87168750642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5092646793001">
                <text:p>8.25092646793001</text:p>
              </table:table-cell>
              <table:table-cell office:value-type="float" office:value="6.43617800999488">
                <text:p>6.43617800999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6372870454704">
                <text:p>8.66372870454704</text:p>
              </table:table-cell>
              <table:table-cell office:value-type="float" office:value="6.29122512564651">
                <text:p>6.29122512564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0391619464734">
                <text:p>7.80391619464734</text:p>
              </table:table-cell>
              <table:table-cell office:value-type="float" office:value="7.0775183502645">
                <text:p>7.0775183502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1461225823386">
                <text:p>3.71461225823386</text:p>
              </table:table-cell>
              <table:table-cell office:value-type="float" office:value="2.28103255873552">
                <text:p>2.28103255873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62742400756913">
                <text:p>8.62742400756913</text:p>
              </table:table-cell>
              <table:table-cell office:value-type="float" office:value="4.98397143346661">
                <text:p>4.98397143346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14519286621187">
                <text:p>9.14519286621187</text:p>
              </table:table-cell>
              <table:table-cell office:value-type="float" office:value="4.48313773983035">
                <text:p>4.48313773983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084973875093">
                <text:p>1.02084973875093</text:p>
              </table:table-cell>
              <table:table-cell office:value-type="float" office:value="4.10041434299993">
                <text:p>4.10041434299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9709417989137">
                <text:p>0.389709417989137</text:p>
              </table:table-cell>
              <table:table-cell office:value-type="float" office:value="7.8639086933753">
                <text:p>7.8639086933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5911365868213">
                <text:p>4.05911365868213</text:p>
              </table:table-cell>
              <table:table-cell office:value-type="float" office:value="7.24514405324414">
                <text:p>7.24514405324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945846111167">
                <text:p>1.79945846111167</text:p>
              </table:table-cell>
              <table:table-cell office:value-type="float" office:value="3.31799377024486">
                <text:p>3.31799377024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2314955983588">
                <text:p>2.52314955983588</text:p>
              </table:table-cell>
              <table:table-cell office:value-type="float" office:value="3.76243077912166">
                <text:p>3.76243077912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640450299609">
                <text:p>3.74640450299609</text:p>
              </table:table-cell>
              <table:table-cell office:value-type="float" office:value="2.83913360625954">
                <text:p>2.839133606259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93279279070582">
                <text:p>8.93279279070582</text:p>
              </table:table-cell>
              <table:table-cell office:value-type="float" office:value="5.11501622900614">
                <text:p>5.11501622900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90308085799">
                <text:p>7.290308085799</text:p>
              </table:table-cell>
              <table:table-cell office:value-type="float" office:value="7.0170478166473">
                <text:p>7.0170478166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322268155013">
                <text:p>11.0322268155013</text:p>
              </table:table-cell>
              <table:table-cell office:value-type="float" office:value="0.786898732911829">
                <text:p>0.786898732911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5837359189809">
                <text:p>8.85837359189809</text:p>
              </table:table-cell>
              <table:table-cell office:value-type="float" office:value="5.32093746904819">
                <text:p>5.32093746904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2979744541708">
                <text:p>8.62979744541708</text:p>
              </table:table-cell>
              <table:table-cell office:value-type="float" office:value="5.81548021998172">
                <text:p>5.81548021998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0685082263471">
                <text:p>1.10685082263471</text:p>
              </table:table-cell>
              <table:table-cell office:value-type="float" office:value="4.8959687151844">
                <text:p>4.8959687151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22277237044247">
                <text:p>7.22277237044247</text:p>
              </table:table-cell>
              <table:table-cell office:value-type="float" office:value="7.24977589507537">
                <text:p>7.24977589507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016610279767">
                <text:p>2.61016610279767</text:p>
              </table:table-cell>
              <table:table-cell office:value-type="float" office:value="4.09469026947672">
                <text:p>4.094690269476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0342886557687">
                <text:p>9.00342886557687</text:p>
              </table:table-cell>
              <table:table-cell office:value-type="float" office:value="3.07566388789973">
                <text:p>3.07566388789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3482416049317">
                <text:p>0.893482416049317</text:p>
              </table:table-cell>
              <table:table-cell office:value-type="float" office:value="-0.245978408963645">
                <text:p>-0.245978408963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2957957311754">
                <text:p>8.72957957311754</text:p>
              </table:table-cell>
              <table:table-cell office:value-type="float" office:value="6.5221278253249">
                <text:p>6.5221278253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8678072300028">
                <text:p>1.48678072300028</text:p>
              </table:table-cell>
              <table:table-cell office:value-type="float" office:value="3.47603746508396">
                <text:p>3.47603746508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400323085299">
                <text:p>10.0400323085299</text:p>
              </table:table-cell>
              <table:table-cell office:value-type="float" office:value="4.73901558450023">
                <text:p>4.73901558450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42135266541221">
                <text:p>8.42135266541221</text:p>
              </table:table-cell>
              <table:table-cell office:value-type="float" office:value="6.25753594808644">
                <text:p>6.25753594808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1953244813635">
                <text:p>6.91953244813635</text:p>
              </table:table-cell>
              <table:table-cell office:value-type="float" office:value="7.19476682746915">
                <text:p>7.19476682746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277826975496">
                <text:p>2.1277826975496</text:p>
              </table:table-cell>
              <table:table-cell office:value-type="float" office:value="2.78635691178914">
                <text:p>2.78635691178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0214080562818">
                <text:p>1.90214080562818</text:p>
              </table:table-cell>
              <table:table-cell office:value-type="float" office:value="3.64901388638016">
                <text:p>3.64901388638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293781505489">
                <text:p>1.11293781505489</text:p>
              </table:table-cell>
              <table:table-cell office:value-type="float" office:value="4.35784410458432">
                <text:p>4.35784410458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6005040005331">
                <text:p>1.66005040005331</text:p>
              </table:table-cell>
              <table:table-cell office:value-type="float" office:value="3.88670977468512">
                <text:p>3.88670977468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0340797160156">
                <text:p>9.30340797160156</text:p>
              </table:table-cell>
              <table:table-cell office:value-type="float" office:value="4.81523988201187">
                <text:p>4.81523988201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641898614928">
                <text:p>1.59641898614928</text:p>
              </table:table-cell>
              <table:table-cell office:value-type="float" office:value="4.33400522571855">
                <text:p>4.33400522571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1349979664255">
                <text:p>4.81349979664255</text:p>
              </table:table-cell>
              <table:table-cell office:value-type="float" office:value="7.66452748436215">
                <text:p>7.66452748436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143712208801">
                <text:p>6.9143712208801</text:p>
              </table:table-cell>
              <table:table-cell office:value-type="float" office:value="6.6537929459382">
                <text:p>6.6537929459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535338892985">
                <text:p>1.26535338892985</text:p>
              </table:table-cell>
              <table:table-cell office:value-type="float" office:value="4.57258689755744">
                <text:p>4.57258689755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12194918751619">
                <text:p>6.12194918751619</text:p>
              </table:table-cell>
              <table:table-cell office:value-type="float" office:value="4.36740005691709">
                <text:p>4.36740005691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721069943104">
                <text:p>8.8721069943104</text:p>
              </table:table-cell>
              <table:table-cell office:value-type="float" office:value="5.74851107021079">
                <text:p>5.74851107021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6728809212168">
                <text:p>-0.106728809212168</text:p>
              </table:table-cell>
              <table:table-cell office:value-type="float" office:value="4.7735439443744">
                <text:p>4.7735439443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49647373878196">
                <text:p>8.49647373878196</text:p>
              </table:table-cell>
              <table:table-cell office:value-type="float" office:value="5.63910110764018">
                <text:p>5.63910110764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204026178635">
                <text:p>2.02204026178635</text:p>
              </table:table-cell>
              <table:table-cell office:value-type="float" office:value="3.34344658839813">
                <text:p>3.34344658839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7126689696592">
                <text:p>1.87126689696592</text:p>
              </table:table-cell>
              <table:table-cell office:value-type="float" office:value="3.61130868836812">
                <text:p>3.61130868836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0744692053276">
                <text:p>3.20744692053276</text:p>
              </table:table-cell>
              <table:table-cell office:value-type="float" office:value="3.33620927250284">
                <text:p>3.33620927250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5364838884015">
                <text:p>1.95364838884015</text:p>
              </table:table-cell>
              <table:table-cell office:value-type="float" office:value="3.52518666545196">
                <text:p>3.5251866654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27478626981327">
                <text:p>9.27478626981327</text:p>
              </table:table-cell>
              <table:table-cell office:value-type="float" office:value="5.74975930423851">
                <text:p>5.74975930423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3133594253399">
                <text:p>8.63133594253399</text:p>
              </table:table-cell>
              <table:table-cell office:value-type="float" office:value="5.59681801483447">
                <text:p>5.59681801483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4333336481731">
                <text:p>2.54333336481731</text:p>
              </table:table-cell>
              <table:table-cell office:value-type="float" office:value="3.38239867072748">
                <text:p>3.38239867072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498951909682">
                <text:p>1.6498951909682</text:p>
              </table:table-cell>
              <table:table-cell office:value-type="float" office:value="4.0403102161559">
                <text:p>4.0403102161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3636779903208">
                <text:p>8.73636779903208</text:p>
              </table:table-cell>
              <table:table-cell office:value-type="float" office:value="7.15233686751046">
                <text:p>7.15233686751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8709513337603">
                <text:p>8.98709513337603</text:p>
              </table:table-cell>
              <table:table-cell office:value-type="float" office:value="2.72852710448866">
                <text:p>2.72852710448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403105835665">
                <text:p>8.403105835665</text:p>
              </table:table-cell>
              <table:table-cell office:value-type="float" office:value="6.21639075453865">
                <text:p>6.2163907545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0172021527688">
                <text:p>2.60172021527688</text:p>
              </table:table-cell>
              <table:table-cell office:value-type="float" office:value="3.27162165332776">
                <text:p>3.27162165332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51171151632026">
                <text:p>8.51171151632026</text:p>
              </table:table-cell>
              <table:table-cell office:value-type="float" office:value="1.91648554645682">
                <text:p>1.91648554645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0605287790674">
                <text:p>7.00605287790674</text:p>
              </table:table-cell>
              <table:table-cell office:value-type="float" office:value="7.20717812810922">
                <text:p>7.20717812810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1177306068527">
                <text:p>3.41177306068527</text:p>
              </table:table-cell>
              <table:table-cell office:value-type="float" office:value="2.62093942506685">
                <text:p>2.62093942506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6656446042385">
                <text:p>5.26656446042385</text:p>
              </table:table-cell>
              <table:table-cell office:value-type="float" office:value="3.81864203297295">
                <text:p>3.81864203297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41639221538832">
                <text:p>5.41639221538832</text:p>
              </table:table-cell>
              <table:table-cell office:value-type="float" office:value="7.9803217189056">
                <text:p>7.9803217189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1122176124312">
                <text:p>2.61122176124312</text:p>
              </table:table-cell>
              <table:table-cell office:value-type="float" office:value="3.7246176999135">
                <text:p>3.7246176999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0900045807686">
                <text:p>0.630900045807686</text:p>
              </table:table-cell>
              <table:table-cell office:value-type="float" office:value="5.33960771182374">
                <text:p>5.33960771182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168855662018">
                <text:p>4.6168855662018</text:p>
              </table:table-cell>
              <table:table-cell office:value-type="float" office:value="3.12139267908951">
                <text:p>3.12139267908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4765366989313">
                <text:p>8.44765366989313</text:p>
              </table:table-cell>
              <table:table-cell office:value-type="float" office:value="6.08659915502282">
                <text:p>6.08659915502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6408771500548">
                <text:p>2.66408771500548</text:p>
              </table:table-cell>
              <table:table-cell office:value-type="float" office:value="3.47068323071355">
                <text:p>3.47068323071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2416094703152">
                <text:p>9.2416094703152</text:p>
              </table:table-cell>
              <table:table-cell office:value-type="float" office:value="4.92221221003898">
                <text:p>4.92221221003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2371890655603">
                <text:p>1.52371890655603</text:p>
              </table:table-cell>
              <table:table-cell office:value-type="float" office:value="4.12199563592816">
                <text:p>4.12199563592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04446268384505">
                <text:p>9.04446268384505</text:p>
              </table:table-cell>
              <table:table-cell office:value-type="float" office:value="5.22625156102609">
                <text:p>5.22625156102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5685563678992">
                <text:p>5.35685563678992</text:p>
              </table:table-cell>
              <table:table-cell office:value-type="float" office:value="7.65405887849676">
                <text:p>7.65405887849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6356075577902">
                <text:p>9.26356075577902</text:p>
              </table:table-cell>
              <table:table-cell office:value-type="float" office:value="5.3645748935126">
                <text:p>5.3645748935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00070433037502">
                <text:p>-0.00100070433037502</text:p>
              </table:table-cell>
              <table:table-cell office:value-type="float" office:value="6.64723899113125">
                <text:p>6.6472389911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3886721476015">
                <text:p>1.83886721476015</text:p>
              </table:table-cell>
              <table:table-cell office:value-type="float" office:value="4.18531413063459">
                <text:p>4.18531413063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8429138992084">
                <text:p>2.78429138992084</text:p>
              </table:table-cell>
              <table:table-cell office:value-type="float" office:value="2.52897391695477">
                <text:p>2.52897391695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69670899450494">
                <text:p>8.69670899450494</text:p>
              </table:table-cell>
              <table:table-cell office:value-type="float" office:value="6.05653184588383">
                <text:p>6.056531845883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0115698029292">
                <text:p>5.30115698029292</text:p>
              </table:table-cell>
              <table:table-cell office:value-type="float" office:value="3.96974383692323">
                <text:p>3.969743836923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4713809346902">
                <text:p>3.04713809346902</text:p>
              </table:table-cell>
              <table:table-cell office:value-type="float" office:value="3.23220071497147">
                <text:p>3.232200714971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7310498393955">
                <text:p>7.37310498393955</text:p>
              </table:table-cell>
              <table:table-cell office:value-type="float" office:value="6.37186874131863">
                <text:p>6.37186874131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2958894609516">
                <text:p>7.12958894609516</text:p>
              </table:table-cell>
              <table:table-cell office:value-type="float" office:value="6.42519636186239">
                <text:p>6.42519636186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3707565146222">
                <text:p>7.13707565146222</text:p>
              </table:table-cell>
              <table:table-cell office:value-type="float" office:value="7.00434715054506">
                <text:p>7.00434715054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76529372317331">
                <text:p>9.76529372317331</text:p>
              </table:table-cell>
              <table:table-cell office:value-type="float" office:value="5.56211471590605">
                <text:p>5.5621147159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43090424411538">
                <text:p>8.43090424411538</text:p>
              </table:table-cell>
              <table:table-cell office:value-type="float" office:value="6.324193989063">
                <text:p>6.324193989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69620860786207">
                <text:p>8.69620860786207</text:p>
              </table:table-cell>
              <table:table-cell office:value-type="float" office:value="5.443223452953">
                <text:p>5.443223452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76960040927986">
                <text:p>8.76960040927986</text:p>
              </table:table-cell>
              <table:table-cell office:value-type="float" office:value="5.56768061385205">
                <text:p>5.567680613852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5458267881871">
                <text:p>8.05458267881871</text:p>
              </table:table-cell>
              <table:table-cell office:value-type="float" office:value="6.38050573639796">
                <text:p>6.38050573639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50164884486859">
                <text:p>8.50164884486859</text:p>
              </table:table-cell>
              <table:table-cell office:value-type="float" office:value="6.35601576277397">
                <text:p>6.356015762773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7000665153766">
                <text:p>1.27000665153766</text:p>
              </table:table-cell>
              <table:table-cell office:value-type="float" office:value="3.5267540289685">
                <text:p>3.52675402896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1607184278057">
                <text:p>7.61607184278057</text:p>
              </table:table-cell>
              <table:table-cell office:value-type="float" office:value="6.84228565467726">
                <text:p>6.842285654677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03796197051">
                <text:p>2.1903796197051</text:p>
              </table:table-cell>
              <table:table-cell office:value-type="float" office:value="3.65171754422547">
                <text:p>3.65171754422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2032395516641">
                <text:p>7.62032395516641</text:p>
              </table:table-cell>
              <table:table-cell office:value-type="float" office:value="6.13675616394434">
                <text:p>6.13675616394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0556971091213">
                <text:p>8.20556971091213</text:p>
              </table:table-cell>
              <table:table-cell office:value-type="float" office:value="5.96113607293209">
                <text:p>5.96113607293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50995709542089">
                <text:p>9.50995709542089</text:p>
              </table:table-cell>
              <table:table-cell office:value-type="float" office:value="5.10113219960537">
                <text:p>5.10113219960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3396539668127">
                <text:p>7.83396539668127</text:p>
              </table:table-cell>
              <table:table-cell office:value-type="float" office:value="6.57845193764828">
                <text:p>6.57845193764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15955418284431">
                <text:p>0.415955418284431</text:p>
              </table:table-cell>
              <table:table-cell office:value-type="float" office:value="7.30319180630451">
                <text:p>7.303191806304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5884933282066">
                <text:p>8.35884933282066</text:p>
              </table:table-cell>
              <table:table-cell office:value-type="float" office:value="7.20372521963651">
                <text:p>7.20372521963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1622162091822">
                <text:p>0.751622162091822</text:p>
              </table:table-cell>
              <table:table-cell office:value-type="float" office:value="4.01002720441348">
                <text:p>4.010027204413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46365092275988">
                <text:p>-0.0146365092275988</text:p>
              </table:table-cell>
              <table:table-cell office:value-type="float" office:value="6.49287587991655">
                <text:p>6.49287587991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58872202500292">
                <text:p>-0.458872202500292</text:p>
              </table:table-cell>
              <table:table-cell office:value-type="float" office:value="5.69229194794389">
                <text:p>5.69229194794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9847520898121">
                <text:p>1.89847520898121</text:p>
              </table:table-cell>
              <table:table-cell office:value-type="float" office:value="3.64441407347616">
                <text:p>3.6444140734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2195843766636">
                <text:p>8.72195843766636</text:p>
              </table:table-cell>
              <table:table-cell office:value-type="float" office:value="4.50686389649191">
                <text:p>4.50686389649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63240053063709">
                <text:p>5.63240053063709</text:p>
              </table:table-cell>
              <table:table-cell office:value-type="float" office:value="7.41311486677329">
                <text:p>7.41311486677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82495860444088">
                <text:p>0.482495860444088</text:p>
              </table:table-cell>
              <table:table-cell office:value-type="float" office:value="5.85107773601467">
                <text:p>5.851077736014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3108573403836">
                <text:p>0.683108573403836</text:p>
              </table:table-cell>
              <table:table-cell office:value-type="float" office:value="4.59399178346031">
                <text:p>4.59399178346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13185682758693">
                <text:p>0.913185682758693</text:p>
              </table:table-cell>
              <table:table-cell office:value-type="float" office:value="3.96188487069915">
                <text:p>3.961884870699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0863747282604">
                <text:p>8.90863747282604</text:p>
              </table:table-cell>
              <table:table-cell office:value-type="float" office:value="4.05658758239554">
                <text:p>4.05658758239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7255894095447">
                <text:p>1.97255894095447</text:p>
              </table:table-cell>
              <table:table-cell office:value-type="float" office:value="3.56309316061955">
                <text:p>3.56309316061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3200391101258">
                <text:p>9.43200391101258</text:p>
              </table:table-cell>
              <table:table-cell office:value-type="float" office:value="5.01215136331936">
                <text:p>5.012151363319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0326823959044">
                <text:p>2.40326823959044</text:p>
              </table:table-cell>
              <table:table-cell office:value-type="float" office:value="2.83340928509491">
                <text:p>2.83340928509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0507446340639">
                <text:p>0.100507446340639</text:p>
              </table:table-cell>
              <table:table-cell office:value-type="float" office:value="6.76877940100586">
                <text:p>6.76877940100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1720022389717">
                <text:p>6.31720022389717</text:p>
              </table:table-cell>
              <table:table-cell office:value-type="float" office:value="7.93028396111606">
                <text:p>7.930283961116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46117916746625">
                <text:p>9.46117916746625</text:p>
              </table:table-cell>
              <table:table-cell office:value-type="float" office:value="3.90342871003201">
                <text:p>3.90342871003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1562033677678">
                <text:p>0.641562033677678</text:p>
              </table:table-cell>
              <table:table-cell office:value-type="float" office:value="4.9547189706502">
                <text:p>4.9547189706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384727583545653">
                <text:p>-0.0384727583545653</text:p>
              </table:table-cell>
              <table:table-cell office:value-type="float" office:value="5.26022866063126">
                <text:p>5.260228660631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6231383284818">
                <text:p>8.6231383284818</text:p>
              </table:table-cell>
              <table:table-cell office:value-type="float" office:value="2.3763206122622">
                <text:p>2.3763206122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92472711310375">
                <text:p>8.92472711310375</text:p>
              </table:table-cell>
              <table:table-cell office:value-type="float" office:value="5.55368503427584">
                <text:p>5.553685034275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0122756579619">
                <text:p>3.30122756579619</text:p>
              </table:table-cell>
              <table:table-cell office:value-type="float" office:value="3.78164089036067">
                <text:p>3.78164089036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9250953176301">
                <text:p>2.19250953176301</text:p>
              </table:table-cell>
              <table:table-cell office:value-type="float" office:value="2.87499348907144">
                <text:p>2.87499348907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91182932774749">
                <text:p>8.91182932774749</text:p>
              </table:table-cell>
              <table:table-cell office:value-type="float" office:value="5.59513153358028">
                <text:p>5.59513153358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6618641499911">
                <text:p>7.16618641499911</text:p>
              </table:table-cell>
              <table:table-cell office:value-type="float" office:value="7.39005861840342">
                <text:p>7.390058618403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412302530953">
                <text:p>2.0412302530953</text:p>
              </table:table-cell>
              <table:table-cell office:value-type="float" office:value="3.85768882037759">
                <text:p>3.85768882037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015214705315">
                <text:p>0.14015214705315</text:p>
              </table:table-cell>
              <table:table-cell office:value-type="float" office:value="5.62702698634861">
                <text:p>5.62702698634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4386884608136">
                <text:p>2.14386884608136</text:p>
              </table:table-cell>
              <table:table-cell office:value-type="float" office:value="3.52751310661748">
                <text:p>3.52751310661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622094942504">
                <text:p>9.45622094942504</text:p>
              </table:table-cell>
              <table:table-cell office:value-type="float" office:value="5.24121320302031">
                <text:p>5.241213203020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4920564712893">
                <text:p>3.54920564712893</text:p>
              </table:table-cell>
              <table:table-cell office:value-type="float" office:value="3.60284254876173">
                <text:p>3.60284254876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7630996039126">
                <text:p>1.67630996039126</text:p>
              </table:table-cell>
              <table:table-cell office:value-type="float" office:value="3.96247653164613">
                <text:p>3.96247653164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9153350082937">
                <text:p>3.09153350082937</text:p>
              </table:table-cell>
              <table:table-cell office:value-type="float" office:value="3.35397481956622">
                <text:p>3.35397481956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3332484588808">
                <text:p>3.93332484588808</text:p>
              </table:table-cell>
              <table:table-cell office:value-type="float" office:value="3.74776973076694">
                <text:p>3.74776973076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44715807556395">
                <text:p>8.44715807556395</text:p>
              </table:table-cell>
              <table:table-cell office:value-type="float" office:value="6.95006094366157">
                <text:p>6.95006094366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1350870849188">
                <text:p>2.21350870849188</text:p>
              </table:table-cell>
              <table:table-cell office:value-type="float" office:value="4.43551043837345">
                <text:p>4.435510438373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9063219100559">
                <text:p>2.49063219100559</text:p>
              </table:table-cell>
              <table:table-cell office:value-type="float" office:value="3.39537994333717">
                <text:p>3.395379943337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12773575418759">
                <text:p>8.12773575418759</text:p>
              </table:table-cell>
              <table:table-cell office:value-type="float" office:value="6.3398766659238">
                <text:p>6.3398766659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6344068983281">
                <text:p>0.366344068983281</text:p>
              </table:table-cell>
              <table:table-cell office:value-type="float" office:value="3.65001538203769">
                <text:p>3.65001538203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138375550027">
                <text:p>8.3138375550027</text:p>
              </table:table-cell>
              <table:table-cell office:value-type="float" office:value="6.41287140310263">
                <text:p>6.41287140310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6276909326747">
                <text:p>3.56276909326747</text:p>
              </table:table-cell>
              <table:table-cell office:value-type="float" office:value="3.38361760305344">
                <text:p>3.383617603053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3566657731883">
                <text:p>7.43566657731883</text:p>
              </table:table-cell>
              <table:table-cell office:value-type="float" office:value="6.60149978981332">
                <text:p>6.601499789813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6018643013988">
                <text:p>1.46018643013988</text:p>
              </table:table-cell>
              <table:table-cell office:value-type="float" office:value="2.95594683211048">
                <text:p>2.955946832110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3724930312151">
                <text:p>1.73724930312151</text:p>
              </table:table-cell>
              <table:table-cell office:value-type="float" office:value="3.66141010453826">
                <text:p>3.66141010453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1958275198537">
                <text:p>7.31958275198537</text:p>
              </table:table-cell>
              <table:table-cell office:value-type="float" office:value="6.77071079006788">
                <text:p>6.770710790067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2943120693811">
                <text:p>2.02943120693811</text:p>
              </table:table-cell>
              <table:table-cell office:value-type="float" office:value="3.65313225776476">
                <text:p>3.653132257764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8069670007695">
                <text:p>8.78069670007695</text:p>
              </table:table-cell>
              <table:table-cell office:value-type="float" office:value="5.65903764291853">
                <text:p>5.659037642918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5687442209111">
                <text:p>2.55687442209111</text:p>
              </table:table-cell>
              <table:table-cell office:value-type="float" office:value="2.52313131957946">
                <text:p>2.52313131957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62598435431603">
                <text:p>7.62598435431603</text:p>
              </table:table-cell>
              <table:table-cell office:value-type="float" office:value="7.02516786566446">
                <text:p>7.025167865664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2488396462413">
                <text:p>9.72488396462413</text:p>
              </table:table-cell>
              <table:table-cell office:value-type="float" office:value="3.42504960249114">
                <text:p>3.42504960249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38581733926412">
                <text:p>8.38581733926412</text:p>
              </table:table-cell>
              <table:table-cell office:value-type="float" office:value="6.96124113620811">
                <text:p>6.961241136208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48835344491764">
                <text:p>5.48835344491764</text:p>
              </table:table-cell>
              <table:table-cell office:value-type="float" office:value="7.89304045803891">
                <text:p>7.89304045803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83832667713638">
                <text:p>8.83832667713638</text:p>
              </table:table-cell>
              <table:table-cell office:value-type="float" office:value="5.87525349961821">
                <text:p>5.875253499618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5904943469186">
                <text:p>1.55904943469186</text:p>
              </table:table-cell>
              <table:table-cell office:value-type="float" office:value="4.31416549971521">
                <text:p>4.31416549971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1667410126499">
                <text:p>2.81667410126499</text:p>
              </table:table-cell>
              <table:table-cell office:value-type="float" office:value="3.40774196428217">
                <text:p>3.407741964282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28629248283672">
                <text:p>3.28629248283672</text:p>
              </table:table-cell>
              <table:table-cell office:value-type="float" office:value="3.34625181260685">
                <text:p>3.346251812606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03553694119775">
                <text:p>7.03553694119775</text:p>
              </table:table-cell>
              <table:table-cell office:value-type="float" office:value="6.92458653762033">
                <text:p>6.92458653762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9754136747337">
                <text:p>2.39754136747337</text:p>
              </table:table-cell>
              <table:table-cell office:value-type="float" office:value="3.80143455217791">
                <text:p>3.801434552177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8432175130748">
                <text:p>1.58432175130748</text:p>
              </table:table-cell>
              <table:table-cell office:value-type="float" office:value="3.77629279317929">
                <text:p>3.77629279317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06189188664944">
                <text:p>-0.106189188664944</text:p>
              </table:table-cell>
              <table:table-cell office:value-type="float" office:value="6.73683222896621">
                <text:p>6.73683222896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7702368691045">
                <text:p>5.17702368691045</text:p>
              </table:table-cell>
              <table:table-cell office:value-type="float" office:value="7.87400483475353">
                <text:p>7.87400483475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84241199181116">
                <text:p>-0.0484241199181116</text:p>
              </table:table-cell>
              <table:table-cell office:value-type="float" office:value="5.89747771037623">
                <text:p>5.897477710376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12890739841747">
                <text:p>-0.0512890739841747</text:p>
              </table:table-cell>
              <table:table-cell office:value-type="float" office:value="6.23795331947332">
                <text:p>6.23795331947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3426248426957">
                <text:p>1.93426248426957</text:p>
              </table:table-cell>
              <table:table-cell office:value-type="float" office:value="3.6196665852675">
                <text:p>3.6196665852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38794088746276">
                <text:p>6.38794088746276</text:p>
              </table:table-cell>
              <table:table-cell office:value-type="float" office:value="7.14122545775855">
                <text:p>7.14122545775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4702910847064">
                <text:p>0.0644702910847064</text:p>
              </table:table-cell>
              <table:table-cell office:value-type="float" office:value="7.58652127500189">
                <text:p>7.586521275001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8207286727863">
                <text:p>8.58207286727863</text:p>
              </table:table-cell>
              <table:table-cell office:value-type="float" office:value="6.47206780470396">
                <text:p>6.47206780470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04767044868354">
                <text:p>8.04767044868354</text:p>
              </table:table-cell>
              <table:table-cell office:value-type="float" office:value="6.43262506823551">
                <text:p>6.43262506823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4019886997595">
                <text:p>2.94019886997595</text:p>
              </table:table-cell>
              <table:table-cell office:value-type="float" office:value="2.61794934327002">
                <text:p>2.61794934327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2406066429453">
                <text:p>7.22406066429453</text:p>
              </table:table-cell>
              <table:table-cell office:value-type="float" office:value="6.29148536822325">
                <text:p>6.29148536822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0251431295841">
                <text:p>8.10251431295841</text:p>
              </table:table-cell>
              <table:table-cell office:value-type="float" office:value="6.40141544647367">
                <text:p>6.40141544647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12503611848834">
                <text:p>0.512503611848834</text:p>
              </table:table-cell>
              <table:table-cell office:value-type="float" office:value="4.26428578135769">
                <text:p>4.26428578135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46717498228414">
                <text:p>8.46717498228414</text:p>
              </table:table-cell>
              <table:table-cell office:value-type="float" office:value="6.37140172077096">
                <text:p>6.37140172077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3589661343224">
                <text:p>2.33589661343224</text:p>
              </table:table-cell>
              <table:table-cell office:value-type="float" office:value="3.48497353634295">
                <text:p>3.484973536342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257712596782">
                <text:p>3.7257712596782</text:p>
              </table:table-cell>
              <table:table-cell office:value-type="float" office:value="4.0203723175353">
                <text:p>4.0203723175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8586295069337">
                <text:p>7.8586295069337</text:p>
              </table:table-cell>
              <table:table-cell office:value-type="float" office:value="7.19644417258387">
                <text:p>7.19644417258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30252491784">
                <text:p>2.2230252491784</text:p>
              </table:table-cell>
              <table:table-cell office:value-type="float" office:value="3.38151527798682">
                <text:p>3.38151527798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5011112173246">
                <text:p>7.5011112173246</text:p>
              </table:table-cell>
              <table:table-cell office:value-type="float" office:value="7.76997577135307">
                <text:p>7.76997577135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8576972426742">
                <text:p>7.68576972426742</text:p>
              </table:table-cell>
              <table:table-cell office:value-type="float" office:value="6.95187480652991">
                <text:p>6.95187480652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92014971590026">
                <text:p>-0.292014971590026</text:p>
              </table:table-cell>
              <table:table-cell office:value-type="float" office:value="5.367338681371">
                <text:p>5.3673386813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91902761968657">
                <text:p>-0.291902761968657</text:p>
              </table:table-cell>
              <table:table-cell office:value-type="float" office:value="5.71242385089634">
                <text:p>5.71242385089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92602482573276">
                <text:p>4.92602482573276</text:p>
              </table:table-cell>
              <table:table-cell office:value-type="float" office:value="3.74127478722845">
                <text:p>3.741274787228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3708082892575">
                <text:p>1.53708082892575</text:p>
              </table:table-cell>
              <table:table-cell office:value-type="float" office:value="3.893428473039">
                <text:p>3.893428473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556026497189">
                <text:p>3.3556026497189</text:p>
              </table:table-cell>
              <table:table-cell office:value-type="float" office:value="2.72782227521387">
                <text:p>2.72782227521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4498592116617">
                <text:p>8.4498592116617</text:p>
              </table:table-cell>
              <table:table-cell office:value-type="float" office:value="2.65291763239143">
                <text:p>2.65291763239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56558929983295">
                <text:p>6.56558929983295</text:p>
              </table:table-cell>
              <table:table-cell office:value-type="float" office:value="6.82858915501723">
                <text:p>6.828589155017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42170575896002">
                <text:p>8.42170575896002</text:p>
              </table:table-cell>
              <table:table-cell office:value-type="float" office:value="6.10293658589404">
                <text:p>6.102936585894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23088484150554">
                <text:p>0.0223088484150554</text:p>
              </table:table-cell>
              <table:table-cell office:value-type="float" office:value="5.2580300502937">
                <text:p>5.2580300502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8226687488228">
                <text:p>5.48226687488228</text:p>
              </table:table-cell>
              <table:table-cell office:value-type="float" office:value="6.8885037218687">
                <text:p>6.88850372186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3861922988507">
                <text:p>2.93861922988507</text:p>
              </table:table-cell>
              <table:table-cell office:value-type="float" office:value="3.19127658386976">
                <text:p>3.191276583869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56507247408">
                <text:p>9.4356507247408</text:p>
              </table:table-cell>
              <table:table-cell office:value-type="float" office:value="5.15301214725558">
                <text:p>5.15301214725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4968079236129">
                <text:p>1.24968079236129</text:p>
              </table:table-cell>
              <table:table-cell office:value-type="float" office:value="4.7411796025341">
                <text:p>4.74117960253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22687967598434">
                <text:p>8.22687967598434</text:p>
              </table:table-cell>
              <table:table-cell office:value-type="float" office:value="6.3573821144229">
                <text:p>6.3573821144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5452034922002">
                <text:p>8.35452034922002</text:p>
              </table:table-cell>
              <table:table-cell office:value-type="float" office:value="6.61735313177644">
                <text:p>6.617353131776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02338882538818">
                <text:p>9.02338882538818</text:p>
              </table:table-cell>
              <table:table-cell office:value-type="float" office:value="5.31844248981776">
                <text:p>5.31844248981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33718001478819">
                <text:p>4.33718001478819</text:p>
              </table:table-cell>
              <table:table-cell office:value-type="float" office:value="3.35532935446414">
                <text:p>3.355329354464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13517800407862">
                <text:p>9.13517800407862</text:p>
              </table:table-cell>
              <table:table-cell office:value-type="float" office:value="5.23066988982343">
                <text:p>5.230669889823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9087030017928">
                <text:p>2.99087030017928</text:p>
              </table:table-cell>
              <table:table-cell office:value-type="float" office:value="3.20521277364899">
                <text:p>3.205212773648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9699219159648">
                <text:p>2.79699219159648</text:p>
              </table:table-cell>
              <table:table-cell office:value-type="float" office:value="3.51051579696668">
                <text:p>3.510515796966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7638679367181">
                <text:p>8.7638679367181</text:p>
              </table:table-cell>
              <table:table-cell office:value-type="float" office:value="6.43981146572558">
                <text:p>6.43981146572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7621516665627">
                <text:p>5.7621516665627</text:p>
              </table:table-cell>
              <table:table-cell office:value-type="float" office:value="4.10750000106765">
                <text:p>4.10750000106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37056691039996">
                <text:p>8.37056691039996</text:p>
              </table:table-cell>
              <table:table-cell office:value-type="float" office:value="6.48705540961486">
                <text:p>6.48705540961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5637359351735">
                <text:p>7.25637359351735</text:p>
              </table:table-cell>
              <table:table-cell office:value-type="float" office:value="6.51898673751199">
                <text:p>6.51898673751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66016115328308">
                <text:p>8.66016115328308</text:p>
              </table:table-cell>
              <table:table-cell office:value-type="float" office:value="6.2595830478844">
                <text:p>6.2595830478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3903974040472">
                <text:p>1.13903974040472</text:p>
              </table:table-cell>
              <table:table-cell office:value-type="float" office:value="5.36302882620778">
                <text:p>5.363028826207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6766552633384">
                <text:p>10.6766552633384</text:p>
              </table:table-cell>
              <table:table-cell office:value-type="float" office:value="1.19149452022092">
                <text:p>1.191494520220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485542851167">
                <text:p>5.485542851167</text:p>
              </table:table-cell>
              <table:table-cell office:value-type="float" office:value="3.31801257610258">
                <text:p>3.31801257610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50192364158359">
                <text:p>8.50192364158359</text:p>
              </table:table-cell>
              <table:table-cell office:value-type="float" office:value="6.24143567493193">
                <text:p>6.241435674931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8173900928665">
                <text:p>3.98173900928665</text:p>
              </table:table-cell>
              <table:table-cell office:value-type="float" office:value="3.73069102453286">
                <text:p>3.73069102453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1968609038572">
                <text:p>9.21968609038572</text:p>
              </table:table-cell>
              <table:table-cell office:value-type="float" office:value="5.05636210502423">
                <text:p>5.05636210502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12835100402601">
                <text:p>9.12835100402601</text:p>
              </table:table-cell>
              <table:table-cell office:value-type="float" office:value="1.98108433459041">
                <text:p>1.981084334590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7212584549062">
                <text:p>5.67212584549062</text:p>
              </table:table-cell>
              <table:table-cell office:value-type="float" office:value="7.12561491863974">
                <text:p>7.125614918639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53199177259146">
                <text:p>8.53199177259146</text:p>
              </table:table-cell>
              <table:table-cell office:value-type="float" office:value="4.59655253038125">
                <text:p>4.5965525303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5173234469567">
                <text:p>2.35173234469567</text:p>
              </table:table-cell>
              <table:table-cell office:value-type="float" office:value="4.26734246130978">
                <text:p>4.267342461309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46111026084">
                <text:p>8.646111026084</text:p>
              </table:table-cell>
              <table:table-cell office:value-type="float" office:value="6.36401771015549">
                <text:p>6.364017710155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09088854048117">
                <text:p>2.09088854048117</text:p>
              </table:table-cell>
              <table:table-cell office:value-type="float" office:value="3.6632572653091">
                <text:p>3.6632572653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8880650567812">
                <text:p>0.608880650567812</text:p>
              </table:table-cell>
              <table:table-cell office:value-type="float" office:value="4.83102829456386">
                <text:p>4.83102829456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45294997404071">
                <text:p>4.45294997404071</text:p>
              </table:table-cell>
              <table:table-cell office:value-type="float" office:value="7.00780311389521">
                <text:p>7.007803113895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5660774035599">
                <text:p>2.45660774035599</text:p>
              </table:table-cell>
              <table:table-cell office:value-type="float" office:value="4.19767002612027">
                <text:p>4.197670026120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7261001020313">
                <text:p>8.97261001020313</text:p>
              </table:table-cell>
              <table:table-cell office:value-type="float" office:value="6.90572299783188">
                <text:p>6.90572299783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02779037111299">
                <text:p>2.02779037111299</text:p>
              </table:table-cell>
              <table:table-cell office:value-type="float" office:value="3.53912258240152">
                <text:p>3.5391225824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6803816535567">
                <text:p>2.76803816535567</text:p>
              </table:table-cell>
              <table:table-cell office:value-type="float" office:value="3.59751711124758">
                <text:p>3.59751711124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13915401532884">
                <text:p>8.13915401532884</text:p>
              </table:table-cell>
              <table:table-cell office:value-type="float" office:value="6.76478111370817">
                <text:p>6.76478111370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83584532423076">
                <text:p>8.83584532423076</text:p>
              </table:table-cell>
              <table:table-cell office:value-type="float" office:value="2.22174006156297">
                <text:p>2.221740061562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0432887314639">
                <text:p>2.10432887314639</text:p>
              </table:table-cell>
              <table:table-cell office:value-type="float" office:value="3.81988896174912">
                <text:p>3.81988896174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4781714830541">
                <text:p>2.84781714830541</text:p>
              </table:table-cell>
              <table:table-cell office:value-type="float" office:value="2.31929077050306">
                <text:p>2.319290770503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48728890723284">
                <text:p>7.48728890723284</text:p>
              </table:table-cell>
              <table:table-cell office:value-type="float" office:value="7.23002674920789">
                <text:p>7.230026749207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41499667273247">
                <text:p>9.41499667273247</text:p>
              </table:table-cell>
              <table:table-cell office:value-type="float" office:value="2.21904134886468">
                <text:p>2.21904134886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4480330081098">
                <text:p>8.4480330081098</text:p>
              </table:table-cell>
              <table:table-cell office:value-type="float" office:value="6.31324120738629">
                <text:p>6.313241207386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7990108868611">
                <text:p>8.27990108868611</text:p>
              </table:table-cell>
              <table:table-cell office:value-type="float" office:value="6.19473049256655">
                <text:p>6.194730492566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2268088197506">
                <text:p>9.22268088197506</text:p>
              </table:table-cell>
              <table:table-cell office:value-type="float" office:value="2.53105148080982">
                <text:p>2.531051480809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38008941738129">
                <text:p>0.338008941738129</text:p>
              </table:table-cell>
              <table:table-cell office:value-type="float" office:value="4.54673375717305">
                <text:p>4.54673375717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29375696787531">
                <text:p>5.29375696787531</text:p>
              </table:table-cell>
              <table:table-cell office:value-type="float" office:value="3.72159887035448">
                <text:p>3.72159887035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89354828035268">
                <text:p>8.89354828035268</text:p>
              </table:table-cell>
              <table:table-cell office:value-type="float" office:value="3.70809871391177">
                <text:p>3.70809871391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1620067340482">
                <text:p>2.21620067340482</text:p>
              </table:table-cell>
              <table:table-cell office:value-type="float" office:value="3.27728144984138">
                <text:p>3.27728144984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07534162304442">
                <text:p>6.07534162304442</text:p>
              </table:table-cell>
              <table:table-cell office:value-type="float" office:value="7.08466509047712">
                <text:p>7.084665090477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2007664771442">
                <text:p>4.22007664771442</text:p>
              </table:table-cell>
              <table:table-cell office:value-type="float" office:value="2.54383754990767">
                <text:p>2.543837549907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21284821903512">
                <text:p>5.21284821903512</text:p>
              </table:table-cell>
              <table:table-cell office:value-type="float" office:value="2.97267591063503">
                <text:p>2.972675910635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89922525231228">
                <text:p>8.89922525231228</text:p>
              </table:table-cell>
              <table:table-cell office:value-type="float" office:value="6.53633973763887">
                <text:p>6.536339737638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39811745802096">
                <text:p>7.39811745802096</text:p>
              </table:table-cell>
              <table:table-cell office:value-type="float" office:value="6.80403139325228">
                <text:p>6.804031393252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949979885792">
                <text:p>3.0949979885792</text:p>
              </table:table-cell>
              <table:table-cell office:value-type="float" office:value="3.41243193003489">
                <text:p>3.412431930034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237612873204">
                <text:p>1.1237612873204</text:p>
              </table:table-cell>
              <table:table-cell office:value-type="float" office:value="3.54714175587087">
                <text:p>3.547141755870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026743972861">
                <text:p>7.3026743972861</text:p>
              </table:table-cell>
              <table:table-cell office:value-type="float" office:value="7.01511917763286">
                <text:p>7.015119177632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31523662175365">
                <text:p>0.431523662175365</text:p>
              </table:table-cell>
              <table:table-cell office:value-type="float" office:value="7.46649552786134">
                <text:p>7.466495527861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03448500850401">
                <text:p>8.03448500850401</text:p>
              </table:table-cell>
              <table:table-cell office:value-type="float" office:value="6.45741496461701">
                <text:p>6.45741496461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34225309930591">
                <text:p>9.34225309930591</text:p>
              </table:table-cell>
              <table:table-cell office:value-type="float" office:value="4.13913638741921">
                <text:p>4.13913638741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3297326519642">
                <text:p>0.563297326519642</text:p>
              </table:table-cell>
              <table:table-cell office:value-type="float" office:value="4.7622331878502">
                <text:p>4.76223318785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74624250466315">
                <text:p>8.74624250466315</text:p>
              </table:table-cell>
              <table:table-cell office:value-type="float" office:value="5.8636599339329">
                <text:p>5.86365993393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3046623920759">
                <text:p>9.43046623920759</text:p>
              </table:table-cell>
              <table:table-cell office:value-type="float" office:value="6.23197779013292">
                <text:p>6.231977790132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1758614543341">
                <text:p>2.01758614543341</text:p>
              </table:table-cell>
              <table:table-cell office:value-type="float" office:value="3.62649884511126">
                <text:p>3.626498845111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2937752076253">
                <text:p>5.2937752076253</text:p>
              </table:table-cell>
              <table:table-cell office:value-type="float" office:value="3.38412958656285">
                <text:p>3.38412958656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66047779078466">
                <text:p>8.66047779078466</text:p>
              </table:table-cell>
              <table:table-cell office:value-type="float" office:value="6.49684337136883">
                <text:p>6.49684337136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69711066749535">
                <text:p>3.69711066749535</text:p>
              </table:table-cell>
              <table:table-cell office:value-type="float" office:value="3.85858092805738">
                <text:p>3.858580928057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4691172510754">
                <text:p>6.84691172510754</text:p>
              </table:table-cell>
              <table:table-cell office:value-type="float" office:value="6.38625401166645">
                <text:p>6.386254011666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9029706970003">
                <text:p>5.89029706970003</text:p>
              </table:table-cell>
              <table:table-cell office:value-type="float" office:value="4.07551496706437">
                <text:p>4.075514967064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66907785752597">
                <text:p>7.66907785752597</text:p>
              </table:table-cell>
              <table:table-cell office:value-type="float" office:value="6.64786596369274">
                <text:p>6.647865963692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4893630114717">
                <text:p>1.84893630114717</text:p>
              </table:table-cell>
              <table:table-cell office:value-type="float" office:value="3.92121649826535">
                <text:p>3.9212164982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8872159973983">
                <text:p>1.68872159973983</text:p>
              </table:table-cell>
              <table:table-cell office:value-type="float" office:value="3.69277544845568">
                <text:p>3.692775448455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54602865696623">
                <text:p>5.54602865696623</text:p>
              </table:table-cell>
              <table:table-cell office:value-type="float" office:value="3.24901381632617">
                <text:p>3.249013816326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12430141052404">
                <text:p>9.12430141052404</text:p>
              </table:table-cell>
              <table:table-cell office:value-type="float" office:value="6.52463662060363">
                <text:p>6.524636620603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81012934385712">
                <text:p>8.81012934385712</text:p>
              </table:table-cell>
              <table:table-cell office:value-type="float" office:value="3.24940326160162">
                <text:p>3.249403261601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71056310965508">
                <text:p>5.71056310965508</text:p>
              </table:table-cell>
              <table:table-cell office:value-type="float" office:value="7.87944565578299">
                <text:p>7.879445655782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2008783764138">
                <text:p>8.92008783764138</text:p>
              </table:table-cell>
              <table:table-cell office:value-type="float" office:value="5.70634974968267">
                <text:p>5.706349749682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80417278198284">
                <text:p>7.80417278198284</text:p>
              </table:table-cell>
              <table:table-cell office:value-type="float" office:value="6.94765543222082">
                <text:p>6.94765543222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55035140201572">
                <text:p>7.55035140201572</text:p>
              </table:table-cell>
              <table:table-cell office:value-type="float" office:value="6.07170945124831">
                <text:p>6.07170945124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803471384687">
                <text:p>8.9803471384687</text:p>
              </table:table-cell>
              <table:table-cell office:value-type="float" office:value="6.03734004690319">
                <text:p>6.037340046903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52851566608948">
                <text:p>6.52851566608948</text:p>
              </table:table-cell>
              <table:table-cell office:value-type="float" office:value="4.32045414153406">
                <text:p>4.320454141534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3267307200348">
                <text:p>1.93267307200348</text:p>
              </table:table-cell>
              <table:table-cell office:value-type="float" office:value="3.62851649435617">
                <text:p>3.628516494356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2686194511235">
                <text:p>8.42686194511235</text:p>
              </table:table-cell>
              <table:table-cell office:value-type="float" office:value="5.92975547012157">
                <text:p>5.929755470121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70731014031361">
                <text:p>2.70731014031361</text:p>
              </table:table-cell>
              <table:table-cell office:value-type="float" office:value="3.4888226320444">
                <text:p>3.4888226320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90455906394621">
                <text:p>8.90455906394621</text:p>
              </table:table-cell>
              <table:table-cell office:value-type="float" office:value="3.23137558518885">
                <text:p>3.23137558518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07721317421035">
                <text:p>9.07721317421035</text:p>
              </table:table-cell>
              <table:table-cell office:value-type="float" office:value="3.19843357870245">
                <text:p>3.19843357870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59884355322912">
                <text:p>5.59884355322912</text:p>
              </table:table-cell>
              <table:table-cell office:value-type="float" office:value="7.45199328759918">
                <text:p>7.451993287599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0564012758086">
                <text:p>7.90564012758086</text:p>
              </table:table-cell>
              <table:table-cell office:value-type="float" office:value="6.70969052171827">
                <text:p>6.709690521718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2476211601709">
                <text:p>8.2476211601709</text:p>
              </table:table-cell>
              <table:table-cell office:value-type="float" office:value="5.83854020378847">
                <text:p>5.838540203788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0803672234625">
                <text:p>1.00803672234625</text:p>
              </table:table-cell>
              <table:table-cell office:value-type="float" office:value="0.477040579826074">
                <text:p>0.477040579826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61133591210646">
                <text:p>8.61133591210646</text:p>
              </table:table-cell>
              <table:table-cell office:value-type="float" office:value="6.79683332407296">
                <text:p>6.796833324072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4223855237637">
                <text:p>4.44223855237637</text:p>
              </table:table-cell>
              <table:table-cell office:value-type="float" office:value="7.62167661467029">
                <text:p>7.62167661467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75946754359727">
                <text:p>4.75946754359727</text:p>
              </table:table-cell>
              <table:table-cell office:value-type="float" office:value="3.1625258005492">
                <text:p>3.1625258005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37217652521882">
                <text:p>7.37217652521882</text:p>
              </table:table-cell>
              <table:table-cell office:value-type="float" office:value="6.95939786556673">
                <text:p>6.959397865566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13735223429684">
                <text:p>2.13735223429684</text:p>
              </table:table-cell>
              <table:table-cell office:value-type="float" office:value="3.32769552333695">
                <text:p>3.327695523336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98123577541069">
                <text:p>5.98123577541069</text:p>
              </table:table-cell>
              <table:table-cell office:value-type="float" office:value="6.84152554670757">
                <text:p>6.841525546707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2452998617524">
                <text:p>9.2452998617524</text:p>
              </table:table-cell>
              <table:table-cell office:value-type="float" office:value="4.15663905395553">
                <text:p>4.156639053955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43809247859581">
                <text:p>0.643809247859581</text:p>
              </table:table-cell>
              <table:table-cell office:value-type="float" office:value="3.66614211510691">
                <text:p>3.6661421151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73682287066656">
                <text:p>0.473682287066656</text:p>
              </table:table-cell>
              <table:table-cell office:value-type="float" office:value="4.34537850257304">
                <text:p>4.34537850257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81213757460329">
                <text:p>9.81213757460329</text:p>
              </table:table-cell>
              <table:table-cell office:value-type="float" office:value="3.07955925263547">
                <text:p>3.079559252635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2633872065725">
                <text:p>1.52633872065725</text:p>
              </table:table-cell>
              <table:table-cell office:value-type="float" office:value="3.47457962643748">
                <text:p>3.474579626437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1246352329624">
                <text:p>1.81246352329624</text:p>
              </table:table-cell>
              <table:table-cell office:value-type="float" office:value="3.68369171150361">
                <text:p>3.683691711503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177441547909">
                <text:p>3.0177441547909</text:p>
              </table:table-cell>
              <table:table-cell office:value-type="float" office:value="3.41735716733724">
                <text:p>3.417357167337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6856404453763">
                <text:p>11.6856404453763</text:p>
              </table:table-cell>
              <table:table-cell office:value-type="float" office:value="1.02700525093244">
                <text:p>1.027005250932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28484424572386">
                <text:p>7.28484424572386</text:p>
              </table:table-cell>
              <table:table-cell office:value-type="float" office:value="7.00557022336328">
                <text:p>7.00557022336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7481537071746">
                <text:p>1.27481537071746</text:p>
              </table:table-cell>
              <table:table-cell office:value-type="float" office:value="0.641333644103399">
                <text:p>0.6413336441033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5538627656586">
                <text:p>6.75538627656586</text:p>
              </table:table-cell>
              <table:table-cell office:value-type="float" office:value="7.44537152409798">
                <text:p>7.445371524097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78548908324931">
                <text:p>8.78548908324931</text:p>
              </table:table-cell>
              <table:table-cell office:value-type="float" office:value="5.74276393041402">
                <text:p>5.742763930414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8277328552685">
                <text:p>3.38277328552685</text:p>
              </table:table-cell>
              <table:table-cell office:value-type="float" office:value="3.82198589965697">
                <text:p>3.821985899656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71488334828803">
                <text:p>3.71488334828803</text:p>
              </table:table-cell>
              <table:table-cell office:value-type="float" office:value="3.62632671446186">
                <text:p>3.626326714461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08972495889558">
                <text:p>6.08972495889558</text:p>
              </table:table-cell>
              <table:table-cell office:value-type="float" office:value="7.04950569996063">
                <text:p>7.04950569996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5029199848578">
                <text:p>2.25029199848578</text:p>
              </table:table-cell>
              <table:table-cell office:value-type="float" office:value="3.6703853389678">
                <text:p>3.6703853389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64658795712227">
                <text:p>-0.164658795712227</text:p>
              </table:table-cell>
              <table:table-cell office:value-type="float" office:value="5.79609210977065">
                <text:p>5.796092109770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0344913941409">
                <text:p>4.70344913941409</text:p>
              </table:table-cell>
              <table:table-cell office:value-type="float" office:value="2.55212601972543">
                <text:p>2.552126019725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06500640541229">
                <text:p>2.06500640541229</text:p>
              </table:table-cell>
              <table:table-cell office:value-type="float" office:value="3.51958846839267">
                <text:p>3.519588468392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6416712016721">
                <text:p>4.66416712016721</text:p>
              </table:table-cell>
              <table:table-cell office:value-type="float" office:value="2.82901395098709">
                <text:p>2.82901395098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93423341459113">
                <text:p>8.93423341459113</text:p>
              </table:table-cell>
              <table:table-cell office:value-type="float" office:value="5.30205235127519">
                <text:p>5.30205235127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06430236648361">
                <text:p>2.06430236648361</text:p>
              </table:table-cell>
              <table:table-cell office:value-type="float" office:value="3.55723749111376">
                <text:p>3.557237491113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06754980338529">
                <text:p>5.06754980338529</text:p>
              </table:table-cell>
              <table:table-cell office:value-type="float" office:value="3.15668350483028">
                <text:p>3.156683504830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01290310450973">
                <text:p>2.01290310450973</text:p>
              </table:table-cell>
              <table:table-cell office:value-type="float" office:value="3.53698428523965">
                <text:p>3.536984285239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22436292001089">
                <text:p>5.22436292001089</text:p>
              </table:table-cell>
              <table:table-cell office:value-type="float" office:value="7.88732483863806">
                <text:p>7.887324838638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42520162093544">
                <text:p>8.42520162093544</text:p>
              </table:table-cell>
              <table:table-cell office:value-type="float" office:value="7.07291449672449">
                <text:p>7.072914496724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60313119848813">
                <text:p>8.60313119848813</text:p>
              </table:table-cell>
              <table:table-cell office:value-type="float" office:value="6.20507429805717">
                <text:p>6.205074298057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274711677418">
                <text:p>6.03274711677418</text:p>
              </table:table-cell>
              <table:table-cell office:value-type="float" office:value="7.58083775306584">
                <text:p>7.580837753065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4069989939673">
                <text:p>0.954069989939673</text:p>
              </table:table-cell>
              <table:table-cell office:value-type="float" office:value="4.15611325876443">
                <text:p>4.156113258764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13790588681972">
                <text:p>9.13790588681972</text:p>
              </table:table-cell>
              <table:table-cell office:value-type="float" office:value="4.08141916723288">
                <text:p>4.08141916723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7249242341704">
                <text:p>7.27249242341704</text:p>
              </table:table-cell>
              <table:table-cell office:value-type="float" office:value="7.16239595153232">
                <text:p>7.162395951532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90066212200197">
                <text:p>7.90066212200197</text:p>
              </table:table-cell>
              <table:table-cell office:value-type="float" office:value="6.81685932179713">
                <text:p>6.816859321797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2455684666817">
                <text:p>7.32455684666817</text:p>
              </table:table-cell>
              <table:table-cell office:value-type="float" office:value="6.87498195285999">
                <text:p>6.87498195285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791997812685">
                <text:p>7.4791997812685</text:p>
              </table:table-cell>
              <table:table-cell office:value-type="float" office:value="6.22074384847333">
                <text:p>6.22074384847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2107352330733">
                <text:p>9.2107352330733</text:p>
              </table:table-cell>
              <table:table-cell office:value-type="float" office:value="1.98469900898159">
                <text:p>1.984699008981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6846346448151">
                <text:p>1.36846346448151</text:p>
              </table:table-cell>
              <table:table-cell office:value-type="float" office:value="4.73649359800825">
                <text:p>4.736493598008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29587427697952">
                <text:p>5.29587427697952</text:p>
              </table:table-cell>
              <table:table-cell office:value-type="float" office:value="3.12370703947085">
                <text:p>3.12370703947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66609670212383">
                <text:p>8.66609670212383</text:p>
              </table:table-cell>
              <table:table-cell office:value-type="float" office:value="5.20670486253154">
                <text:p>5.20670486253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9853017483825">
                <text:p>10.9853017483825</text:p>
              </table:table-cell>
              <table:table-cell office:value-type="float" office:value="0.997725647490285">
                <text:p>0.9977256474902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79257224008802">
                <text:p>6.79257224008802</text:p>
              </table:table-cell>
              <table:table-cell office:value-type="float" office:value="6.81977772294612">
                <text:p>6.819777722946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29455272405746">
                <text:p>5.29455272405746</text:p>
              </table:table-cell>
              <table:table-cell office:value-type="float" office:value="7.55325922185361">
                <text:p>7.553259221853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65499425661579">
                <text:p>5.65499425661579</text:p>
              </table:table-cell>
              <table:table-cell office:value-type="float" office:value="3.67824345859307">
                <text:p>3.67824345859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74528646976805">
                <text:p>6.74528646976805</text:p>
              </table:table-cell>
              <table:table-cell office:value-type="float" office:value="4.27007095610819">
                <text:p>4.27007095610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7585540341114">
                <text:p>5.77585540341114</text:p>
              </table:table-cell>
              <table:table-cell office:value-type="float" office:value="6.80163360696902">
                <text:p>6.801633606969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61812779585892">
                <text:p>6.61812779585892</text:p>
              </table:table-cell>
              <table:table-cell office:value-type="float" office:value="7.59966537881696">
                <text:p>7.599665378816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07040054595492">
                <text:p>6.07040054595492</text:p>
              </table:table-cell>
              <table:table-cell office:value-type="float" office:value="7.99397803078132">
                <text:p>7.99397803078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58153086929182">
                <text:p>6.58153086929182</text:p>
              </table:table-cell>
              <table:table-cell office:value-type="float" office:value="4.08586163238186">
                <text:p>4.08586163238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07086862783428">
                <text:p>8.07086862783428</text:p>
              </table:table-cell>
              <table:table-cell office:value-type="float" office:value="7.2891440374212">
                <text:p>7.28914403742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0816000754991">
                <text:p>8.0816000754991</text:p>
              </table:table-cell>
              <table:table-cell office:value-type="float" office:value="5.32084970380001">
                <text:p>5.3208497038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2641234824164">
                <text:p>8.92641234824164</text:p>
              </table:table-cell>
              <table:table-cell office:value-type="float" office:value="5.18039420562395">
                <text:p>5.180394205623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3415068779134">
                <text:p>0.863415068779134</text:p>
              </table:table-cell>
              <table:table-cell office:value-type="float" office:value="5.56453603423763">
                <text:p>5.564536034237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310520043076">
                <text:p>4.6310520043076</text:p>
              </table:table-cell>
              <table:table-cell office:value-type="float" office:value="3.76263455221143">
                <text:p>3.76263455221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3870661897745">
                <text:p>8.3870661897745</text:p>
              </table:table-cell>
              <table:table-cell office:value-type="float" office:value="6.38191679746929">
                <text:p>6.381916797469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96505416335769">
                <text:p>8.96505416335769</text:p>
              </table:table-cell>
              <table:table-cell office:value-type="float" office:value="5.75299172280999">
                <text:p>5.75299172280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50375612104269">
                <text:p>6.50375612104269</text:p>
              </table:table-cell>
              <table:table-cell office:value-type="float" office:value="7.86357026700421">
                <text:p>7.863570267004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6876040139811">
                <text:p>1.56876040139811</text:p>
              </table:table-cell>
              <table:table-cell office:value-type="float" office:value="3.90272272982095">
                <text:p>3.902722729820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53695656691318">
                <text:p>9.53695656691318</text:p>
              </table:table-cell>
              <table:table-cell office:value-type="float" office:value="3.50587653390866">
                <text:p>3.50587653390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80978943079859">
                <text:p>7.80978943079859</text:p>
              </table:table-cell>
              <table:table-cell office:value-type="float" office:value="6.98700666920067">
                <text:p>6.987006669200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7104837174387">
                <text:p>4.57104837174387</text:p>
              </table:table-cell>
              <table:table-cell office:value-type="float" office:value="3.94521099843158">
                <text:p>3.945210998431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8748022027908">
                <text:p>1.8748022027908</text:p>
              </table:table-cell>
              <table:table-cell office:value-type="float" office:value="3.50299262681965">
                <text:p>3.502992626819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8580801119877">
                <text:p>1.68580801119877</text:p>
              </table:table-cell>
              <table:table-cell office:value-type="float" office:value="3.87312719390085">
                <text:p>3.873127193900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6531558961862">
                <text:p>6.46531558961862</text:p>
              </table:table-cell>
              <table:table-cell office:value-type="float" office:value="7.55814801203853">
                <text:p>7.558148012038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40786146216662">
                <text:p>0.240786146216662</text:p>
              </table:table-cell>
              <table:table-cell office:value-type="float" office:value="8.06280412559489">
                <text:p>8.06280412559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6324494715764">
                <text:p>8.86324494715764</text:p>
              </table:table-cell>
              <table:table-cell office:value-type="float" office:value="5.77336023493203">
                <text:p>5.773360234932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4668962745769">
                <text:p>8.34668962745769</text:p>
              </table:table-cell>
              <table:table-cell office:value-type="float" office:value="4.52669091246492">
                <text:p>4.526690912464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5410232550318">
                <text:p>8.45410232550318</text:p>
              </table:table-cell>
              <table:table-cell office:value-type="float" office:value="5.92628577654007">
                <text:p>5.926285776540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2948107703094">
                <text:p>8.92948107703094</text:p>
              </table:table-cell>
              <table:table-cell office:value-type="float" office:value="5.48971771527455">
                <text:p>5.48971771527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89542768146682">
                <text:p>8.89542768146682</text:p>
              </table:table-cell>
              <table:table-cell office:value-type="float" office:value="2.49760926679544">
                <text:p>2.49760926679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68235037579602">
                <text:p>4.68235037579602</text:p>
              </table:table-cell>
              <table:table-cell office:value-type="float" office:value="2.83957036802455">
                <text:p>2.83957036802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74711723484211">
                <text:p>5.74711723484211</text:p>
              </table:table-cell>
              <table:table-cell office:value-type="float" office:value="3.48559089622432">
                <text:p>3.485590896224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5314078351883">
                <text:p>3.25314078351883</text:p>
              </table:table-cell>
              <table:table-cell office:value-type="float" office:value="3.93308373860686">
                <text:p>3.933083738606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6464981478085">
                <text:p>2.26464981478085</text:p>
              </table:table-cell>
              <table:table-cell office:value-type="float" office:value="3.45745944024253">
                <text:p>3.457459440242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2858033389096">
                <text:p>1.22858033389096</text:p>
              </table:table-cell>
              <table:table-cell office:value-type="float" office:value="3.33317755345417">
                <text:p>3.333177553454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22010830728934">
                <text:p>3.22010830728934</text:p>
              </table:table-cell>
              <table:table-cell office:value-type="float" office:value="3.13955536306478">
                <text:p>3.139555363064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54857791091138">
                <text:p>8.54857791091138</text:p>
              </table:table-cell>
              <table:table-cell office:value-type="float" office:value="5.5570982086269">
                <text:p>5.5570982086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6840098819631">
                <text:p>2.16840098819631</text:p>
              </table:table-cell>
              <table:table-cell office:value-type="float" office:value="3.38136182417548">
                <text:p>3.381361824175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6969886605368">
                <text:p>1.26969886605368</text:p>
              </table:table-cell>
              <table:table-cell office:value-type="float" office:value="4.46664709600936">
                <text:p>4.466647096009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1387135683766">
                <text:p>8.11387135683766</text:p>
              </table:table-cell>
              <table:table-cell office:value-type="float" office:value="7.29522292055205">
                <text:p>7.295222920552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20530417078672">
                <text:p>7.20530417078672</text:p>
              </table:table-cell>
              <table:table-cell office:value-type="float" office:value="7.99713637167692">
                <text:p>7.997136371676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5879572218003">
                <text:p>3.35879572218003</text:p>
              </table:table-cell>
              <table:table-cell office:value-type="float" office:value="2.97215055532">
                <text:p>2.972150555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876197579635">
                <text:p>2.03876197579635</text:p>
              </table:table-cell>
              <table:table-cell office:value-type="float" office:value="3.78501141709852">
                <text:p>3.785011417098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96872515078261">
                <text:p>7.96872515078261</text:p>
              </table:table-cell>
              <table:table-cell office:value-type="float" office:value="6.70797058797919">
                <text:p>6.707970587979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0859387493634">
                <text:p>9.0859387493634</text:p>
              </table:table-cell>
              <table:table-cell office:value-type="float" office:value="6.47847023254213">
                <text:p>6.478470232542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8617311887558">
                <text:p>1.98617311887558</text:p>
              </table:table-cell>
              <table:table-cell office:value-type="float" office:value="3.75567461356212">
                <text:p>3.75567461356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01400251729033">
                <text:p>4.01400251729033</text:p>
              </table:table-cell>
              <table:table-cell office:value-type="float" office:value="6.9799661114775">
                <text:p>6.97996611147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6027490543081">
                <text:p>3.6027490543081</text:p>
              </table:table-cell>
              <table:table-cell office:value-type="float" office:value="3.44732668844954">
                <text:p>3.447326688449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39316603056856">
                <text:p>8.39316603056856</text:p>
              </table:table-cell>
              <table:table-cell office:value-type="float" office:value="6.87368613972881">
                <text:p>6.873686139728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2484838818119">
                <text:p>1.72484838818119</text:p>
              </table:table-cell>
              <table:table-cell office:value-type="float" office:value="4.11966994283121">
                <text:p>4.11966994283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13687919582574">
                <text:p>9.13687919582574</text:p>
              </table:table-cell>
              <table:table-cell office:value-type="float" office:value="5.51030510351885">
                <text:p>5.510305103518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2339937436252">
                <text:p>0.12339937436252</text:p>
              </table:table-cell>
              <table:table-cell office:value-type="float" office:value="4.47415987622273">
                <text:p>4.47415987622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15695202978056">
                <text:p>9.15695202978056</text:p>
              </table:table-cell>
              <table:table-cell office:value-type="float" office:value="4.7769551669848">
                <text:p>4.77695516698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4486274438061">
                <text:p>8.4486274438061</text:p>
              </table:table-cell>
              <table:table-cell office:value-type="float" office:value="6.3654245864938">
                <text:p>6.36542458649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1826207782072">
                <text:p>5.51826207782072</text:p>
              </table:table-cell>
              <table:table-cell office:value-type="float" office:value="3.58017526098137">
                <text:p>3.580175260981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66744587070625">
                <text:p>7.66744587070625</text:p>
              </table:table-cell>
              <table:table-cell office:value-type="float" office:value="6.57627914554121">
                <text:p>6.57627914554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79725980319074">
                <text:p>8.79725980319074</text:p>
              </table:table-cell>
              <table:table-cell office:value-type="float" office:value="5.94687005621098">
                <text:p>5.946870056210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97520912136389">
                <text:p>3.97520912136389</text:p>
              </table:table-cell>
              <table:table-cell office:value-type="float" office:value="3.34729625242343">
                <text:p>3.347296252423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93960638994295">
                <text:p>7.93960638994295</text:p>
              </table:table-cell>
              <table:table-cell office:value-type="float" office:value="7.5242238388253">
                <text:p>7.52422383882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87536160352209">
                <text:p>8.87536160352209</text:p>
              </table:table-cell>
              <table:table-cell office:value-type="float" office:value="6.02973810948643">
                <text:p>6.029738109486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19732980886573">
                <text:p>6.19732980886573</text:p>
              </table:table-cell>
              <table:table-cell office:value-type="float" office:value="7.64537315733356">
                <text:p>7.645373157333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92131160423611">
                <text:p>8.92131160423611</text:p>
              </table:table-cell>
              <table:table-cell office:value-type="float" office:value="4.33786943148078">
                <text:p>4.337869431480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545616045124">
                <text:p>1.6545616045124</text:p>
              </table:table-cell>
              <table:table-cell office:value-type="float" office:value="2.98562241374916">
                <text:p>2.98562241374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2544030490238">
                <text:p>0.52544030490238</text:p>
              </table:table-cell>
              <table:table-cell office:value-type="float" office:value="5.05672654193214">
                <text:p>5.056726541932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73913164634217">
                <text:p>5.73913164634217</text:p>
              </table:table-cell>
              <table:table-cell office:value-type="float" office:value="3.92612535080996">
                <text:p>3.926125350809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84193813120758">
                <text:p>1.84193813120758</text:p>
              </table:table-cell>
              <table:table-cell office:value-type="float" office:value="4.04265003731426">
                <text:p>4.042650037314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4280872401121">
                <text:p>8.4280872401121</text:p>
              </table:table-cell>
              <table:table-cell office:value-type="float" office:value="1.64952958956227">
                <text:p>1.649529589562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6244250730908">
                <text:p>2.16244250730908</text:p>
              </table:table-cell>
              <table:table-cell office:value-type="float" office:value="3.496956572115">
                <text:p>3.4969565721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7272709082923">
                <text:p>1.17272709082923</text:p>
              </table:table-cell>
              <table:table-cell office:value-type="float" office:value="3.5487358996837">
                <text:p>3.5487358996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91923980907853">
                <text:p>0.791923980907853</text:p>
              </table:table-cell>
              <table:table-cell office:value-type="float" office:value="5.8341520297902">
                <text:p>5.8341520297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3234992879915">
                <text:p>2.93234992879915</text:p>
              </table:table-cell>
              <table:table-cell office:value-type="float" office:value="4.03660424454522">
                <text:p>4.036604244545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5958829149022">
                <text:p>9.5958829149022</text:p>
              </table:table-cell>
              <table:table-cell office:value-type="float" office:value="5.76536692483247">
                <text:p>5.765366924832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63284670973571">
                <text:p>-0.063284670973571</text:p>
              </table:table-cell>
              <table:table-cell office:value-type="float" office:value="6.4868485821733">
                <text:p>6.48684858217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9215574457328">
                <text:p>7.19215574457328</text:p>
              </table:table-cell>
              <table:table-cell office:value-type="float" office:value="6.63763584720107">
                <text:p>6.637635847201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94852857622597">
                <text:p>0.00694852857622597</text:p>
              </table:table-cell>
              <table:table-cell office:value-type="float" office:value="4.94047082567807">
                <text:p>4.94047082567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83016669757057">
                <text:p>7.83016669757057</text:p>
              </table:table-cell>
              <table:table-cell office:value-type="float" office:value="5.98119561643737">
                <text:p>5.981195616437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2969749017417">
                <text:p>1.22969749017417</text:p>
              </table:table-cell>
              <table:table-cell office:value-type="float" office:value="4.50081695403578">
                <text:p>4.500816954035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3015247414343">
                <text:p>9.13015247414343</text:p>
              </table:table-cell>
              <table:table-cell office:value-type="float" office:value="3.43742059805275">
                <text:p>3.43742059805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4713341815184">
                <text:p>1.94713341815184</text:p>
              </table:table-cell>
              <table:table-cell office:value-type="float" office:value="3.52894248133539">
                <text:p>3.528942481335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62672184156712">
                <text:p>8.62672184156712</text:p>
              </table:table-cell>
              <table:table-cell office:value-type="float" office:value="6.15699037584284">
                <text:p>6.156990375842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4184909314038">
                <text:p>7.44184909314038</text:p>
              </table:table-cell>
              <table:table-cell office:value-type="float" office:value="6.90885474085963">
                <text:p>6.90885474085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9478705221641">
                <text:p>1.59478705221641</text:p>
              </table:table-cell>
              <table:table-cell office:value-type="float" office:value="3.49328391222774">
                <text:p>3.493283912227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4085201374227">
                <text:p>5.34085201374227</text:p>
              </table:table-cell>
              <table:table-cell office:value-type="float" office:value="3.16753323582228">
                <text:p>3.167533235822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55322406604382">
                <text:p>8.55322406604382</text:p>
              </table:table-cell>
              <table:table-cell office:value-type="float" office:value="6.28570533894815">
                <text:p>6.28570533894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2861753365941">
                <text:p>1.22861753365941</text:p>
              </table:table-cell>
              <table:table-cell office:value-type="float" office:value="4.03184745926105">
                <text:p>4.031847459261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12576656607">
                <text:p>4.5212576656607</text:p>
              </table:table-cell>
              <table:table-cell office:value-type="float" office:value="3.5094340612538">
                <text:p>3.50943406125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8888922207123">
                <text:p>9.08888922207123</text:p>
              </table:table-cell>
              <table:table-cell office:value-type="float" office:value="5.19454325827411">
                <text:p>5.194543258274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06752210772155">
                <text:p>4.06752210772155</text:p>
              </table:table-cell>
              <table:table-cell office:value-type="float" office:value="3.60010607409853">
                <text:p>3.600106074098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6642825016059">
                <text:p>1.46642825016059</text:p>
              </table:table-cell>
              <table:table-cell office:value-type="float" office:value="4.4999956029979">
                <text:p>4.49999560299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5421765832671">
                <text:p>1.45421765832671</text:p>
              </table:table-cell>
              <table:table-cell office:value-type="float" office:value="4.30443266909153">
                <text:p>4.304432669091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8759434538032">
                <text:p>1.98759434538032</text:p>
              </table:table-cell>
              <table:table-cell office:value-type="float" office:value="3.42805348040803">
                <text:p>3.428053480408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9946426030503">
                <text:p>8.99946426030503</text:p>
              </table:table-cell>
              <table:table-cell office:value-type="float" office:value="6.26721418752864">
                <text:p>6.267214187528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81935938216507">
                <text:p>6.81935938216507</text:p>
              </table:table-cell>
              <table:table-cell office:value-type="float" office:value="8.02341124243158">
                <text:p>8.02341124243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31627207508157">
                <text:p>4.31627207508157</text:p>
              </table:table-cell>
              <table:table-cell office:value-type="float" office:value="3.33066950969259">
                <text:p>3.330669509692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75453600158238">
                <text:p>1.75453600158238</text:p>
              </table:table-cell>
              <table:table-cell office:value-type="float" office:value="3.93053720451834">
                <text:p>3.930537204518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67695629260183">
                <text:p>8.67695629260183</text:p>
              </table:table-cell>
              <table:table-cell office:value-type="float" office:value="4.55003550326243">
                <text:p>4.550035503262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25043163282635">
                <text:p>2.25043163282635</text:p>
              </table:table-cell>
              <table:table-cell office:value-type="float" office:value="3.88381601256949">
                <text:p>3.883816012569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88610857514435">
                <text:p>2.88610857514435</text:p>
              </table:table-cell>
              <table:table-cell office:value-type="float" office:value="3.34610033248771">
                <text:p>3.346100332487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4962833434373">
                <text:p>8.4962833434373</text:p>
              </table:table-cell>
              <table:table-cell office:value-type="float" office:value="6.2456626400711">
                <text:p>6.24566264007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30864179856417">
                <text:p>0.230864179856417</text:p>
              </table:table-cell>
              <table:table-cell office:value-type="float" office:value="3.99846545811209">
                <text:p>3.99846545811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02907472906455">
                <text:p>6.02907472906455</text:p>
              </table:table-cell>
              <table:table-cell office:value-type="float" office:value="6.9533232814336">
                <text:p>6.95332328143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5668487188376">
                <text:p>7.25668487188376</text:p>
              </table:table-cell>
              <table:table-cell office:value-type="float" office:value="7.30898918124496">
                <text:p>7.308989181244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07579372201403">
                <text:p>9.07579372201403</text:p>
              </table:table-cell>
              <table:table-cell office:value-type="float" office:value="4.80156841615704">
                <text:p>4.80156841615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08209489510669">
                <text:p>8.08209489510669</text:p>
              </table:table-cell>
              <table:table-cell office:value-type="float" office:value="7.00956112321227">
                <text:p>7.009561123212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5467720821823">
                <text:p>2.35467720821823</text:p>
              </table:table-cell>
              <table:table-cell office:value-type="float" office:value="2.86781653905907">
                <text:p>2.867816539059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9291671749446">
                <text:p>1.79291671749446</text:p>
              </table:table-cell>
              <table:table-cell office:value-type="float" office:value="3.73843342604645">
                <text:p>3.738433426046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4069059235332">
                <text:p>0.344069059235332</text:p>
              </table:table-cell>
              <table:table-cell office:value-type="float" office:value="5.59718426980841">
                <text:p>5.597184269808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0814923900784">
                <text:p>7.80814923900784</text:p>
              </table:table-cell>
              <table:table-cell office:value-type="float" office:value="6.08345054432159">
                <text:p>6.083450544321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6073526069723">
                <text:p>7.86073526069723</text:p>
              </table:table-cell>
              <table:table-cell office:value-type="float" office:value="6.74310177587499">
                <text:p>6.743101775874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53811930689255">
                <text:p>3.53811930689255</text:p>
              </table:table-cell>
              <table:table-cell office:value-type="float" office:value="2.97725544103031">
                <text:p>2.977255441030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72423706721814">
                <text:p>9.72423706721814</text:p>
              </table:table-cell>
              <table:table-cell office:value-type="float" office:value="3.16396810729208">
                <text:p>3.16396810729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749056244036">
                <text:p>6.74749056244036</text:p>
              </table:table-cell>
              <table:table-cell office:value-type="float" office:value="6.73182001129035">
                <text:p>6.731820011290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0186900306175">
                <text:p>1.70186900306175</text:p>
              </table:table-cell>
              <table:table-cell office:value-type="float" office:value="3.95622477783628">
                <text:p>3.956224777836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34592156282479">
                <text:p>8.34592156282479</text:p>
              </table:table-cell>
              <table:table-cell office:value-type="float" office:value="6.33737385434987">
                <text:p>6.337373854349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50161421173517">
                <text:p>0.850161421173517</text:p>
              </table:table-cell>
              <table:table-cell office:value-type="float" office:value="3.61446781611807">
                <text:p>3.614467816118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80375982330763">
                <text:p>6.80375982330763</text:p>
              </table:table-cell>
              <table:table-cell office:value-type="float" office:value="8.21869812459502">
                <text:p>8.218698124595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051032584375">
                <text:p>1.85051032584375</text:p>
              </table:table-cell>
              <table:table-cell office:value-type="float" office:value="3.95558706202778">
                <text:p>3.955587062027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61715488751147">
                <text:p>8.61715488751147</text:p>
              </table:table-cell>
              <table:table-cell office:value-type="float" office:value="6.8711530792793">
                <text:p>6.87115307927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3307362887104">
                <text:p>0.543307362887104</text:p>
              </table:table-cell>
              <table:table-cell office:value-type="float" office:value="4.41192861237759">
                <text:p>4.411928612377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3052060278422">
                <text:p>0.993052060278422</text:p>
              </table:table-cell>
              <table:table-cell office:value-type="float" office:value="5.76996122329009">
                <text:p>5.769961223290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25303644183603">
                <text:p>8.25303644183603</text:p>
              </table:table-cell>
              <table:table-cell office:value-type="float" office:value="7.3970443569094">
                <text:p>7.39704435690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308884207455187">
                <text:p>-0.308884207455187</text:p>
              </table:table-cell>
              <table:table-cell office:value-type="float" office:value="7.33528822240097">
                <text:p>7.33528822240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45504089137928">
                <text:p>9.45504089137928</text:p>
              </table:table-cell>
              <table:table-cell office:value-type="float" office:value="2.56532526713753">
                <text:p>2.565325267137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11540047238775">
                <text:p>8.11540047238775</text:p>
              </table:table-cell>
              <table:table-cell office:value-type="float" office:value="5.99440536666429">
                <text:p>5.99440536666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63174683038522">
                <text:p>0.463174683038522</text:p>
              </table:table-cell>
              <table:table-cell office:value-type="float" office:value="7.5108056527831">
                <text:p>7.51080565278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95731070379362">
                <text:p>7.95731070379362</text:p>
              </table:table-cell>
              <table:table-cell office:value-type="float" office:value="7.12889293643366">
                <text:p>7.128892936433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27191656107593">
                <text:p>3.27191656107593</text:p>
              </table:table-cell>
              <table:table-cell office:value-type="float" office:value="3.7575517417502">
                <text:p>3.75755174175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46069694917728">
                <text:p>8.46069694917728</text:p>
              </table:table-cell>
              <table:table-cell office:value-type="float" office:value="6.30755544364778">
                <text:p>6.307555443647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41500139054569">
                <text:p>1.41500139054569</text:p>
              </table:table-cell>
              <table:table-cell office:value-type="float" office:value="4.3246253674024">
                <text:p>4.3246253674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38483076001668">
                <text:p>2.38483076001668</text:p>
              </table:table-cell>
              <table:table-cell office:value-type="float" office:value="3.4031872277016">
                <text:p>3.4031872277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625494962633">
                <text:p>0.45625494962633</text:p>
              </table:table-cell>
              <table:table-cell office:value-type="float" office:value="4.49208564130995">
                <text:p>4.49208564130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35183337729045">
                <text:p>4.35183337729045</text:p>
              </table:table-cell>
              <table:table-cell office:value-type="float" office:value="3.07801945475853">
                <text:p>3.078019454758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44948820717681">
                <text:p>8.44948820717681</text:p>
              </table:table-cell>
              <table:table-cell office:value-type="float" office:value="1.7829342807189">
                <text:p>1.78293428071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27115339687361">
                <text:p>6.27115339687361</text:p>
              </table:table-cell>
              <table:table-cell office:value-type="float" office:value="4.24261858225222">
                <text:p>4.24261858225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